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592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1.1929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8717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9465in"/>
    </style:style>
    <style:style style:name="co15" style:family="table-column">
      <style:table-column-properties fo:break-before="auto" style:column-width="0.5071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6783in"/>
    </style:style>
    <style:style style:name="co18" style:family="table-column">
      <style:table-column-properties fo:break-before="auto" style:column-width="0.6571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Performance" table:style-name="ta1">
        <table:shapes>
          <draw:frame draw:z-index="0" draw:style-name="gr1" draw:text-style-name="P1" svg:width="30.8315in" svg:height="17.3685in" svg:x="19.2346in" svg:y="3.7228in">
            <draw:object draw:notify-on-update-of-ranges="logPerformance.A1:logPerformance.A1 logPerformance.A2:logPerformance.A617 logPerformance.B1:logPerformance.B1 logPerformance.B2:logPerformance.B617 logPerformance.C1:logPerformance.C1 logPerformance.C2:logPerformance.C617 logPerformance.D1:logPerformance.D1 logPerformance.D2:logPerformance.D617 logPerformance.E1:logPerformance.E1 logPerformance.E2:logPerformance.E617 logPerformance.F1:logPerformance.F1 logPerformance.F2:logPerformance.F617 logPerformance.G1:logPerformance.G1 logPerformance.G2:logPerformance.G617 logPerformance.H1:logPerformance.H1 logPerformance.H2:logPerformance.H617 logPerformance.I1:logPerformance.I1 logPerformance.I2:logPerformance.I617 logPerformance.J1:logPerformance.J1 logPerformance.J2:logPerformance.J617 logPerformance.K1:logPerformance.K1 logPerformance.K2:logPerformance.K617 logPerformance.L1:logPerformance.L1 logPerformance.L2:logPerformance.L617 logPerformance.M1:logPerformance.M1 logPerformance.M2:logPerformance.M617 logPerformance.N1:logPerformance.N1 logPerformance.N2:logPerformance.N617 logPerformance.O1:logPerformance.O1 logPerformance.O2:logPerformance.O617 logPerformance.P1:logPerformance.P1 logPerformance.P2:logPerformance.P617 logPerformance.Q1:logPerformance.Q1 logPerformance.Q2:logPerformance.Q617 logPerformance.R1:logPerformance.R1 logPerformance.R2:logPerformance.R617 logPerformance.S1:logPerformance.S1 logPerformance.S2:logPerformance.S617 logPerformance.T1:logPerformance.T1 logPerformance.T2:logPerformance.T6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ServerFPS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DeadUnits</text:p>
          </table:table-cell>
          <table:table-cell office:value-type="string" calcext:value-type="string">
            <text:p>AllUnits</text:p>
          </table:table-cell>
          <table:table-cell office:value-type="string" calcext:value-type="string">
            <text:p>UnitsAwareOfEnemies</text:p>
          </table:table-cell>
          <table:table-cell office:value-type="string" calcext:value-type="string">
            <text:p>AllVehicles</text:p>
          </table:table-cell>
          <table:table-cell office:value-type="string" calcext:value-type="string">
            <text:p>WreckedVehicles</text:p>
          </table:table-cell>
          <table:table-cell office:value-type="string" calcext:value-type="string">
            <text:p>Entities</text:p>
          </table:table-cell>
          <table:table-cell office:value-type="string" calcext:value-type="string">
            <text:p>GroupsRebels</text:p>
          </table:table-cell>
          <table:table-cell office:value-type="string" calcext:value-type="string">
            <text:p><text:s/>GroupsInvaders</text:p>
          </table:table-cell>
          <table:table-cell office:value-type="string" calcext:value-type="string">
            <text:p>GroupsOccupants</text:p>
          </table:table-cell>
          <table:table-cell office:value-type="string" calcext:value-type="string">
            <text:p>GroupsCiv</text:p>
          </table:table-cell>
          <table:table-cell office:value-type="string" calcext:value-type="string">
            <text:p>GroupsTotal</text:p>
          </table:table-cell>
          <table:table-cell office:value-type="string" calcext:value-type="string">
            <text:p>GroupsCombatBehaviour</text:p>
          </table:table-cell>
          <table:table-cell office:value-type="string" calcext:value-type="string">
            <text:p>Faction Cash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ccAggro</text:p>
          </table:table-cell>
          <table:table-cell office:value-type="string" calcext:value-type="string">
            <text:p>InvAggro</text:p>
          </table:table-cell>
          <table:table-cell office:value-type="string" calcext:value-type="string">
            <text:p>Warlevel</text:p>
          </table:table-cell>
        </table:table-row>
        <table:table-row table:style-name="ro1">
          <table:table-cell office:value-type="string" calcext:value-type="string">
            <text:p>13:29:50:016</text:p>
          </table:table-cell>
          <table:table-cell office:value-type="float" office:value="37.7358" calcext:value-type="float">
            <text:p>37.735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0:02:776</text:p>
          </table:table-cell>
          <table:table-cell office:value-type="float" office:value="33.195" calcext:value-type="float">
            <text:p>33.19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0:15:428</text:p>
          </table:table-cell>
          <table:table-cell office:value-type="float" office:value="37.296" calcext:value-type="float">
            <text:p>37.29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0:27:872</text:p>
          </table:table-cell>
          <table:table-cell office:value-type="float" office:value="35.9551" calcext:value-type="float">
            <text:p>35.955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0:40:653</text:p>
          </table:table-cell>
          <table:table-cell office:value-type="float" office:value="39.2157" calcext:value-type="float">
            <text:p>39.215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0:53:151</text:p>
          </table:table-cell>
          <table:table-cell office:value-type="float" office:value="36.4465" calcext:value-type="float">
            <text:p>36.446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1:05:721</text:p>
          </table:table-cell>
          <table:table-cell office:value-type="float" office:value="37.4707" calcext:value-type="float">
            <text:p>37.470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3" calcext:value-type="float">
            <text:p>28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1:18:454</text:p>
          </table:table-cell>
          <table:table-cell office:value-type="float" office:value="41.2371" calcext:value-type="float">
            <text:p>41.237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1:31:411</text:p>
          </table:table-cell>
          <table:table-cell office:value-type="float" office:value="34.4828" calcext:value-type="float">
            <text:p>34.48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1:44:231</text:p>
          </table:table-cell>
          <table:table-cell office:value-type="float" office:value="40.404" calcext:value-type="float">
            <text:p>40.40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1:57:114</text:p>
          </table:table-cell>
          <table:table-cell office:value-type="float" office:value="41.0256" calcext:value-type="float">
            <text:p>41.025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2:09:908</text:p>
          </table:table-cell>
          <table:table-cell office:value-type="float" office:value="41.1311" calcext:value-type="float">
            <text:p>41.131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2:29:878</text:p>
          </table:table-cell>
          <table:table-cell office:value-type="float" office:value="6.16333" calcext:value-type="float">
            <text:p>6.1633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2:51:585</text:p>
          </table:table-cell>
          <table:table-cell office:value-type="float" office:value="12.3743" calcext:value-type="float">
            <text:p>12.3743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3:12:662</text:p>
          </table:table-cell>
          <table:table-cell office:value-type="float" office:value="10.5471" calcext:value-type="float">
            <text:p>10.5471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3:30:004</text:p>
          </table:table-cell>
          <table:table-cell office:value-type="float" office:value="14.0105" calcext:value-type="float">
            <text:p>14.010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3:49:782</text:p>
          </table:table-cell>
          <table:table-cell office:value-type="float" office:value="10.568" calcext:value-type="float">
            <text:p>10.56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4:11:048</text:p>
          </table:table-cell>
          <table:table-cell office:value-type="float" office:value="13.4228" calcext:value-type="float">
            <text:p>13.422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4:31:802</text:p>
          </table:table-cell>
          <table:table-cell office:value-type="float" office:value="15.8888" calcext:value-type="float">
            <text:p>15.888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4:52:330</text:p>
          </table:table-cell>
          <table:table-cell office:value-type="float" office:value="10.7167" calcext:value-type="float">
            <text:p>10.7167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5:12:715</text:p>
          </table:table-cell>
          <table:table-cell office:value-type="float" office:value="9.29692" calcext:value-type="float">
            <text:p>9.2969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5:34:772</text:p>
          </table:table-cell>
          <table:table-cell office:value-type="float" office:value="10.133" calcext:value-type="float">
            <text:p>10.13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5:54:480</text:p>
          </table:table-cell>
          <table:table-cell office:value-type="float" office:value="17.9775" calcext:value-type="float">
            <text:p>17.977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6:16:082</text:p>
          </table:table-cell>
          <table:table-cell office:value-type="float" office:value="10.356" calcext:value-type="float">
            <text:p>10.35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6:37:809</text:p>
          </table:table-cell>
          <table:table-cell office:value-type="float" office:value="13.0506" calcext:value-type="float">
            <text:p>13.0506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6:56:128</text:p>
          </table:table-cell>
          <table:table-cell office:value-type="float" office:value="12.6382" calcext:value-type="float">
            <text:p>12.638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7:13:430</text:p>
          </table:table-cell>
          <table:table-cell office:value-type="float" office:value="16.444" calcext:value-type="float">
            <text:p>16.44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7:29:970</text:p>
          </table:table-cell>
          <table:table-cell office:value-type="float" office:value="14.3756" calcext:value-type="float">
            <text:p>14.3756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24" calcext:value-type="float">
            <text:p>224</text:p>
          </table:table-cell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7:48:670</text:p>
          </table:table-cell>
          <table:table-cell office:value-type="float" office:value="9.45068" calcext:value-type="float">
            <text:p>9.4506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8:05:711</text:p>
          </table:table-cell>
          <table:table-cell office:value-type="float" office:value="8.7146" calcext:value-type="float">
            <text:p>8.714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8:23:978</text:p>
          </table:table-cell>
          <table:table-cell office:value-type="float" office:value="10.4644" calcext:value-type="float">
            <text:p>10.464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8:41:725</text:p>
          </table:table-cell>
          <table:table-cell office:value-type="float" office:value="10.1074" calcext:value-type="float">
            <text:p>10.107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8:58:987</text:p>
          </table:table-cell>
          <table:table-cell office:value-type="float" office:value="6.44901" calcext:value-type="float">
            <text:p>6.4490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9:17:077</text:p>
          </table:table-cell>
          <table:table-cell office:value-type="float" office:value="16.4103" calcext:value-type="float">
            <text:p>16.410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9:37:211</text:p>
          </table:table-cell>
          <table:table-cell office:value-type="float" office:value="7.15884" calcext:value-type="float">
            <text:p>7.1588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39:58:618</text:p>
          </table:table-cell>
          <table:table-cell office:value-type="float" office:value="13.913" calcext:value-type="float">
            <text:p>13.913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0:16:775</text:p>
          </table:table-cell>
          <table:table-cell office:value-type="float" office:value="9.96264" calcext:value-type="float">
            <text:p>9.9626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0:33:813</text:p>
          </table:table-cell>
          <table:table-cell office:value-type="float" office:value="15.3698" calcext:value-type="float">
            <text:p>15.369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0:54:298</text:p>
          </table:table-cell>
          <table:table-cell office:value-type="float" office:value="7.87789" calcext:value-type="float">
            <text:p>7.8778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1:13:554</text:p>
          </table:table-cell>
          <table:table-cell office:value-type="float" office:value="9.21659" calcext:value-type="float">
            <text:p>9.2165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1:33:563</text:p>
          </table:table-cell>
          <table:table-cell office:value-type="float" office:value="5.55556" calcext:value-type="float">
            <text:p>5.55556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25" calcext:value-type="float">
            <text:p>225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1:53:745</text:p>
          </table:table-cell>
          <table:table-cell office:value-type="float" office:value="9.20069" calcext:value-type="float">
            <text:p>9.20069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2:12:816</text:p>
          </table:table-cell>
          <table:table-cell office:value-type="float" office:value="7.71828" calcext:value-type="float">
            <text:p>7.718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2:28:443</text:p>
          </table:table-cell>
          <table:table-cell office:value-type="float" office:value="12.1488" calcext:value-type="float">
            <text:p>12.148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2:43:621</text:p>
          </table:table-cell>
          <table:table-cell office:value-type="float" office:value="5.743" calcext:value-type="float">
            <text:p>5.74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326" calcext:value-type="float">
            <text:p>3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2:57:731</text:p>
          </table:table-cell>
          <table:table-cell office:value-type="float" office:value="18.6047" calcext:value-type="float">
            <text:p>18.6047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3:12:242</text:p>
          </table:table-cell>
          <table:table-cell office:value-type="float" office:value="13.3001" calcext:value-type="float">
            <text:p>13.300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3:27:843</text:p>
          </table:table-cell>
          <table:table-cell office:value-type="float" office:value="7.83546" calcext:value-type="float">
            <text:p>7.8354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3:40:687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3:55:300</text:p>
          </table:table-cell>
          <table:table-cell office:value-type="float" office:value="6.69176" calcext:value-type="float">
            <text:p>6.6917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4:08:586</text:p>
          </table:table-cell>
          <table:table-cell office:value-type="float" office:value="12.0846" calcext:value-type="float">
            <text:p>12.084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4:23:115</text:p>
          </table:table-cell>
          <table:table-cell office:value-type="float" office:value="11.994" calcext:value-type="float">
            <text:p>11.99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4:38:477</text:p>
          </table:table-cell>
          <table:table-cell office:value-type="float" office:value="10.8401" calcext:value-type="float">
            <text:p>10.840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4:54:573</text:p>
          </table:table-cell>
          <table:table-cell office:value-type="float" office:value="18.8679" calcext:value-type="float">
            <text:p>18.867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5:10:059</text:p>
          </table:table-cell>
          <table:table-cell office:value-type="float" office:value="10.9439" calcext:value-type="float">
            <text:p>10.943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5:26:604</text:p>
          </table:table-cell>
          <table:table-cell office:value-type="float" office:value="6.55738" calcext:value-type="float">
            <text:p>6.5573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5:47:481</text:p>
          </table:table-cell>
          <table:table-cell office:value-type="float" office:value="16.7015" calcext:value-type="float">
            <text:p>16.70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6:08:581</text:p>
          </table:table-cell>
          <table:table-cell office:value-type="float" office:value="17.0032" calcext:value-type="float">
            <text:p>17.003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6:28:488</text:p>
          </table:table-cell>
          <table:table-cell office:value-type="float" office:value="9.73828" calcext:value-type="float">
            <text:p>9.7382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6:49:714</text:p>
          </table:table-cell>
          <table:table-cell office:value-type="float" office:value="8.60215" calcext:value-type="float">
            <text:p>8.602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7:10:659</text:p>
          </table:table-cell>
          <table:table-cell office:value-type="float" office:value="9.34579" calcext:value-type="float">
            <text:p>9.3457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7:30:568</text:p>
          </table:table-cell>
          <table:table-cell office:value-type="float" office:value="6.88172" calcext:value-type="float">
            <text:p>6.8817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7:51:937</text:p>
          </table:table-cell>
          <table:table-cell office:value-type="float" office:value="12.7085" calcext:value-type="float">
            <text:p>12.708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8:13:179</text:p>
          </table:table-cell>
          <table:table-cell office:value-type="float" office:value="9.20069" calcext:value-type="float">
            <text:p>9.2006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8:30:457</text:p>
          </table:table-cell>
          <table:table-cell office:value-type="float" office:value="10.6596" calcext:value-type="float">
            <text:p>10.6596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8:46:515</text:p>
          </table:table-cell>
          <table:table-cell office:value-type="float" office:value="22.7596" calcext:value-type="float">
            <text:p>22.759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9:02:389</text:p>
          </table:table-cell>
          <table:table-cell office:value-type="float" office:value="11.7907" calcext:value-type="float">
            <text:p>11.7907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9:17:986</text:p>
          </table:table-cell>
          <table:table-cell office:value-type="float" office:value="12.2231" calcext:value-type="float">
            <text:p>12.223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9:37:131</text:p>
          </table:table-cell>
          <table:table-cell office:value-type="float" office:value="6.87876" calcext:value-type="float">
            <text:p>6.87876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49:57:424</text:p>
          </table:table-cell>
          <table:table-cell office:value-type="float" office:value="11.5942" calcext:value-type="float">
            <text:p>11.594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0:17:339</text:p>
          </table:table-cell>
          <table:table-cell office:value-type="float" office:value="11.6533" calcext:value-type="float">
            <text:p>11.653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0:31:572</text:p>
          </table:table-cell>
          <table:table-cell office:value-type="float" office:value="13.6752" calcext:value-type="float">
            <text:p>13.675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0:46:771</text:p>
          </table:table-cell>
          <table:table-cell office:value-type="float" office:value="13.1904" calcext:value-type="float">
            <text:p>13.1904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1:02:656</text:p>
          </table:table-cell>
          <table:table-cell office:value-type="float" office:value="14.1343" calcext:value-type="float">
            <text:p>14.134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1:18:134</text:p>
          </table:table-cell>
          <table:table-cell office:value-type="float" office:value="20.9424" calcext:value-type="float">
            <text:p>20.942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1:33:431</text:p>
          </table:table-cell>
          <table:table-cell office:value-type="float" office:value="13.4794" calcext:value-type="float">
            <text:p>13.479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1:48:307</text:p>
          </table:table-cell>
          <table:table-cell office:value-type="float" office:value="13.8528" calcext:value-type="float">
            <text:p>13.852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2:04:786</text:p>
          </table:table-cell>
          <table:table-cell office:value-type="float" office:value="12.6283" calcext:value-type="float">
            <text:p>12.628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2:20:539</text:p>
          </table:table-cell>
          <table:table-cell office:value-type="float" office:value="14.733" calcext:value-type="float">
            <text:p>14.733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2:35:638</text:p>
          </table:table-cell>
          <table:table-cell office:value-type="float" office:value="11.1188" calcext:value-type="float">
            <text:p>11.118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2:51:387</text:p>
          </table:table-cell>
          <table:table-cell office:value-type="float" office:value="13.5478" calcext:value-type="float">
            <text:p>13.547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3:06:626</text:p>
          </table:table-cell>
          <table:table-cell office:value-type="float" office:value="14.0351" calcext:value-type="float">
            <text:p>14.035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3:22:060</text:p>
          </table:table-cell>
          <table:table-cell office:value-type="float" office:value="13.8768" calcext:value-type="float">
            <text:p>13.876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3:37:115</text:p>
          </table:table-cell>
          <table:table-cell office:value-type="float" office:value="14.3241" calcext:value-type="float">
            <text:p>14.324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3:52:739</text:p>
          </table:table-cell>
          <table:table-cell office:value-type="float" office:value="11.2202" calcext:value-type="float">
            <text:p>11.220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4:07:782</text:p>
          </table:table-cell>
          <table:table-cell office:value-type="float" office:value="26.1438" calcext:value-type="float">
            <text:p>26.143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4:22:704</text:p>
          </table:table-cell>
          <table:table-cell office:value-type="float" office:value="13.7339" calcext:value-type="float">
            <text:p>13.733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4:38:026</text:p>
          </table:table-cell>
          <table:table-cell office:value-type="float" office:value="14.3113" calcext:value-type="float">
            <text:p>14.311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4:53:426</text:p>
          </table:table-cell>
          <table:table-cell office:value-type="float" office:value="13.9252" calcext:value-type="float">
            <text:p>13.92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5:08:616</text:p>
          </table:table-cell>
          <table:table-cell office:value-type="float" office:value="13.6986" calcext:value-type="float">
            <text:p>13.698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5:24:066</text:p>
          </table:table-cell>
          <table:table-cell office:value-type="float" office:value="13.5939" calcext:value-type="float">
            <text:p>13.593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5:39:126</text:p>
          </table:table-cell>
          <table:table-cell office:value-type="float" office:value="14.9115" calcext:value-type="float">
            <text:p>14.911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5:54:651</text:p>
          </table:table-cell>
          <table:table-cell office:value-type="float" office:value="15.1659" calcext:value-type="float">
            <text:p>15.165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6:09:406</text:p>
          </table:table-cell>
          <table:table-cell office:value-type="float" office:value="14.0969" calcext:value-type="float">
            <text:p>14.096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6:24:405</text:p>
          </table:table-cell>
          <table:table-cell office:value-type="float" office:value="16.3599" calcext:value-type="float">
            <text:p>16.359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6:39:621</text:p>
          </table:table-cell>
          <table:table-cell office:value-type="float" office:value="13.8169" calcext:value-type="float">
            <text:p>13.816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6:54:457</text:p>
          </table:table-cell>
          <table:table-cell office:value-type="float" office:value="21.9479" calcext:value-type="float">
            <text:p>21.947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7:09:432</text:p>
          </table:table-cell>
          <table:table-cell office:value-type="float" office:value="14.0228" calcext:value-type="float">
            <text:p>14.022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7:24:021</text:p>
          </table:table-cell>
          <table:table-cell office:value-type="float" office:value="22.792" calcext:value-type="float">
            <text:p>22.79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7:38:942</text:p>
          </table:table-cell>
          <table:table-cell office:value-type="float" office:value="15.7171" calcext:value-type="float">
            <text:p>15.717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7:53:979</text:p>
          </table:table-cell>
          <table:table-cell office:value-type="float" office:value="13.6869" calcext:value-type="float">
            <text:p>13.686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8:06:866</text:p>
          </table:table-cell>
          <table:table-cell office:value-type="float" office:value="13.278" calcext:value-type="float">
            <text:p>13.27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8:22:169</text:p>
          </table:table-cell>
          <table:table-cell office:value-type="float" office:value="21.4765" calcext:value-type="float">
            <text:p>21.476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8:37:425</text:p>
          </table:table-cell>
          <table:table-cell office:value-type="float" office:value="11.3636" calcext:value-type="float">
            <text:p>11.363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8:52:747</text:p>
          </table:table-cell>
          <table:table-cell office:value-type="float" office:value="20.7792" calcext:value-type="float">
            <text:p>20.779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9:08:176</text:p>
          </table:table-cell>
          <table:table-cell office:value-type="float" office:value="20.9424" calcext:value-type="float">
            <text:p>20.942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9:23:693</text:p>
          </table:table-cell>
          <table:table-cell office:value-type="float" office:value="14.1093" calcext:value-type="float">
            <text:p>14.109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9:38:998</text:p>
          </table:table-cell>
          <table:table-cell office:value-type="float" office:value="14.6252" calcext:value-type="float">
            <text:p>14.625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:59:53:946</text:p>
          </table:table-cell>
          <table:table-cell office:value-type="float" office:value="13.9738" calcext:value-type="float">
            <text:p>13.973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0:08:162</text:p>
          </table:table-cell>
          <table:table-cell office:value-type="float" office:value="21.3049" calcext:value-type="float">
            <text:p>21.3049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0:21:062</text:p>
          </table:table-cell>
          <table:table-cell office:value-type="float" office:value="21.3049" calcext:value-type="float">
            <text:p>21.3049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0:34:344</text:p>
          </table:table-cell>
          <table:table-cell office:value-type="float" office:value="13.5478" calcext:value-type="float">
            <text:p>13.547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0:47:417</text:p>
          </table:table-cell>
          <table:table-cell office:value-type="float" office:value="13.256" calcext:value-type="float">
            <text:p>13.25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1:02:706</text:p>
          </table:table-cell>
          <table:table-cell office:value-type="float" office:value="12.1488" calcext:value-type="float">
            <text:p>12.148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1:17:081</text:p>
          </table:table-cell>
          <table:table-cell office:value-type="float" office:value="17.8571" calcext:value-type="float">
            <text:p>17.857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1:30:531</text:p>
          </table:table-cell>
          <table:table-cell office:value-type="float" office:value="21.3904" calcext:value-type="float">
            <text:p>21.3904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1:42:922</text:p>
          </table:table-cell>
          <table:table-cell office:value-type="float" office:value="21.7391" calcext:value-type="float">
            <text:p>21.739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1:55:329</text:p>
          </table:table-cell>
          <table:table-cell office:value-type="float" office:value="22.13" calcext:value-type="float">
            <text:p>22.13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2:07:367</text:p>
          </table:table-cell>
          <table:table-cell office:value-type="float" office:value="21.9178" calcext:value-type="float">
            <text:p>21.917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1" calcext:value-type="float">
            <text:p>251</text:p>
          </table:table-cell>
          <table:table-cell office:value-type="float" office:value="2" calcext:value-type="float">
            <text:p>2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2:19:613</text:p>
          </table:table-cell>
          <table:table-cell office:value-type="float" office:value="14.0474" calcext:value-type="float">
            <text:p>14.047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2:31:775</text:p>
          </table:table-cell>
          <table:table-cell office:value-type="float" office:value="21.5924" calcext:value-type="float">
            <text:p>21.592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2:43:848</text:p>
          </table:table-cell>
          <table:table-cell office:value-type="float" office:value="21.6509" calcext:value-type="float">
            <text:p>21.6509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2:56:327</text:p>
          </table:table-cell>
          <table:table-cell office:value-type="float" office:value="25.8481" calcext:value-type="float">
            <text:p>25.848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3:08:801</text:p>
          </table:table-cell>
          <table:table-cell office:value-type="float" office:value="20.6452" calcext:value-type="float">
            <text:p>20.645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49" calcext:value-type="float">
            <text:p>249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3:21:384</text:p>
          </table:table-cell>
          <table:table-cell office:value-type="float" office:value="19.8758" calcext:value-type="float">
            <text:p>19.875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3:34:125</text:p>
          </table:table-cell>
          <table:table-cell office:value-type="float" office:value="13.9983" calcext:value-type="float">
            <text:p>13.998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3:46:476</text:p>
          </table:table-cell>
          <table:table-cell office:value-type="float" office:value="26.534" calcext:value-type="float">
            <text:p>26.53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3:58:519</text:p>
          </table:table-cell>
          <table:table-cell office:value-type="float" office:value="25.2366" calcext:value-type="float">
            <text:p>25.236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4:11:500</text:p>
          </table:table-cell>
          <table:table-cell office:value-type="float" office:value="13.1687" calcext:value-type="float">
            <text:p>13.168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54" calcext:value-type="float">
            <text:p>254</text:p>
          </table:table-cell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4:23:541</text:p>
          </table:table-cell>
          <table:table-cell office:value-type="float" office:value="20.9424" calcext:value-type="float">
            <text:p>20.9424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4:36:752</text:p>
          </table:table-cell>
          <table:table-cell office:value-type="float" office:value="10.2106" calcext:value-type="float">
            <text:p>10.210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4:49:310</text:p>
          </table:table-cell>
          <table:table-cell office:value-type="float" office:value="13.7457" calcext:value-type="float">
            <text:p>13.745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5:03:213</text:p>
          </table:table-cell>
          <table:table-cell office:value-type="float" office:value="13.7457" calcext:value-type="float">
            <text:p>13.745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5:17:046</text:p>
          </table:table-cell>
          <table:table-cell office:value-type="float" office:value="19.3705" calcext:value-type="float">
            <text:p>19.3705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5:32:290</text:p>
          </table:table-cell>
          <table:table-cell office:value-type="float" office:value="13.6054" calcext:value-type="float">
            <text:p>13.605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64" calcext:value-type="float">
            <text:p>264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5:47:67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6:05:887</text:p>
          </table:table-cell>
          <table:table-cell office:value-type="float" office:value="13.2013" calcext:value-type="float">
            <text:p>13.201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6:20:604</text:p>
          </table:table-cell>
          <table:table-cell office:value-type="float" office:value="13.9494" calcext:value-type="float">
            <text:p>13.949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6:35:883</text:p>
          </table:table-cell>
          <table:table-cell office:value-type="float" office:value="15.6098" calcext:value-type="float">
            <text:p>15.609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6:50:571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7:05:654</text:p>
          </table:table-cell>
          <table:table-cell office:value-type="float" office:value="14.1093" calcext:value-type="float">
            <text:p>14.109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7:20:714</text:p>
          </table:table-cell>
          <table:table-cell office:value-type="float" office:value="14.0351" calcext:value-type="float">
            <text:p>14.035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68" calcext:value-type="float">
            <text:p>268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7:35:954</text:p>
          </table:table-cell>
          <table:table-cell office:value-type="float" office:value="14.8837" calcext:value-type="float">
            <text:p>14.883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7:51:045</text:p>
          </table:table-cell>
          <table:table-cell office:value-type="float" office:value="14.8148" calcext:value-type="float">
            <text:p>14.814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8:05:843</text:p>
          </table:table-cell>
          <table:table-cell office:value-type="float" office:value="22.0386" calcext:value-type="float">
            <text:p>22.038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8:19:867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8:32:969</text:p>
          </table:table-cell>
          <table:table-cell office:value-type="float" office:value="14.4928" calcext:value-type="float">
            <text:p>14.492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8:47:284</text:p>
          </table:table-cell>
          <table:table-cell office:value-type="float" office:value="13.6286" calcext:value-type="float">
            <text:p>13.628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9:02:706</text:p>
          </table:table-cell>
          <table:table-cell office:value-type="float" office:value="12.8824" calcext:value-type="float">
            <text:p>12.8824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9:17:549</text:p>
          </table:table-cell>
          <table:table-cell office:value-type="float" office:value="14.0598" calcext:value-type="float">
            <text:p>14.059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9:32:418</text:p>
          </table:table-cell>
          <table:table-cell office:value-type="float" office:value="18.7793" calcext:value-type="float">
            <text:p>18.7793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09:46:668</text:p>
          </table:table-cell>
          <table:table-cell office:value-type="float" office:value="19.4411" calcext:value-type="float">
            <text:p>19.441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0:01:124</text:p>
          </table:table-cell>
          <table:table-cell office:value-type="float" office:value="12.6482" calcext:value-type="float">
            <text:p>12.648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0:15:998</text:p>
          </table:table-cell>
          <table:table-cell office:value-type="float" office:value="13.986" calcext:value-type="float">
            <text:p>13.98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0:31:204</text:p>
          </table:table-cell>
          <table:table-cell office:value-type="float" office:value="12.9345" calcext:value-type="float">
            <text:p>12.934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0:46:391</text:p>
          </table:table-cell>
          <table:table-cell office:value-type="float" office:value="13.8528" calcext:value-type="float">
            <text:p>13.852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1:01:499</text:p>
          </table:table-cell>
          <table:table-cell office:value-type="float" office:value="13.913" calcext:value-type="float">
            <text:p>13.91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1:16:215</text:p>
          </table:table-cell>
          <table:table-cell office:value-type="float" office:value="13.7812" calcext:value-type="float">
            <text:p>13.781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1:31:249</text:p>
          </table:table-cell>
          <table:table-cell office:value-type="float" office:value="13.901" calcext:value-type="float">
            <text:p>13.90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1:46:255</text:p>
          </table:table-cell>
          <table:table-cell office:value-type="float" office:value="14.9673" calcext:value-type="float">
            <text:p>14.967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62" calcext:value-type="float">
            <text:p>36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2:00:697</text:p>
          </table:table-cell>
          <table:table-cell office:value-type="float" office:value="14.0228" calcext:value-type="float">
            <text:p>14.022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2:15:868</text:p>
          </table:table-cell>
          <table:table-cell office:value-type="float" office:value="14.1844" calcext:value-type="float">
            <text:p>14.184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2:29:600</text:p>
          </table:table-cell>
          <table:table-cell office:value-type="float" office:value="21.5633" calcext:value-type="float">
            <text:p>21.5633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8" calcext:value-type="float">
            <text:p>28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2:44:517</text:p>
          </table:table-cell>
          <table:table-cell office:value-type="float" office:value="10.296" calcext:value-type="float">
            <text:p>10.296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2:59:380</text:p>
          </table:table-cell>
          <table:table-cell office:value-type="float" office:value="14.5985" calcext:value-type="float">
            <text:p>14.598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3:13:621</text:p>
          </table:table-cell>
          <table:table-cell office:value-type="float" office:value="20.025" calcext:value-type="float">
            <text:p>20.02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3:28:389</text:p>
          </table:table-cell>
          <table:table-cell office:value-type="float" office:value="14.2096" calcext:value-type="float">
            <text:p>14.2096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3:43:316</text:p>
          </table:table-cell>
          <table:table-cell office:value-type="float" office:value="14.4014" calcext:value-type="float">
            <text:p>14.401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3:58:607</text:p>
          </table:table-cell>
          <table:table-cell office:value-type="float" office:value="14.4274" calcext:value-type="float">
            <text:p>14.427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4:13:272</text:p>
          </table:table-cell>
          <table:table-cell office:value-type="float" office:value="20.5392" calcext:value-type="float">
            <text:p>20.5392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4:28:263</text:p>
          </table:table-cell>
          <table:table-cell office:value-type="float" office:value="13.4341" calcext:value-type="float">
            <text:p>13.4341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4:43:746</text:p>
          </table:table-cell>
          <table:table-cell office:value-type="float" office:value="14.4665" calcext:value-type="float">
            <text:p>14.4665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4:58:528</text:p>
          </table:table-cell>
          <table:table-cell office:value-type="float" office:value="13.5364" calcext:value-type="float">
            <text:p>13.536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5:13:789</text:p>
          </table:table-cell>
          <table:table-cell office:value-type="float" office:value="14.5059" calcext:value-type="float">
            <text:p>14.5059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276" calcext:value-type="float">
            <text:p>276</text:p>
          </table:table-cell>
          <table:table-cell office:value-type="float" office:value="5" calcext:value-type="float">
            <text:p>5</text:p>
          </table:table-cell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5:26:615</text:p>
          </table:table-cell>
          <table:table-cell office:value-type="float" office:value="23.9521" calcext:value-type="float">
            <text:p>23.952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5:38:296</text:p>
          </table:table-cell>
          <table:table-cell office:value-type="float" office:value="17.8571" calcext:value-type="float">
            <text:p>17.857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5:52:666</text:p>
          </table:table-cell>
          <table:table-cell office:value-type="float" office:value="13.2341" calcext:value-type="float">
            <text:p>13.234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6:06:046</text:p>
          </table:table-cell>
          <table:table-cell office:value-type="float" office:value="17.5246" calcext:value-type="float">
            <text:p>17.524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6:20:784</text:p>
          </table:table-cell>
          <table:table-cell office:value-type="float" office:value="11.8081" calcext:value-type="float">
            <text:p>11.808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6:34:943</text:p>
          </table:table-cell>
          <table:table-cell office:value-type="float" office:value="13.1471" calcext:value-type="float">
            <text:p>13.147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6:49:007</text:p>
          </table:table-cell>
          <table:table-cell office:value-type="float" office:value="14.1468" calcext:value-type="float">
            <text:p>14.1468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378" calcext:value-type="float">
            <text:p>3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7:03:846</text:p>
          </table:table-cell>
          <table:table-cell office:value-type="float" office:value="8.43882" calcext:value-type="float">
            <text:p>8.4388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7:16:934</text:p>
          </table:table-cell>
          <table:table-cell office:value-type="float" office:value="13.4228" calcext:value-type="float">
            <text:p>13.422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7:29:877</text:p>
          </table:table-cell>
          <table:table-cell office:value-type="float" office:value="20.8877" calcext:value-type="float">
            <text:p>20.8877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7:43:881</text:p>
          </table:table-cell>
          <table:table-cell office:value-type="float" office:value="14.9813" calcext:value-type="float">
            <text:p>14.9813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7:58:269</text:p>
          </table:table-cell>
          <table:table-cell office:value-type="float" office:value="13.8528" calcext:value-type="float">
            <text:p>13.852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8:12:516</text:p>
          </table:table-cell>
          <table:table-cell office:value-type="float" office:value="13.1904" calcext:value-type="float">
            <text:p>13.190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8:27:473</text:p>
          </table:table-cell>
          <table:table-cell office:value-type="float" office:value="13.6752" calcext:value-type="float">
            <text:p>13.675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8:41:723</text:p>
          </table:table-cell>
          <table:table-cell office:value-type="float" office:value="13.0081" calcext:value-type="float">
            <text:p>13.008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8:57:212</text:p>
          </table:table-cell>
          <table:table-cell office:value-type="float" office:value="10.589" calcext:value-type="float">
            <text:p>10.589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9:11:111</text:p>
          </table:table-cell>
          <table:table-cell office:value-type="float" office:value="10.7311" calcext:value-type="float">
            <text:p>10.731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9:25:536</text:p>
          </table:table-cell>
          <table:table-cell office:value-type="float" office:value="14.3885" calcext:value-type="float">
            <text:p>14.3885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9:40:630</text:p>
          </table:table-cell>
          <table:table-cell office:value-type="float" office:value="13.9738" calcext:value-type="float">
            <text:p>13.973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19:55:567</text:p>
          </table:table-cell>
          <table:table-cell office:value-type="float" office:value="10.8328" calcext:value-type="float">
            <text:p>10.8328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0:10:380</text:p>
          </table:table-cell>
          <table:table-cell office:value-type="float" office:value="13.5021" calcext:value-type="float">
            <text:p>13.5021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0:25:635</text:p>
          </table:table-cell>
          <table:table-cell office:value-type="float" office:value="14.273" calcext:value-type="float">
            <text:p>14.27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0:39:115</text:p>
          </table:table-cell>
          <table:table-cell office:value-type="float" office:value="14.0969" calcext:value-type="float">
            <text:p>14.096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0:52:416</text:p>
          </table:table-cell>
          <table:table-cell office:value-type="float" office:value="20.5392" calcext:value-type="float">
            <text:p>20.539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1:06:393</text:p>
          </table:table-cell>
          <table:table-cell office:value-type="float" office:value="24.7295" calcext:value-type="float">
            <text:p>24.729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1:20:262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1:32:765</text:p>
          </table:table-cell>
          <table:table-cell office:value-type="float" office:value="13.3222" calcext:value-type="float">
            <text:p>13.322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17" calcext:value-type="float">
            <text:p>4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1:46:136</text:p>
          </table:table-cell>
          <table:table-cell office:value-type="float" office:value="19.6078" calcext:value-type="float">
            <text:p>19.607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1:58:370</text:p>
          </table:table-cell>
          <table:table-cell office:value-type="float" office:value="16.5975" calcext:value-type="float">
            <text:p>16.597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15" calcext:value-type="float">
            <text:p>4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2:10:661</text:p>
          </table:table-cell>
          <table:table-cell office:value-type="float" office:value="12.3172" calcext:value-type="float">
            <text:p>12.3172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2:22:992</text:p>
          </table:table-cell>
          <table:table-cell office:value-type="float" office:value="16.8955" calcext:value-type="float">
            <text:p>16.895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2:34:956</text:p>
          </table:table-cell>
          <table:table-cell office:value-type="float" office:value="15.0517" calcext:value-type="float">
            <text:p>15.051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2:47:041</text:p>
          </table:table-cell>
          <table:table-cell office:value-type="float" office:value="16.6147" calcext:value-type="float">
            <text:p>16.614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2:59:049</text:p>
          </table:table-cell>
          <table:table-cell office:value-type="float" office:value="14.0351" calcext:value-type="float">
            <text:p>14.035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3:11:340</text:p>
          </table:table-cell>
          <table:table-cell office:value-type="float" office:value="16.6667" calcext:value-type="float">
            <text:p>16.666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3:23:480</text:p>
          </table:table-cell>
          <table:table-cell office:value-type="float" office:value="11.5025" calcext:value-type="float">
            <text:p>11.502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3:35:971</text:p>
          </table:table-cell>
          <table:table-cell office:value-type="float" office:value="10.2106" calcext:value-type="float">
            <text:p>10.210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3:48:289</text:p>
          </table:table-cell>
          <table:table-cell office:value-type="float" office:value="11.0041" calcext:value-type="float">
            <text:p>11.0041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4:00:334</text:p>
          </table:table-cell>
          <table:table-cell office:value-type="float" office:value="8.47907" calcext:value-type="float">
            <text:p>8.4790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office:value-type="float" office:value="294" calcext:value-type="float">
            <text:p>294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4:12:145</text:p>
          </table:table-cell>
          <table:table-cell office:value-type="float" office:value="9.87045" calcext:value-type="float">
            <text:p>9.8704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4:24:307</text:p>
          </table:table-cell>
          <table:table-cell office:value-type="float" office:value="10.0946" calcext:value-type="float">
            <text:p>10.0946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24" calcext:value-type="float">
            <text:p>24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4:36:642</text:p>
          </table:table-cell>
          <table:table-cell office:value-type="float" office:value="8.38135" calcext:value-type="float">
            <text:p>8.38135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4:48:495</text:p>
          </table:table-cell>
          <table:table-cell office:value-type="float" office:value="11.3798" calcext:value-type="float">
            <text:p>11.379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5:00:643</text:p>
          </table:table-cell>
          <table:table-cell office:value-type="float" office:value="15.5491" calcext:value-type="float">
            <text:p>15.5491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5:12:758</text:p>
          </table:table-cell>
          <table:table-cell office:value-type="float" office:value="11.2597" calcext:value-type="float">
            <text:p>11.2597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5:24:792</text:p>
          </table:table-cell>
          <table:table-cell office:value-type="float" office:value="10.596" calcext:value-type="float">
            <text:p>10.59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5:37:069</text:p>
          </table:table-cell>
          <table:table-cell office:value-type="float" office:value="11.4695" calcext:value-type="float">
            <text:p>11.4695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5:48:993</text:p>
          </table:table-cell>
          <table:table-cell office:value-type="float" office:value="13.6635" calcext:value-type="float">
            <text:p>13.663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6:01:038</text:p>
          </table:table-cell>
          <table:table-cell office:value-type="float" office:value="11.9136" calcext:value-type="float">
            <text:p>11.9136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6:13:141</text:p>
          </table:table-cell>
          <table:table-cell office:value-type="float" office:value="14.3627" calcext:value-type="float">
            <text:p>14.362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22" calcext:value-type="float">
            <text:p>22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6:25:098</text:p>
          </table:table-cell>
          <table:table-cell office:value-type="float" office:value="13.5708" calcext:value-type="float">
            <text:p>13.5708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295" calcext:value-type="float">
            <text:p>295</text:p>
          </table:table-cell>
          <table:table-cell office:value-type="float" office:value="7" calcext:value-type="float">
            <text:p>7</text:p>
          </table:table-cell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6:37:010</text:p>
          </table:table-cell>
          <table:table-cell office:value-type="float" office:value="14.6789" calcext:value-type="float">
            <text:p>14.678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  <table:table-cell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6:49:197</text:p>
          </table:table-cell>
          <table:table-cell office:value-type="float" office:value="15.9521" calcext:value-type="float">
            <text:p>15.9521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7:02:062</text:p>
          </table:table-cell>
          <table:table-cell office:value-type="float" office:value="9.34579" calcext:value-type="float">
            <text:p>9.34579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7:13:963</text:p>
          </table:table-cell>
          <table:table-cell office:value-type="float" office:value="10.0063" calcext:value-type="float">
            <text:p>10.006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7:25:850</text:p>
          </table:table-cell>
          <table:table-cell office:value-type="float" office:value="14.3113" calcext:value-type="float">
            <text:p>14.311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296" calcext:value-type="float">
            <text:p>296</text:p>
          </table:table-cell>
          <table:table-cell office:value-type="float" office:value="7" calcext:value-type="float">
            <text:p>7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7:38:497</text:p>
          </table:table-cell>
          <table:table-cell office:value-type="float" office:value="9.4173" calcext:value-type="float">
            <text:p>9.4173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office:value-type="float" office:value="297" calcext:value-type="float">
            <text:p>297</text:p>
          </table:table-cell>
          <table:table-cell office:value-type="float" office:value="7" calcext:value-type="float">
            <text:p>7</text:p>
          </table:table-cell>
          <table:table-cell office:value-type="float" office:value="474" calcext:value-type="float">
            <text:p>47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7:51:124</text:p>
          </table:table-cell>
          <table:table-cell office:value-type="float" office:value="8.37258" calcext:value-type="float">
            <text:p>8.3725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float" office:value="477" calcext:value-type="float">
            <text:p>47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8:04:649</text:p>
          </table:table-cell>
          <table:table-cell office:value-type="float" office:value="7.94045" calcext:value-type="float">
            <text:p>7.9404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8:16:795</text:p>
          </table:table-cell>
          <table:table-cell office:value-type="float" office:value="9.39518" calcext:value-type="float">
            <text:p>9.39518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53" calcext:value-type="float">
            <text:p>53</text:p>
          </table:table-cell>
          <table:table-cell office:value-type="float" office:value="299" calcext:value-type="float">
            <text:p>299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8:29:234</text:p>
          </table:table-cell>
          <table:table-cell office:value-type="float" office:value="9.1638" calcext:value-type="float">
            <text:p>9.1638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481" calcext:value-type="float">
            <text:p>48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6" calcext:value-type="float">
            <text:p>2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8:41:407</text:p>
          </table:table-cell>
          <table:table-cell office:value-type="float" office:value="8.39454" calcext:value-type="float">
            <text:p>8.39454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482" calcext:value-type="float">
            <text:p>48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8:53:428</text:p>
          </table:table-cell>
          <table:table-cell office:value-type="float" office:value="10.1074" calcext:value-type="float">
            <text:p>10.1074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487" calcext:value-type="float">
            <text:p>48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9:05:552</text:p>
          </table:table-cell>
          <table:table-cell office:value-type="float" office:value="9.31316" calcext:value-type="float">
            <text:p>9.31316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140" calcext:value-type="float">
            <text:p>140</text:p>
          </table:table-cell>
          <table:table-cell office:value-type="float" office:value="61" calcext:value-type="float">
            <text:p>61</text:p>
          </table:table-cell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489" calcext:value-type="float">
            <text:p>48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9:17:720</text:p>
          </table:table-cell>
          <table:table-cell office:value-type="float" office:value="7.68861" calcext:value-type="float">
            <text:p>7.68861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9:29:936</text:p>
          </table:table-cell>
          <table:table-cell office:value-type="float" office:value="8.63465" calcext:value-type="float">
            <text:p>8.6346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35" calcext:value-type="float">
            <text:p>135</text:p>
          </table:table-cell>
          <table:table-cell office:value-type="float" office:value="77" calcext:value-type="float">
            <text:p>77</text:p>
          </table:table-cell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9:42:247</text:p>
          </table:table-cell>
          <table:table-cell office:value-type="float" office:value="10.4644" calcext:value-type="float">
            <text:p>10.4644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29:53:972</text:p>
          </table:table-cell>
          <table:table-cell office:value-type="float" office:value="10.1202" calcext:value-type="float">
            <text:p>10.120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float" office:value="299" calcext:value-type="float">
            <text:p>299</text:p>
          </table:table-cell>
          <table:table-cell office:value-type="float" office:value="8" calcext:value-type="float">
            <text:p>8</text:p>
          </table:table-cell>
          <table:table-cell office:value-type="float" office:value="497" calcext:value-type="float">
            <text:p>49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0:06:324</text:p>
          </table:table-cell>
          <table:table-cell office:value-type="float" office:value="9.95644" calcext:value-type="float">
            <text:p>9.95644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0:19:069</text:p>
          </table:table-cell>
          <table:table-cell office:value-type="float" office:value="7.7332" calcext:value-type="float">
            <text:p>7.7332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0:31:329</text:p>
          </table:table-cell>
          <table:table-cell office:value-type="float" office:value="9.55795" calcext:value-type="float">
            <text:p>9.55795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56" calcext:value-type="float">
            <text:p>56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0:43:784</text:p>
          </table:table-cell>
          <table:table-cell office:value-type="float" office:value="9.21659" calcext:value-type="float">
            <text:p>9.2165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0:55:853</text:p>
          </table:table-cell>
          <table:table-cell office:value-type="float" office:value="8.39895" calcext:value-type="float">
            <text:p>8.3989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123" calcext:value-type="float">
            <text:p>123</text:p>
          </table:table-cell>
          <table:table-cell office:value-type="float" office:value="66" calcext:value-type="float">
            <text:p>66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95" calcext:value-type="float">
            <text:p>49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1:07:761</text:p>
          </table:table-cell>
          <table:table-cell office:value-type="float" office:value="10.1458" calcext:value-type="float">
            <text:p>10.1458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21" calcext:value-type="float">
            <text:p>121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1:20:827</text:p>
          </table:table-cell>
          <table:table-cell office:value-type="float" office:value="8.17578" calcext:value-type="float">
            <text:p>8.17578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29" calcext:value-type="float">
            <text:p>129</text:p>
          </table:table-cell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1:33:394</text:p>
          </table:table-cell>
          <table:table-cell office:value-type="float" office:value="9.96885" calcext:value-type="float">
            <text:p>9.9688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1:45:631</text:p>
          </table:table-cell>
          <table:table-cell office:value-type="float" office:value="12.3935" calcext:value-type="float">
            <text:p>12.3935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1:58:088</text:p>
          </table:table-cell>
          <table:table-cell office:value-type="float" office:value="8.86427" calcext:value-type="float">
            <text:p>8.86427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71" calcext:value-type="float">
            <text:p>71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2:09:525</text:p>
          </table:table-cell>
          <table:table-cell office:value-type="float" office:value="10.1074" calcext:value-type="float">
            <text:p>10.107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2:22:066</text:p>
          </table:table-cell>
          <table:table-cell office:value-type="float" office:value="8.96861" calcext:value-type="float">
            <text:p>8.96861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2:34:264</text:p>
          </table:table-cell>
          <table:table-cell office:value-type="float" office:value="9.20069" calcext:value-type="float">
            <text:p>9.2006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2:46:580</text:p>
          </table:table-cell>
          <table:table-cell office:value-type="float" office:value="8.59291" calcext:value-type="float">
            <text:p>8.59291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2:58:821</text:p>
          </table:table-cell>
          <table:table-cell office:value-type="float" office:value="10.568" calcext:value-type="float">
            <text:p>10.568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3:11:148</text:p>
          </table:table-cell>
          <table:table-cell office:value-type="float" office:value="7.96416" calcext:value-type="float">
            <text:p>7.9641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57" calcext:value-type="float">
            <text:p>57</text:p>
          </table:table-cell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3:23:113</text:p>
          </table:table-cell>
          <table:table-cell office:value-type="float" office:value="10.4371" calcext:value-type="float">
            <text:p>10.437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56" calcext:value-type="float">
            <text:p>56</text:p>
          </table:table-cell>
          <table:table-cell office:value-type="float" office:value="301" calcext:value-type="float">
            <text:p>301</text:p>
          </table:table-cell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3:35:519</text:p>
          </table:table-cell>
          <table:table-cell office:value-type="float" office:value="11.1188" calcext:value-type="float">
            <text:p>11.118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494" calcext:value-type="float">
            <text:p>49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3:46:980</text:p>
          </table:table-cell>
          <table:table-cell office:value-type="float" office:value="11.6533" calcext:value-type="float">
            <text:p>11.653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51" calcext:value-type="float">
            <text:p>51</text:p>
          </table:table-cell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3:59:149</text:p>
          </table:table-cell>
          <table:table-cell office:value-type="float" office:value="10.7962" calcext:value-type="float">
            <text:p>10.796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503" calcext:value-type="float">
            <text:p>50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4:11:462</text:p>
          </table:table-cell>
          <table:table-cell office:value-type="float" office:value="9.94407" calcext:value-type="float">
            <text:p>9.9440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299" calcext:value-type="float">
            <text:p>299</text:p>
          </table:table-cell>
          <table:table-cell office:value-type="float" office:value="9" calcext:value-type="float">
            <text:p>9</text:p>
          </table:table-cell>
          <table:table-cell office:value-type="float" office:value="516" calcext:value-type="float">
            <text:p>5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4:23:288</text:p>
          </table:table-cell>
          <table:table-cell office:value-type="float" office:value="9.30774" calcext:value-type="float">
            <text:p>9.3077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office:value-type="float" office:value="498" calcext:value-type="float">
            <text:p>49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4:35:109</text:p>
          </table:table-cell>
          <table:table-cell office:value-type="float" office:value="10.575" calcext:value-type="float">
            <text:p>10.57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45" calcext:value-type="float">
            <text:p>45</text:p>
          </table:table-cell>
          <table:table-cell office:value-type="float" office:value="303" calcext:value-type="float">
            <text:p>303</text:p>
          </table:table-cell>
          <table:table-cell office:value-type="float" office:value="9" calcext:value-type="float">
            <text:p>9</text:p>
          </table:table-cell>
          <table:table-cell office:value-type="float" office:value="475" calcext:value-type="float">
            <text:p>47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4:46:875</text:p>
          </table:table-cell>
          <table:table-cell office:value-type="float" office:value="8.52424" calcext:value-type="float">
            <text:p>8.52424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4:58:881</text:p>
          </table:table-cell>
          <table:table-cell office:value-type="float" office:value="12.0482" calcext:value-type="float">
            <text:p>12.048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5:10:990</text:p>
          </table:table-cell>
          <table:table-cell office:value-type="float" office:value="12.0482" calcext:value-type="float">
            <text:p>12.0482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5:23:417</text:p>
          </table:table-cell>
          <table:table-cell office:value-type="float" office:value="14.8699" calcext:value-type="float">
            <text:p>14.8699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5:35:334</text:p>
          </table:table-cell>
          <table:table-cell office:value-type="float" office:value="8.05639" calcext:value-type="float">
            <text:p>8.05639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5:47:116</text:p>
          </table:table-cell>
          <table:table-cell office:value-type="float" office:value="10.2433" calcext:value-type="float">
            <text:p>10.2433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5:59:272</text:p>
          </table:table-cell>
          <table:table-cell office:value-type="float" office:value="10.8622" calcext:value-type="float">
            <text:p>10.8622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6:11:543</text:p>
          </table:table-cell>
          <table:table-cell office:value-type="float" office:value="11.6448" calcext:value-type="float">
            <text:p>11.644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6:23:313</text:p>
          </table:table-cell>
          <table:table-cell office:value-type="float" office:value="11.4449" calcext:value-type="float">
            <text:p>11.4449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6:35:904</text:p>
          </table:table-cell>
          <table:table-cell office:value-type="float" office:value="12.0755" calcext:value-type="float">
            <text:p>12.0755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6:48:444</text:p>
          </table:table-cell>
          <table:table-cell office:value-type="float" office:value="10.7095" calcext:value-type="float">
            <text:p>10.709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61" calcext:value-type="float">
            <text:p>4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7:00:752</text:p>
          </table:table-cell>
          <table:table-cell office:value-type="float" office:value="8.49257" calcext:value-type="float">
            <text:p>8.4925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61" calcext:value-type="float">
            <text:p>4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7:12:583</text:p>
          </table:table-cell>
          <table:table-cell office:value-type="float" office:value="12.1766" calcext:value-type="float">
            <text:p>12.176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7:25:024</text:p>
          </table:table-cell>
          <table:table-cell office:value-type="float" office:value="11.7388" calcext:value-type="float">
            <text:p>11.7388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2" calcext:value-type="float">
            <text:p>46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7:37:352</text:p>
          </table:table-cell>
          <table:table-cell office:value-type="float" office:value="9.90712" calcext:value-type="float">
            <text:p>9.90712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1" calcext:value-type="float">
            <text:p>4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7:49:344</text:p>
          </table:table-cell>
          <table:table-cell office:value-type="float" office:value="10.8181" calcext:value-type="float">
            <text:p>10.8181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1" calcext:value-type="float">
            <text:p>46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8:01:840</text:p>
          </table:table-cell>
          <table:table-cell office:value-type="float" office:value="16.3767" calcext:value-type="float">
            <text:p>16.3767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8:13:736</text:p>
          </table:table-cell>
          <table:table-cell office:value-type="float" office:value="15.311" calcext:value-type="float">
            <text:p>15.31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4" calcext:value-type="float">
            <text:p>24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8:26:303</text:p>
          </table:table-cell>
          <table:table-cell office:value-type="float" office:value="15.9046" calcext:value-type="float">
            <text:p>15.904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8:40:002</text:p>
          </table:table-cell>
          <table:table-cell office:value-type="float" office:value="12.4031" calcext:value-type="float">
            <text:p>12.403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8:52:491</text:p>
          </table:table-cell>
          <table:table-cell office:value-type="float" office:value="13.9494" calcext:value-type="float">
            <text:p>13.949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9:05:134</text:p>
          </table:table-cell>
          <table:table-cell office:value-type="float" office:value="12.2137" calcext:value-type="float">
            <text:p>12.2137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9:17:083</text:p>
          </table:table-cell>
          <table:table-cell office:value-type="float" office:value="18.12" calcext:value-type="float">
            <text:p>18.12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9:29:248</text:p>
          </table:table-cell>
          <table:table-cell office:value-type="float" office:value="18.0791" calcext:value-type="float">
            <text:p>18.079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9:41:703</text:p>
          </table:table-cell>
          <table:table-cell office:value-type="float" office:value="16.7891" calcext:value-type="float">
            <text:p>16.789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39:54:421</text:p>
          </table:table-cell>
          <table:table-cell office:value-type="float" office:value="12.5984" calcext:value-type="float">
            <text:p>12.598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8" calcext:value-type="float">
            <text:p>45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0:06:547</text:p>
          </table:table-cell>
          <table:table-cell office:value-type="float" office:value="16.4103" calcext:value-type="float">
            <text:p>16.410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0:18:899</text:p>
          </table:table-cell>
          <table:table-cell office:value-type="float" office:value="15.3698" calcext:value-type="float">
            <text:p>15.369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0:33:281</text:p>
          </table:table-cell>
          <table:table-cell office:value-type="float" office:value="15.625" calcext:value-type="float">
            <text:p>15.625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0:45:643</text:p>
          </table:table-cell>
          <table:table-cell office:value-type="float" office:value="15.3698" calcext:value-type="float">
            <text:p>15.369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460" calcext:value-type="float">
            <text:p>46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0:58:091</text:p>
          </table:table-cell>
          <table:table-cell office:value-type="float" office:value="17.1858" calcext:value-type="float">
            <text:p>17.1858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1:10:227</text:p>
          </table:table-cell>
          <table:table-cell office:value-type="float" office:value="14.7194" calcext:value-type="float">
            <text:p>14.719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1:23:135</text:p>
          </table:table-cell>
          <table:table-cell office:value-type="float" office:value="10.1266" calcext:value-type="float">
            <text:p>10.126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1:35:668</text:p>
          </table:table-cell>
          <table:table-cell office:value-type="float" office:value="15.444" calcext:value-type="float">
            <text:p>15.444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1:48:113</text:p>
          </table:table-cell>
          <table:table-cell office:value-type="float" office:value="15.2381" calcext:value-type="float">
            <text:p>15.2381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97" calcext:value-type="float">
            <text:p>297</text:p>
          </table:table-cell>
          <table:table-cell office:value-type="float" office:value="8" calcext:value-type="float">
            <text:p>8</text:p>
          </table:table-cell>
          <table:table-cell office:value-type="float" office:value="459" calcext:value-type="float">
            <text:p>45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2:01:172</text:p>
          </table:table-cell>
          <table:table-cell office:value-type="float" office:value="16.4609" calcext:value-type="float">
            <text:p>16.460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3" calcext:value-type="float">
            <text:p>23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2:13:492</text:p>
          </table:table-cell>
          <table:table-cell office:value-type="float" office:value="16.9851" calcext:value-type="float">
            <text:p>16.9851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2:26:222</text:p>
          </table:table-cell>
          <table:table-cell office:value-type="float" office:value="10.7672" calcext:value-type="float">
            <text:p>10.7672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463" calcext:value-type="float">
            <text:p>46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2:38:590</text:p>
          </table:table-cell>
          <table:table-cell office:value-type="float" office:value="13.3445" calcext:value-type="float">
            <text:p>13.344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2:51:114</text:p>
          </table:table-cell>
          <table:table-cell office:value-type="float" office:value="15.3551" calcext:value-type="float">
            <text:p>15.355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3:03:879</text:p>
          </table:table-cell>
          <table:table-cell office:value-type="float" office:value="21.6802" calcext:value-type="float">
            <text:p>21.680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3:16:946</text:p>
          </table:table-cell>
          <table:table-cell office:value-type="float" office:value="18.3486" calcext:value-type="float">
            <text:p>18.3486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3:29:565</text:p>
          </table:table-cell>
          <table:table-cell office:value-type="float" office:value="18.9573" calcext:value-type="float">
            <text:p>18.957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3:42:942</text:p>
          </table:table-cell>
          <table:table-cell office:value-type="float" office:value="14.9393" calcext:value-type="float">
            <text:p>14.939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3:56:064</text:p>
          </table:table-cell>
          <table:table-cell office:value-type="float" office:value="14.0105" calcext:value-type="float">
            <text:p>14.0105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4:08:976</text:p>
          </table:table-cell>
          <table:table-cell office:value-type="float" office:value="17.4102" calcext:value-type="float">
            <text:p>17.410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4:22:497</text:p>
          </table:table-cell>
          <table:table-cell office:value-type="float" office:value="14.6119" calcext:value-type="float">
            <text:p>14.611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4:36:199</text:p>
          </table:table-cell>
          <table:table-cell office:value-type="float" office:value="15.3698" calcext:value-type="float">
            <text:p>15.369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4:49:211</text:p>
          </table:table-cell>
          <table:table-cell office:value-type="float" office:value="26.1011" calcext:value-type="float">
            <text:p>26.101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5:01:636</text:p>
          </table:table-cell>
          <table:table-cell office:value-type="float" office:value="21.3049" calcext:value-type="float">
            <text:p>21.3049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5:15:105</text:p>
          </table:table-cell>
          <table:table-cell office:value-type="float" office:value="19.8265" calcext:value-type="float">
            <text:p>19.826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5:28:163</text:p>
          </table:table-cell>
          <table:table-cell office:value-type="float" office:value="21.3049" calcext:value-type="float">
            <text:p>21.304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5:41:065</text:p>
          </table:table-cell>
          <table:table-cell office:value-type="float" office:value="15.5039" calcext:value-type="float">
            <text:p>15.503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5:53:911</text:p>
          </table:table-cell>
          <table:table-cell office:value-type="float" office:value="13.7104" calcext:value-type="float">
            <text:p>13.710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7" calcext:value-type="float">
            <text:p>287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2" calcext:value-type="float">
            <text:p>22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6:06:977</text:p>
          </table:table-cell>
          <table:table-cell office:value-type="float" office:value="18.7354" calcext:value-type="float">
            <text:p>18.7354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6:20:403</text:p>
          </table:table-cell>
          <table:table-cell office:value-type="float" office:value="19.7044" calcext:value-type="float">
            <text:p>19.704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6:34:140</text:p>
          </table:table-cell>
          <table:table-cell office:value-type="float" office:value="16.2933" calcext:value-type="float">
            <text:p>16.293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6:47:592</text:p>
          </table:table-cell>
          <table:table-cell office:value-type="float" office:value="17.7187" calcext:value-type="float">
            <text:p>17.718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7:01:615</text:p>
          </table:table-cell>
          <table:table-cell office:value-type="float" office:value="17.7187" calcext:value-type="float">
            <text:p>17.718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7:14:163</text:p>
          </table:table-cell>
          <table:table-cell office:value-type="float" office:value="17.8372" calcext:value-type="float">
            <text:p>17.837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7:26:647</text:p>
          </table:table-cell>
          <table:table-cell office:value-type="float" office:value="17.9171" calcext:value-type="float">
            <text:p>17.917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7:40:051</text:p>
          </table:table-cell>
          <table:table-cell office:value-type="float" office:value="19.2771" calcext:value-type="float">
            <text:p>19.2771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7:53:723</text:p>
          </table:table-cell>
          <table:table-cell office:value-type="float" office:value="13.8648" calcext:value-type="float">
            <text:p>13.8648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8:06:762</text:p>
          </table:table-cell>
          <table:table-cell office:value-type="float" office:value="12.5294" calcext:value-type="float">
            <text:p>12.5294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8:19:730</text:p>
          </table:table-cell>
          <table:table-cell office:value-type="float" office:value="13.9738" calcext:value-type="float">
            <text:p>13.9738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86" calcext:value-type="float">
            <text:p>286</text:p>
          </table:table-cell>
          <table:table-cell office:value-type="float" office:value="8" calcext:value-type="float">
            <text:p>8</text:p>
          </table:table-cell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8:33:324</text:p>
          </table:table-cell>
          <table:table-cell office:value-type="float" office:value="11.3234" calcext:value-type="float">
            <text:p>11.323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74" calcext:value-type="float">
            <text:p>4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8:47:149</text:p>
          </table:table-cell>
          <table:table-cell office:value-type="float" office:value="11.4449" calcext:value-type="float">
            <text:p>11.444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72" calcext:value-type="float">
            <text:p>47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9:00:840</text:p>
          </table:table-cell>
          <table:table-cell office:value-type="float" office:value="19.2539" calcext:value-type="float">
            <text:p>19.253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9:13:965</text:p>
          </table:table-cell>
          <table:table-cell office:value-type="float" office:value="22.5352" calcext:value-type="float">
            <text:p>22.5352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9:26:996</text:p>
          </table:table-cell>
          <table:table-cell office:value-type="float" office:value="22.3464" calcext:value-type="float">
            <text:p>22.346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9:41:222</text:p>
          </table:table-cell>
          <table:table-cell office:value-type="float" office:value="17.8372" calcext:value-type="float">
            <text:p>17.8372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36" calcext:value-type="float">
            <text:p>36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49:54:252</text:p>
          </table:table-cell>
          <table:table-cell office:value-type="float" office:value="16.444" calcext:value-type="float">
            <text:p>16.444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81" calcext:value-type="float">
            <text:p>48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0:07:036</text:p>
          </table:table-cell>
          <table:table-cell office:value-type="float" office:value="15.8259" calcext:value-type="float">
            <text:p>15.8259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287" calcext:value-type="float">
            <text:p>287</text:p>
          </table:table-cell>
          <table:table-cell office:value-type="float" office:value="9" calcext:value-type="float">
            <text:p>9</text:p>
          </table:table-cell>
          <table:table-cell office:value-type="float" office:value="471" calcext:value-type="float">
            <text:p>47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0:19:681</text:p>
          </table:table-cell>
          <table:table-cell office:value-type="float" office:value="20.8605" calcext:value-type="float">
            <text:p>20.8605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0:32:594</text:p>
          </table:table-cell>
          <table:table-cell office:value-type="float" office:value="21.8878" calcext:value-type="float">
            <text:p>21.8878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0:45:375</text:p>
          </table:table-cell>
          <table:table-cell office:value-type="float" office:value="23.988" calcext:value-type="float">
            <text:p>23.988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0:58:369</text:p>
          </table:table-cell>
          <table:table-cell office:value-type="float" office:value="16.0643" calcext:value-type="float">
            <text:p>16.0643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1:11:081</text:p>
          </table:table-cell>
          <table:table-cell office:value-type="float" office:value="22.0386" calcext:value-type="float">
            <text:p>22.0386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289" calcext:value-type="float">
            <text:p>289</text:p>
          </table:table-cell>
          <table:table-cell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1:23:896</text:p>
          </table:table-cell>
          <table:table-cell office:value-type="float" office:value="24.3902" calcext:value-type="float">
            <text:p>24.390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1:36:850</text:p>
          </table:table-cell>
          <table:table-cell office:value-type="float" office:value="27.1186" calcext:value-type="float">
            <text:p>27.118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1:49:939</text:p>
          </table:table-cell>
          <table:table-cell office:value-type="float" office:value="24.2792" calcext:value-type="float">
            <text:p>24.279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2:02:503</text:p>
          </table:table-cell>
          <table:table-cell office:value-type="float" office:value="25.0784" calcext:value-type="float">
            <text:p>25.078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2:15:149</text:p>
          </table:table-cell>
          <table:table-cell office:value-type="float" office:value="28.5205" calcext:value-type="float">
            <text:p>28.520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2:28:149</text:p>
          </table:table-cell>
          <table:table-cell office:value-type="float" office:value="29.7398" calcext:value-type="float">
            <text:p>29.739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2:41:252</text:p>
          </table:table-cell>
          <table:table-cell office:value-type="float" office:value="40.1003" calcext:value-type="float">
            <text:p>40.100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2:53:899</text:p>
          </table:table-cell>
          <table:table-cell office:value-type="float" office:value="27.7778" calcext:value-type="float">
            <text:p>27.777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3:06:537</text:p>
          </table:table-cell>
          <table:table-cell office:value-type="float" office:value="19.4647" calcext:value-type="float">
            <text:p>19.4647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3:19:462</text:p>
          </table:table-cell>
          <table:table-cell office:value-type="float" office:value="22.0994" calcext:value-type="float">
            <text:p>22.099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3:32:090</text:p>
          </table:table-cell>
          <table:table-cell office:value-type="float" office:value="18.8014" calcext:value-type="float">
            <text:p>18.801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3:45:020</text:p>
          </table:table-cell>
          <table:table-cell office:value-type="float" office:value="16.2272" calcext:value-type="float">
            <text:p>16.227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3:57:923</text:p>
          </table:table-cell>
          <table:table-cell office:value-type="float" office:value="26.4901" calcext:value-type="float">
            <text:p>26.490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4:10:766</text:p>
          </table:table-cell>
          <table:table-cell office:value-type="float" office:value="25.3566" calcext:value-type="float">
            <text:p>25.356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4:23:750</text:p>
          </table:table-cell>
          <table:table-cell office:value-type="float" office:value="23.3918" calcext:value-type="float">
            <text:p>23.391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4:37:055</text:p>
          </table:table-cell>
          <table:table-cell office:value-type="float" office:value="32.3887" calcext:value-type="float">
            <text:p>32.3887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4:49:957</text:p>
          </table:table-cell>
          <table:table-cell office:value-type="float" office:value="16.6493" calcext:value-type="float">
            <text:p>16.649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5:03:011</text:p>
          </table:table-cell>
          <table:table-cell office:value-type="float" office:value="27.8746" calcext:value-type="float">
            <text:p>27.874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5:16:027</text:p>
          </table:table-cell>
          <table:table-cell office:value-type="float" office:value="16.8955" calcext:value-type="float">
            <text:p>16.8955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5:28:726</text:p>
          </table:table-cell>
          <table:table-cell office:value-type="float" office:value="25.5591" calcext:value-type="float">
            <text:p>25.5591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5:41:628</text:p>
          </table:table-cell>
          <table:table-cell office:value-type="float" office:value="16.5289" calcext:value-type="float">
            <text:p>16.5289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5:55:887</text:p>
          </table:table-cell>
          <table:table-cell office:value-type="float" office:value="22.1607" calcext:value-type="float">
            <text:p>22.1607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6:08:288</text:p>
          </table:table-cell>
          <table:table-cell office:value-type="float" office:value="26.0163" calcext:value-type="float">
            <text:p>26.0163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6:21:445</text:p>
          </table:table-cell>
          <table:table-cell office:value-type="float" office:value="20.9424" calcext:value-type="float">
            <text:p>20.9424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6:34:199</text:p>
          </table:table-cell>
          <table:table-cell office:value-type="float" office:value="19.6802" calcext:value-type="float">
            <text:p>19.6802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6:47:234</text:p>
          </table:table-cell>
          <table:table-cell office:value-type="float" office:value="27.4914" calcext:value-type="float">
            <text:p>27.491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7:00:376</text:p>
          </table:table-cell>
          <table:table-cell office:value-type="float" office:value="27.7778" calcext:value-type="float">
            <text:p>27.777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7:13:096</text:p>
          </table:table-cell>
          <table:table-cell office:value-type="float" office:value="22.8898" calcext:value-type="float">
            <text:p>22.889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7:26:325</text:p>
          </table:table-cell>
          <table:table-cell office:value-type="float" office:value="23.4261" calcext:value-type="float">
            <text:p>23.4261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7:39:127</text:p>
          </table:table-cell>
          <table:table-cell office:value-type="float" office:value="29.304" calcext:value-type="float">
            <text:p>29.30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7:52:156</text:p>
          </table:table-cell>
          <table:table-cell office:value-type="float" office:value="27.0728" calcext:value-type="float">
            <text:p>27.0728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8:04:656</text:p>
          </table:table-cell>
          <table:table-cell office:value-type="float" office:value="22.8898" calcext:value-type="float">
            <text:p>22.8898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8:16:780</text:p>
          </table:table-cell>
          <table:table-cell office:value-type="float" office:value="27.8746" calcext:value-type="float">
            <text:p>27.8746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8:29:039</text:p>
          </table:table-cell>
          <table:table-cell office:value-type="float" office:value="25.6822" calcext:value-type="float">
            <text:p>25.682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8:41:412</text:p>
          </table:table-cell>
          <table:table-cell office:value-type="float" office:value="29.0909" calcext:value-type="float">
            <text:p>29.0909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8:53:819</text:p>
          </table:table-cell>
          <table:table-cell office:value-type="float" office:value="36.8664" calcext:value-type="float">
            <text:p>36.8664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9:06:031</text:p>
          </table:table-cell>
          <table:table-cell office:value-type="float" office:value="26.7112" calcext:value-type="float">
            <text:p>26.711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9:18:162</text:p>
          </table:table-cell>
          <table:table-cell office:value-type="float" office:value="25.6822" calcext:value-type="float">
            <text:p>25.6822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9:30:230</text:p>
          </table:table-cell>
          <table:table-cell office:value-type="float" office:value="27.027" calcext:value-type="float">
            <text:p>27.027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9:42:277</text:p>
          </table:table-cell>
          <table:table-cell office:value-type="float" office:value="25.3566" calcext:value-type="float">
            <text:p>25.3566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:59:54:521</text:p>
          </table:table-cell>
          <table:table-cell office:value-type="float" office:value="22.9226" calcext:value-type="float">
            <text:p>22.9226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0:06:861</text:p>
          </table:table-cell>
          <table:table-cell office:value-type="float" office:value="16.444" calcext:value-type="float">
            <text:p>16.444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0:19:030</text:p>
          </table:table-cell>
          <table:table-cell office:value-type="float" office:value="22.4404" calcext:value-type="float">
            <text:p>22.4404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433" calcext:value-type="float">
            <text:p>43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0:31:159</text:p>
          </table:table-cell>
          <table:table-cell office:value-type="float" office:value="20.7792" calcext:value-type="float">
            <text:p>20.779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437" calcext:value-type="float">
            <text:p>43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0:43:192</text:p>
          </table:table-cell>
          <table:table-cell office:value-type="float" office:value="23.2558" calcext:value-type="float">
            <text:p>23.255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0:55:343</text:p>
          </table:table-cell>
          <table:table-cell office:value-type="float" office:value="28.3688" calcext:value-type="float">
            <text:p>28.368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1:07:726</text:p>
          </table:table-cell>
          <table:table-cell office:value-type="float" office:value="28.8288" calcext:value-type="float">
            <text:p>28.828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1:19:818</text:p>
          </table:table-cell>
          <table:table-cell office:value-type="float" office:value="24.2792" calcext:value-type="float">
            <text:p>24.279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484" calcext:value-type="float">
            <text:p>48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1:32:031</text:p>
          </table:table-cell>
          <table:table-cell office:value-type="float" office:value="17.8174" calcext:value-type="float">
            <text:p>17.817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474" calcext:value-type="float">
            <text:p>47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1:44:375</text:p>
          </table:table-cell>
          <table:table-cell office:value-type="float" office:value="22.0994" calcext:value-type="float">
            <text:p>22.0994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1:56:510</text:p>
          </table:table-cell>
          <table:table-cell office:value-type="float" office:value="25.641" calcext:value-type="float">
            <text:p>25.64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2:08:765</text:p>
          </table:table-cell>
          <table:table-cell office:value-type="float" office:value="25.641" calcext:value-type="float">
            <text:p>25.641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446" calcext:value-type="float">
            <text:p>44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2:20:830</text:p>
          </table:table-cell>
          <table:table-cell office:value-type="float" office:value="18.6263" calcext:value-type="float">
            <text:p>18.6263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2:33:164</text:p>
          </table:table-cell>
          <table:table-cell office:value-type="float" office:value="37.4707" calcext:value-type="float">
            <text:p>37.470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2:45:076</text:p>
          </table:table-cell>
          <table:table-cell office:value-type="float" office:value="28.777" calcext:value-type="float">
            <text:p>28.77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448" calcext:value-type="float">
            <text:p>44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2:57:984</text:p>
          </table:table-cell>
          <table:table-cell office:value-type="float" office:value="23.2897" calcext:value-type="float">
            <text:p>23.2897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3:10:009</text:p>
          </table:table-cell>
          <table:table-cell office:value-type="float" office:value="27.0728" calcext:value-type="float">
            <text:p>27.072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24" calcext:value-type="float">
            <text:p>24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3:22:148</text:p>
          </table:table-cell>
          <table:table-cell office:value-type="float" office:value="22.8898" calcext:value-type="float">
            <text:p>22.8898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3:34:509</text:p>
          </table:table-cell>
          <table:table-cell office:value-type="float" office:value="17.2043" calcext:value-type="float">
            <text:p>17.204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3:46:623</text:p>
          </table:table-cell>
          <table:table-cell office:value-type="float" office:value="29.4659" calcext:value-type="float">
            <text:p>29.4659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3:58:51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4:10:618</text:p>
          </table:table-cell>
          <table:table-cell office:value-type="float" office:value="24.1327" calcext:value-type="float">
            <text:p>24.132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4:22:860</text:p>
          </table:table-cell>
          <table:table-cell office:value-type="float" office:value="28.4192" calcext:value-type="float">
            <text:p>28.419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4:34:981</text:p>
          </table:table-cell>
          <table:table-cell office:value-type="float" office:value="29.7952" calcext:value-type="float">
            <text:p>29.795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4:46:970</text:p>
          </table:table-cell>
          <table:table-cell office:value-type="float" office:value="27.2109" calcext:value-type="float">
            <text:p>27.210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4:58:966</text:p>
          </table:table-cell>
          <table:table-cell office:value-type="float" office:value="29.4659" calcext:value-type="float">
            <text:p>29.4659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5:11:071</text:p>
          </table:table-cell>
          <table:table-cell office:value-type="float" office:value="27.2572" calcext:value-type="float">
            <text:p>27.2572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5:23:175</text:p>
          </table:table-cell>
          <table:table-cell office:value-type="float" office:value="19.4175" calcext:value-type="float">
            <text:p>19.4175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5:35:299</text:p>
          </table:table-cell>
          <table:table-cell office:value-type="float" office:value="22.7596" calcext:value-type="float">
            <text:p>22.7596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5:47:500</text:p>
          </table:table-cell>
          <table:table-cell office:value-type="float" office:value="23.0548" calcext:value-type="float">
            <text:p>23.054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5:59:704</text:p>
          </table:table-cell>
          <table:table-cell office:value-type="float" office:value="20.1258" calcext:value-type="float">
            <text:p>20.1258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410" calcext:value-type="float">
            <text:p>4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6:11:886</text:p>
          </table:table-cell>
          <table:table-cell office:value-type="float" office:value="30.3605" calcext:value-type="float">
            <text:p>30.360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6:24:191</text:p>
          </table:table-cell>
          <table:table-cell office:value-type="float" office:value="28.8288" calcext:value-type="float">
            <text:p>28.828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6:36:288</text:p>
          </table:table-cell>
          <table:table-cell office:value-type="float" office:value="21.3904" calcext:value-type="float">
            <text:p>21.390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6:48:659</text:p>
          </table:table-cell>
          <table:table-cell office:value-type="float" office:value="27.7296" calcext:value-type="float">
            <text:p>27.729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7:00:652</text:p>
          </table:table-cell>
          <table:table-cell office:value-type="float" office:value="23.1548" calcext:value-type="float">
            <text:p>23.154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7:13:106</text:p>
          </table:table-cell>
          <table:table-cell office:value-type="float" office:value="24.6914" calcext:value-type="float">
            <text:p>24.6914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7:25:870</text:p>
          </table:table-cell>
          <table:table-cell office:value-type="float" office:value="19.4647" calcext:value-type="float">
            <text:p>19.4647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7:37:717</text:p>
          </table:table-cell>
          <table:table-cell office:value-type="float" office:value="23.5988" calcext:value-type="float">
            <text:p>23.598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7:49:994</text:p>
          </table:table-cell>
          <table:table-cell office:value-type="float" office:value="26.3158" calcext:value-type="float">
            <text:p>26.3158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8:02:253</text:p>
          </table:table-cell>
          <table:table-cell office:value-type="float" office:value="23.845" calcext:value-type="float">
            <text:p>23.845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8:14:558</text:p>
          </table:table-cell>
          <table:table-cell office:value-type="float" office:value="27.027" calcext:value-type="float">
            <text:p>27.027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8:26:661</text:p>
          </table:table-cell>
          <table:table-cell office:value-type="float" office:value="31.5582" calcext:value-type="float">
            <text:p>31.5582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8:38:787</text:p>
          </table:table-cell>
          <table:table-cell office:value-type="float" office:value="30.2457" calcext:value-type="float">
            <text:p>30.2457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8:51:342</text:p>
          </table:table-cell>
          <table:table-cell office:value-type="float" office:value="28.169" calcext:value-type="float">
            <text:p>28.169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9:03:562</text:p>
          </table:table-cell>
          <table:table-cell office:value-type="float" office:value="29.1971" calcext:value-type="float">
            <text:p>29.1971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9:15:768</text:p>
          </table:table-cell>
          <table:table-cell office:value-type="float" office:value="24.2792" calcext:value-type="float">
            <text:p>24.2792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9:27:869</text:p>
          </table:table-cell>
          <table:table-cell office:value-type="float" office:value="29.5203" calcext:value-type="float">
            <text:p>29.5203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9:40:100</text:p>
          </table:table-cell>
          <table:table-cell office:value-type="float" office:value="28.6225" calcext:value-type="float">
            <text:p>28.6225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09:52:138</text:p>
          </table:table-cell>
          <table:table-cell office:value-type="float" office:value="26.6223" calcext:value-type="float">
            <text:p>26.622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0:04:178</text:p>
          </table:table-cell>
          <table:table-cell office:value-type="float" office:value="24.9221" calcext:value-type="float">
            <text:p>24.922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0:16:736</text:p>
          </table:table-cell>
          <table:table-cell office:value-type="float" office:value="22.0994" calcext:value-type="float">
            <text:p>22.099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0:28:904</text:p>
          </table:table-cell>
          <table:table-cell office:value-type="float" office:value="22.2531" calcext:value-type="float">
            <text:p>22.253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0:41:021</text:p>
          </table:table-cell>
          <table:table-cell office:value-type="float" office:value="24.9221" calcext:value-type="float">
            <text:p>24.922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0:53:097</text:p>
          </table:table-cell>
          <table:table-cell office:value-type="float" office:value="24.6154" calcext:value-type="float">
            <text:p>24.615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1:05:144</text:p>
          </table:table-cell>
          <table:table-cell office:value-type="float" office:value="25.4777" calcext:value-type="float">
            <text:p>25.477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1:17:346</text:p>
          </table:table-cell>
          <table:table-cell office:value-type="float" office:value="25.1177" calcext:value-type="float">
            <text:p>25.117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1:29:598</text:p>
          </table:table-cell>
          <table:table-cell office:value-type="float" office:value="30.0752" calcext:value-type="float">
            <text:p>30.075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1:41:887</text:p>
          </table:table-cell>
          <table:table-cell office:value-type="float" office:value="27.2572" calcext:value-type="float">
            <text:p>27.257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1:54:123</text:p>
          </table:table-cell>
          <table:table-cell office:value-type="float" office:value="29.0909" calcext:value-type="float">
            <text:p>29.090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2:06:28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2:18:692</text:p>
          </table:table-cell>
          <table:table-cell office:value-type="float" office:value="27.7296" calcext:value-type="float">
            <text:p>27.729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2:30:949</text:p>
          </table:table-cell>
          <table:table-cell office:value-type="float" office:value="23.3236" calcext:value-type="float">
            <text:p>23.323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2:43:371</text:p>
          </table:table-cell>
          <table:table-cell office:value-type="float" office:value="20.5656" calcext:value-type="float">
            <text:p>20.565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387" calcext:value-type="float">
            <text:p>38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2:55:332</text:p>
          </table:table-cell>
          <table:table-cell office:value-type="float" office:value="23.8806" calcext:value-type="float">
            <text:p>23.880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3:07:860</text:p>
          </table:table-cell>
          <table:table-cell office:value-type="float" office:value="28.169" calcext:value-type="float">
            <text:p>28.16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3:19:951</text:p>
          </table:table-cell>
          <table:table-cell office:value-type="float" office:value="28.5714" calcext:value-type="float">
            <text:p>28.571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3:31:981</text:p>
          </table:table-cell>
          <table:table-cell office:value-type="float" office:value="30.4762" calcext:value-type="float">
            <text:p>30.476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3:44:130</text:p>
          </table:table-cell>
          <table:table-cell office:value-type="float" office:value="30.8285" calcext:value-type="float">
            <text:p>30.828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364" calcext:value-type="float">
            <text:p>36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3:56:335</text:p>
          </table:table-cell>
          <table:table-cell office:value-type="float" office:value="25.8481" calcext:value-type="float">
            <text:p>25.848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float" office:value="389" calcext:value-type="float">
            <text:p>38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4:08:738</text:p>
          </table:table-cell>
          <table:table-cell office:value-type="float" office:value="22.1914" calcext:value-type="float">
            <text:p>22.191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4:21:267</text:p>
          </table:table-cell>
          <table:table-cell office:value-type="float" office:value="25.9319" calcext:value-type="float">
            <text:p>25.931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4:33:558</text:p>
          </table:table-cell>
          <table:table-cell office:value-type="float" office:value="19.7044" calcext:value-type="float">
            <text:p>19.7044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425" calcext:value-type="float">
            <text:p>42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4:46:150</text:p>
          </table:table-cell>
          <table:table-cell office:value-type="float" office:value="20.6186" calcext:value-type="float">
            <text:p>20.618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4:58:506</text:p>
          </table:table-cell>
          <table:table-cell office:value-type="float" office:value="22.069" calcext:value-type="float">
            <text:p>22.06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5:10:622</text:p>
          </table:table-cell>
          <table:table-cell office:value-type="float" office:value="30.1887" calcext:value-type="float">
            <text:p>30.188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5:22:891</text:p>
          </table:table-cell>
          <table:table-cell office:value-type="float" office:value="30.6513" calcext:value-type="float">
            <text:p>30.6513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409" calcext:value-type="float">
            <text:p>40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5:35:015</text:p>
          </table:table-cell>
          <table:table-cell office:value-type="float" office:value="24.2424" calcext:value-type="float">
            <text:p>24.242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5:47:268</text:p>
          </table:table-cell>
          <table:table-cell office:value-type="float" office:value="28.5714" calcext:value-type="float">
            <text:p>28.5714</text:p>
          </table:table-cell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5:59:572</text:p>
          </table:table-cell>
          <table:table-cell office:value-type="float" office:value="26.9815" calcext:value-type="float">
            <text:p>26.981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6:11:784</text:p>
          </table:table-cell>
          <table:table-cell office:value-type="float" office:value="29.9625" calcext:value-type="float">
            <text:p>29.96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6:24:168</text:p>
          </table:table-cell>
          <table:table-cell office:value-type="float" office:value="28.2187" calcext:value-type="float">
            <text:p>28.218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6:36:606</text:p>
          </table:table-cell>
          <table:table-cell office:value-type="float" office:value="25.641" calcext:value-type="float">
            <text:p>25.64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6:48:905</text:p>
          </table:table-cell>
          <table:table-cell office:value-type="float" office:value="21.8878" calcext:value-type="float">
            <text:p>21.887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7:01:068</text:p>
          </table:table-cell>
          <table:table-cell office:value-type="float" office:value="25.6822" calcext:value-type="float">
            <text:p>25.6822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7:13:306</text:p>
          </table:table-cell>
          <table:table-cell office:value-type="float" office:value="25.3165" calcext:value-type="float">
            <text:p>25.316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7:25:536</text:p>
          </table:table-cell>
          <table:table-cell office:value-type="float" office:value="20.6718" calcext:value-type="float">
            <text:p>20.67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7:37:795</text:p>
          </table:table-cell>
          <table:table-cell office:value-type="float" office:value="27.4443" calcext:value-type="float">
            <text:p>27.444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06" calcext:value-type="float">
            <text:p>40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7:49:885</text:p>
          </table:table-cell>
          <table:table-cell office:value-type="float" office:value="31.3725" calcext:value-type="float">
            <text:p>31.37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8:02:058</text:p>
          </table:table-cell>
          <table:table-cell office:value-type="float" office:value="23.4949" calcext:value-type="float">
            <text:p>23.4949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8:14:203</text:p>
          </table:table-cell>
          <table:table-cell office:value-type="float" office:value="28.6738" calcext:value-type="float">
            <text:p>28.673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8:26:521</text:p>
          </table:table-cell>
          <table:table-cell office:value-type="float" office:value="26.0163" calcext:value-type="float">
            <text:p>26.016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8:38:669</text:p>
          </table:table-cell>
          <table:table-cell office:value-type="float" office:value="26.8908" calcext:value-type="float">
            <text:p>26.890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8:50:504</text:p>
          </table:table-cell>
          <table:table-cell office:value-type="float" office:value="27.0728" calcext:value-type="float">
            <text:p>27.072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9:02:583</text:p>
          </table:table-cell>
          <table:table-cell office:value-type="float" office:value="19.975" calcext:value-type="float">
            <text:p>19.97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9:14:608</text:p>
          </table:table-cell>
          <table:table-cell office:value-type="float" office:value="20.8333" calcext:value-type="float">
            <text:p>20.833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9:26:954</text:p>
          </table:table-cell>
          <table:table-cell office:value-type="float" office:value="21.5924" calcext:value-type="float">
            <text:p>21.592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9:39:156</text:p>
          </table:table-cell>
          <table:table-cell office:value-type="float" office:value="26.8007" calcext:value-type="float">
            <text:p>26.8007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19:51:449</text:p>
          </table:table-cell>
          <table:table-cell office:value-type="float" office:value="23.8095" calcext:value-type="float">
            <text:p>23.809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0:03:634</text:p>
          </table:table-cell>
          <table:table-cell office:value-type="float" office:value="24.3531" calcext:value-type="float">
            <text:p>24.353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417" calcext:value-type="float">
            <text:p>4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0:15:669</text:p>
          </table:table-cell>
          <table:table-cell office:value-type="float" office:value="22.7596" calcext:value-type="float">
            <text:p>22.759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0:27:869</text:p>
          </table:table-cell>
          <table:table-cell office:value-type="float" office:value="22.409" calcext:value-type="float">
            <text:p>22.409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408" calcext:value-type="float">
            <text:p>40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0:40:243</text:p>
          </table:table-cell>
          <table:table-cell office:value-type="float" office:value="16.7715" calcext:value-type="float">
            <text:p>16.771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0:52:351</text:p>
          </table:table-cell>
          <table:table-cell office:value-type="float" office:value="24.7295" calcext:value-type="float">
            <text:p>24.729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1:04:583</text:p>
          </table:table-cell>
          <table:table-cell office:value-type="float" office:value="20.6452" calcext:value-type="float">
            <text:p>20.6452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1:16:891</text:p>
          </table:table-cell>
          <table:table-cell office:value-type="float" office:value="25.7649" calcext:value-type="float">
            <text:p>25.7649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1:29:017</text:p>
          </table:table-cell>
          <table:table-cell office:value-type="float" office:value="23.1884" calcext:value-type="float">
            <text:p>23.188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1:41:187</text:p>
          </table:table-cell>
          <table:table-cell office:value-type="float" office:value="28.2686" calcext:value-type="float">
            <text:p>28.268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1:53:020</text:p>
          </table:table-cell>
          <table:table-cell office:value-type="float" office:value="21.3049" calcext:value-type="float">
            <text:p>21.3049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2:05:167</text:p>
          </table:table-cell>
          <table:table-cell office:value-type="float" office:value="22.5352" calcext:value-type="float">
            <text:p>22.535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2:17:417</text:p>
          </table:table-cell>
          <table:table-cell office:value-type="float" office:value="19.7775" calcext:value-type="float">
            <text:p>19.7775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2:29:518</text:p>
          </table:table-cell>
          <table:table-cell office:value-type="float" office:value="20.0753" calcext:value-type="float">
            <text:p>20.0753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247" calcext:value-type="float">
            <text:p>247</text:p>
          </table:table-cell>
          <table:table-cell office:value-type="float" office:value="8" calcext:value-type="float">
            <text:p>8</text:p>
          </table:table-cell>
          <table:table-cell office:value-type="float" office:value="410" calcext:value-type="float">
            <text:p>4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2:41:444</text:p>
          </table:table-cell>
          <table:table-cell office:value-type="float" office:value="18.4971" calcext:value-type="float">
            <text:p>18.4971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1" calcext:value-type="float">
            <text:p>121</text:p>
          </table:table-cell>
          <table:table-cell office:value-type="float" office:value="77" calcext:value-type="float">
            <text:p>77</text:p>
          </table:table-cell>
          <table:table-cell office:value-type="float" office:value="248" calcext:value-type="float">
            <text:p>248</text:p>
          </table:table-cell>
          <table:table-cell office:value-type="float" office:value="8" calcext:value-type="float">
            <text:p>8</text:p>
          </table:table-cell>
          <table:table-cell office:value-type="float" office:value="417" calcext:value-type="float">
            <text:p>41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2:53:338</text:p>
          </table:table-cell>
          <table:table-cell office:value-type="float" office:value="17.9171" calcext:value-type="float">
            <text:p>17.9171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3:05:930</text:p>
          </table:table-cell>
          <table:table-cell office:value-type="float" office:value="16.3099" calcext:value-type="float">
            <text:p>16.309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3:17:989</text:p>
          </table:table-cell>
          <table:table-cell office:value-type="float" office:value="21.8281" calcext:value-type="float">
            <text:p>21.828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3:30:439</text:p>
          </table:table-cell>
          <table:table-cell office:value-type="float" office:value="20.2532" calcext:value-type="float">
            <text:p>20.25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3:42:295</text:p>
          </table:table-cell>
          <table:table-cell office:value-type="float" office:value="18.8235" calcext:value-type="float">
            <text:p>18.823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79" calcext:value-type="float">
            <text:p>79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3:54:499</text:p>
          </table:table-cell>
          <table:table-cell office:value-type="float" office:value="21.1082" calcext:value-type="float">
            <text:p>21.108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4:06:284</text:p>
          </table:table-cell>
          <table:table-cell office:value-type="float" office:value="21.7391" calcext:value-type="float">
            <text:p>21.7391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434" calcext:value-type="float">
            <text:p>43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4:18:410</text:p>
          </table:table-cell>
          <table:table-cell office:value-type="float" office:value="19.347" calcext:value-type="float">
            <text:p>19.347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4:30:720</text:p>
          </table:table-cell>
          <table:table-cell office:value-type="float" office:value="21.0526" calcext:value-type="float">
            <text:p>21.052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4:42:538</text:p>
          </table:table-cell>
          <table:table-cell office:value-type="float" office:value="19.802" calcext:value-type="float">
            <text:p>19.80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4:54:827</text:p>
          </table:table-cell>
          <table:table-cell office:value-type="float" office:value="18.018" calcext:value-type="float">
            <text:p>18.01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5:06:888</text:p>
          </table:table-cell>
          <table:table-cell office:value-type="float" office:value="20.5392" calcext:value-type="float">
            <text:p>20.539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5:19:115</text:p>
          </table:table-cell>
          <table:table-cell office:value-type="float" office:value="21.164" calcext:value-type="float">
            <text:p>21.164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office:value-type="float" office:value="78" calcext:value-type="float">
            <text:p>78</text:p>
          </table:table-cell>
          <table:table-cell office:value-type="float" office:value="259" calcext:value-type="float">
            <text:p>259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5:31:113</text:p>
          </table:table-cell>
          <table:table-cell office:value-type="float" office:value="19.2771" calcext:value-type="float">
            <text:p>19.2771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5:43:137</text:p>
          </table:table-cell>
          <table:table-cell office:value-type="float" office:value="17.6018" calcext:value-type="float">
            <text:p>17.6018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5:55:232</text:p>
          </table:table-cell>
          <table:table-cell office:value-type="float" office:value="15.9046" calcext:value-type="float">
            <text:p>15.904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6:07:750</text:p>
          </table:table-cell>
          <table:table-cell office:value-type="float" office:value="18.8457" calcext:value-type="float">
            <text:p>18.845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67" calcext:value-type="float">
            <text:p>67</text:p>
          </table:table-cell>
          <table:table-cell office:value-type="float" office:value="260" calcext:value-type="float">
            <text:p>260</text:p>
          </table:table-cell>
          <table:table-cell office:value-type="float" office:value="7" calcext:value-type="float">
            <text:p>7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6:19:743</text:p>
          </table:table-cell>
          <table:table-cell office:value-type="float" office:value="15.3846" calcext:value-type="float">
            <text:p>15.3846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263" calcext:value-type="float">
            <text:p>263</text:p>
          </table:table-cell>
          <table:table-cell office:value-type="float" office:value="7" calcext:value-type="float">
            <text:p>7</text:p>
          </table:table-cell>
          <table:table-cell office:value-type="float" office:value="439" calcext:value-type="float">
            <text:p>43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6:31:792</text:p>
          </table:table-cell>
          <table:table-cell office:value-type="float" office:value="21.419" calcext:value-type="float">
            <text:p>21.419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57" calcext:value-type="float">
            <text:p>57</text:p>
          </table:table-cell>
          <table:table-cell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6:43:605</text:p>
          </table:table-cell>
          <table:table-cell office:value-type="float" office:value="26.0586" calcext:value-type="float">
            <text:p>26.0586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267" calcext:value-type="float">
            <text:p>267</text:p>
          </table:table-cell>
          <table:table-cell office:value-type="float" office:value="8" calcext:value-type="float">
            <text:p>8</text:p>
          </table:table-cell>
          <table:table-cell office:value-type="float" office:value="445" calcext:value-type="float">
            <text:p>44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6:55:574</text:p>
          </table:table-cell>
          <table:table-cell office:value-type="float" office:value="21.2483" calcext:value-type="float">
            <text:p>21.2483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71" calcext:value-type="float">
            <text:p>71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7:07:60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78" calcext:value-type="float">
            <text:p>78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7:19:584</text:p>
          </table:table-cell>
          <table:table-cell office:value-type="float" office:value="22.8898" calcext:value-type="float">
            <text:p>22.8898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7:31:640</text:p>
          </table:table-cell>
          <table:table-cell office:value-type="float" office:value="23.8806" calcext:value-type="float">
            <text:p>23.880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7:43:751</text:p>
          </table:table-cell>
          <table:table-cell office:value-type="float" office:value="23.4261" calcext:value-type="float">
            <text:p>23.4261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7:55:856</text:p>
          </table:table-cell>
          <table:table-cell office:value-type="float" office:value="27.5862" calcext:value-type="float">
            <text:p>27.586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8:07:836</text:p>
          </table:table-cell>
          <table:table-cell office:value-type="float" office:value="19.7044" calcext:value-type="float">
            <text:p>19.7044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8:20:015</text:p>
          </table:table-cell>
          <table:table-cell office:value-type="float" office:value="28.3186" calcext:value-type="float">
            <text:p>28.318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8:32:138</text:p>
          </table:table-cell>
          <table:table-cell office:value-type="float" office:value="20.592" calcext:value-type="float">
            <text:p>20.592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office:value-type="float" office:value="8" calcext:value-type="float">
            <text:p>8</text:p>
          </table:table-cell>
          <table:table-cell office:value-type="float" office:value="447" calcext:value-type="float">
            <text:p>44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8:44:202</text:p>
          </table:table-cell>
          <table:table-cell office:value-type="float" office:value="25.89" calcext:value-type="float">
            <text:p>25.89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272" calcext:value-type="float">
            <text:p>272</text:p>
          </table:table-cell>
          <table:table-cell office:value-type="float" office:value="8" calcext:value-type="float">
            <text:p>8</text:p>
          </table:table-cell>
          <table:table-cell office:value-type="float" office:value="449" calcext:value-type="float">
            <text:p>44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8:56:193</text:p>
          </table:table-cell>
          <table:table-cell office:value-type="float" office:value="24.5023" calcext:value-type="float">
            <text:p>24.502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float" office:value="436" calcext:value-type="float">
            <text:p>43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9:08:204</text:p>
          </table:table-cell>
          <table:table-cell office:value-type="float" office:value="22.409" calcext:value-type="float">
            <text:p>22.409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275" calcext:value-type="float">
            <text:p>275</text:p>
          </table:table-cell>
          <table:table-cell office:value-type="float" office:value="8" calcext:value-type="float">
            <text:p>8</text:p>
          </table:table-cell>
          <table:table-cell office:value-type="float" office:value="435" calcext:value-type="float">
            <text:p>43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9:20:266</text:p>
          </table:table-cell>
          <table:table-cell office:value-type="float" office:value="27.8746" calcext:value-type="float">
            <text:p>27.8746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278" calcext:value-type="float">
            <text:p>278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9:32:509</text:p>
          </table:table-cell>
          <table:table-cell office:value-type="float" office:value="25.1572" calcext:value-type="float">
            <text:p>25.1572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9:44:605</text:p>
          </table:table-cell>
          <table:table-cell office:value-type="float" office:value="26.1011" calcext:value-type="float">
            <text:p>26.1011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29:56:754</text:p>
          </table:table-cell>
          <table:table-cell office:value-type="float" office:value="25.7235" calcext:value-type="float">
            <text:p>25.723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office:value-type="float" office:value="40" calcext:value-type="float">
            <text:p>40</text:p>
          </table:table-cell>
          <table:table-cell office:value-type="float" office:value="279" calcext:value-type="float">
            <text:p>279</text:p>
          </table:table-cell>
          <table:table-cell office:value-type="float" office:value="8" calcext:value-type="float">
            <text:p>8</text:p>
          </table:table-cell>
          <table:table-cell office:value-type="float" office:value="439" calcext:value-type="float">
            <text:p>439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0:08:894</text:p>
          </table:table-cell>
          <table:table-cell office:value-type="float" office:value="26.4463" calcext:value-type="float">
            <text:p>26.4463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0:20:980</text:p>
          </table:table-cell>
          <table:table-cell office:value-type="float" office:value="23.2558" calcext:value-type="float">
            <text:p>23.2558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46" calcext:value-type="float">
            <text:p>44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0:32:997</text:p>
          </table:table-cell>
          <table:table-cell office:value-type="float" office:value="21.164" calcext:value-type="float">
            <text:p>21.164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0:44:839</text:p>
          </table:table-cell>
          <table:table-cell office:value-type="float" office:value="24.2792" calcext:value-type="float">
            <text:p>24.279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82" calcext:value-type="float">
            <text:p>282</text:p>
          </table:table-cell>
          <table:table-cell office:value-type="float" office:value="8" calcext:value-type="float">
            <text:p>8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0:57:171</text:p>
          </table:table-cell>
          <table:table-cell office:value-type="float" office:value="25.6822" calcext:value-type="float">
            <text:p>25.682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456" calcext:value-type="float">
            <text:p>45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1:09:136</text:p>
          </table:table-cell>
          <table:table-cell office:value-type="float" office:value="19.0703" calcext:value-type="float">
            <text:p>19.0703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09" calcext:value-type="float">
            <text:p>109</text:p>
          </table:table-cell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float" office:value="497" calcext:value-type="float">
            <text:p>49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1:21:222</text:p>
          </table:table-cell>
          <table:table-cell office:value-type="float" office:value="17.316" calcext:value-type="float">
            <text:p>17.316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float" office:value="499" calcext:value-type="float">
            <text:p>49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1:33:179</text:p>
          </table:table-cell>
          <table:table-cell office:value-type="float" office:value="18.8902" calcext:value-type="float">
            <text:p>18.8902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296" calcext:value-type="float">
            <text:p>296</text:p>
          </table:table-cell>
          <table:table-cell office:value-type="float" office:value="8" calcext:value-type="float">
            <text:p>8</text:p>
          </table:table-cell>
          <table:table-cell office:value-type="float" office:value="498" calcext:value-type="float">
            <text:p>49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1:45:025</text:p>
          </table:table-cell>
          <table:table-cell office:value-type="float" office:value="22.5035" calcext:value-type="float">
            <text:p>22.5035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1:57:137</text:p>
          </table:table-cell>
          <table:table-cell office:value-type="float" office:value="21.5633" calcext:value-type="float">
            <text:p>21.563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2:09:200</text:p>
          </table:table-cell>
          <table:table-cell office:value-type="float" office:value="23.9163" calcext:value-type="float">
            <text:p>23.916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51" calcext:value-type="float">
            <text:p>51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2:21:191</text:p>
          </table:table-cell>
          <table:table-cell office:value-type="float" office:value="21.7096" calcext:value-type="float">
            <text:p>21.709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289" calcext:value-type="float">
            <text:p>289</text:p>
          </table:table-cell>
          <table:table-cell office:value-type="float" office:value="7" calcext:value-type="float">
            <text:p>7</text:p>
          </table:table-cell>
          <table:table-cell office:value-type="float" office:value="483" calcext:value-type="float">
            <text:p>48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2:33:641</text:p>
          </table:table-cell>
          <table:table-cell office:value-type="float" office:value="32.5866" calcext:value-type="float">
            <text:p>32.5866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2:45:568</text:p>
          </table:table-cell>
          <table:table-cell office:value-type="float" office:value="24.024" calcext:value-type="float">
            <text:p>24.024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288" calcext:value-type="float">
            <text:p>288</text:p>
          </table:table-cell>
          <table:table-cell office:value-type="float" office:value="7" calcext:value-type="float">
            <text:p>7</text:p>
          </table:table-cell>
          <table:table-cell office:value-type="float" office:value="481" calcext:value-type="float">
            <text:p>481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2:57:809</text:p>
          </table:table-cell>
          <table:table-cell office:value-type="float" office:value="24.6533" calcext:value-type="float">
            <text:p>24.6533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3:09:975</text:p>
          </table:table-cell>
          <table:table-cell office:value-type="float" office:value="22.5035" calcext:value-type="float">
            <text:p>22.5035</text:p>
          </table:table-cell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287" calcext:value-type="float">
            <text:p>287</text:p>
          </table:table-cell>
          <table:table-cell office:value-type="float" office:value="7" calcext:value-type="float">
            <text:p>7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3:22:137</text:p>
          </table:table-cell>
          <table:table-cell office:value-type="float" office:value="16.016" calcext:value-type="float">
            <text:p>16.01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91" calcext:value-type="float">
            <text:p>291</text:p>
          </table:table-cell>
          <table:table-cell office:value-type="float" office:value="7" calcext:value-type="float">
            <text:p>7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3:34:221</text:p>
          </table:table-cell>
          <table:table-cell office:value-type="float" office:value="26.936" calcext:value-type="float">
            <text:p>26.93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483" calcext:value-type="float">
            <text:p>48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3:45:967</text:p>
          </table:table-cell>
          <table:table-cell office:value-type="float" office:value="22.567" calcext:value-type="float">
            <text:p>22.567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3:58:175</text:p>
          </table:table-cell>
          <table:table-cell office:value-type="float" office:value="25.6" calcext:value-type="float">
            <text:p>25.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4:10:374</text:p>
          </table:table-cell>
          <table:table-cell office:value-type="float" office:value="22.8245" calcext:value-type="float">
            <text:p>22.824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4:22:677</text:p>
          </table:table-cell>
          <table:table-cell office:value-type="float" office:value="20.6452" calcext:value-type="float">
            <text:p>20.645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4:34:631</text:p>
          </table:table-cell>
          <table:table-cell office:value-type="float" office:value="19.3237" calcext:value-type="float">
            <text:p>19.3237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4:46:862</text:p>
          </table:table-cell>
          <table:table-cell office:value-type="float" office:value="22.695" calcext:value-type="float">
            <text:p>22.695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4:59:140</text:p>
          </table:table-cell>
          <table:table-cell office:value-type="float" office:value="22.5989" calcext:value-type="float">
            <text:p>22.5989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5:11:576</text:p>
          </table:table-cell>
          <table:table-cell office:value-type="float" office:value="16.4103" calcext:value-type="float">
            <text:p>16.4103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43" calcext:value-type="float">
            <text:p>43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5:23:701</text:p>
          </table:table-cell>
          <table:table-cell office:value-type="float" office:value="20.5128" calcext:value-type="float">
            <text:p>20.512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299" calcext:value-type="float">
            <text:p>299</text:p>
          </table:table-cell>
          <table:table-cell office:value-type="float" office:value="6" calcext:value-type="float">
            <text:p>6</text:p>
          </table:table-cell>
          <table:table-cell office:value-type="float" office:value="484" calcext:value-type="float">
            <text:p>48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5:35:969</text:p>
          </table:table-cell>
          <table:table-cell office:value-type="float" office:value="20.6718" calcext:value-type="float">
            <text:p>20.6718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5:49:120</text:p>
          </table:table-cell>
          <table:table-cell office:value-type="float" office:value="10.4575" calcext:value-type="float">
            <text:p>10.4575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305" calcext:value-type="float">
            <text:p>305</text:p>
          </table:table-cell>
          <table:table-cell office:value-type="float" office:value="6" calcext:value-type="float">
            <text:p>6</text:p>
          </table:table-cell>
          <table:table-cell office:value-type="float" office:value="489" calcext:value-type="float">
            <text:p>48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6:02:145</text:p>
          </table:table-cell>
          <table:table-cell office:value-type="float" office:value="21.978" calcext:value-type="float">
            <text:p>21.9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4" calcext:value-type="float">
            <text:p>34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6:16:008</text:p>
          </table:table-cell>
          <table:table-cell office:value-type="float" office:value="12.5687" calcext:value-type="float">
            <text:p>12.56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306" calcext:value-type="float">
            <text:p>306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6:29:547</text:p>
          </table:table-cell>
          <table:table-cell office:value-type="float" office:value="18.0995" calcext:value-type="float">
            <text:p>18.0995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office:value-type="float" office:value="493" calcext:value-type="float">
            <text:p>49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6:43:295</text:p>
          </table:table-cell>
          <table:table-cell office:value-type="float" office:value="15.0094" calcext:value-type="float">
            <text:p>15.0094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office:value-type="float" office:value="488" calcext:value-type="float">
            <text:p>48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6:59:219</text:p>
          </table:table-cell>
          <table:table-cell office:value-type="float" office:value="22.6308" calcext:value-type="float">
            <text:p>22.6308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7:12:718</text:p>
          </table:table-cell>
          <table:table-cell office:value-type="float" office:value="11.5607" calcext:value-type="float">
            <text:p>11.5607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7:26:131</text:p>
          </table:table-cell>
          <table:table-cell office:value-type="float" office:value="21.1921" calcext:value-type="float">
            <text:p>21.1921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  <table:table-cell office:value-type="float" office:value="309" calcext:value-type="float">
            <text:p>309</text:p>
          </table:table-cell>
          <table:table-cell office:value-type="float" office:value="7" calcext:value-type="float">
            <text:p>7</text:p>
          </table:table-cell>
          <table:table-cell office:value-type="float" office:value="487" calcext:value-type="float">
            <text:p>48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7:39:293</text:p>
          </table:table-cell>
          <table:table-cell office:value-type="float" office:value="24.5023" calcext:value-type="float">
            <text:p>24.502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7:51:727</text:p>
          </table:table-cell>
          <table:table-cell office:value-type="float" office:value="20.4604" calcext:value-type="float">
            <text:p>20.4604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8:04:247</text:p>
          </table:table-cell>
          <table:table-cell office:value-type="float" office:value="22.069" calcext:value-type="float">
            <text:p>22.069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331" calcext:value-type="float">
            <text:p>331</text:p>
          </table:table-cell>
          <table:table-cell office:value-type="float" office:value="8" calcext:value-type="float">
            <text:p>8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8:16:459</text:p>
          </table:table-cell>
          <table:table-cell office:value-type="float" office:value="29.4659" calcext:value-type="float">
            <text:p>29.4659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8:28:605</text:p>
          </table:table-cell>
          <table:table-cell office:value-type="float" office:value="28.0702" calcext:value-type="float">
            <text:p>28.0702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24" calcext:value-type="float">
            <text:p>24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524" calcext:value-type="float">
            <text:p>5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8:40:458</text:p>
          </table:table-cell>
          <table:table-cell office:value-type="float" office:value="26.8908" calcext:value-type="float">
            <text:p>26.8908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524" calcext:value-type="float">
            <text:p>5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8:52:517</text:p>
          </table:table-cell>
          <table:table-cell office:value-type="float" office:value="23.9521" calcext:value-type="float">
            <text:p>23.952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523" calcext:value-type="float">
            <text:p>52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9:04:462</text:p>
          </table:table-cell>
          <table:table-cell office:value-type="float" office:value="24.0602" calcext:value-type="float">
            <text:p>24.0602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522" calcext:value-type="float">
            <text:p>52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9:16:624</text:p>
          </table:table-cell>
          <table:table-cell office:value-type="float" office:value="22.2841" calcext:value-type="float">
            <text:p>22.284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522" calcext:value-type="float">
            <text:p>5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9:28:603</text:p>
          </table:table-cell>
          <table:table-cell office:value-type="float" office:value="24.1327" calcext:value-type="float">
            <text:p>24.132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334" calcext:value-type="float">
            <text:p>334</text:p>
          </table:table-cell>
          <table:table-cell office:value-type="float" office:value="8" calcext:value-type="float">
            <text:p>8</text:p>
          </table:table-cell>
          <table:table-cell office:value-type="float" office:value="522" calcext:value-type="float">
            <text:p>52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9:40:749</text:p>
          </table:table-cell>
          <table:table-cell office:value-type="float" office:value="26.8456" calcext:value-type="float">
            <text:p>26.8456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526" calcext:value-type="float">
            <text:p>52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39:52:591</text:p>
          </table:table-cell>
          <table:table-cell office:value-type="float" office:value="25.4372" calcext:value-type="float">
            <text:p>25.4372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338" calcext:value-type="float">
            <text:p>338</text:p>
          </table:table-cell>
          <table:table-cell office:value-type="float" office:value="8" calcext:value-type="float">
            <text:p>8</text:p>
          </table:table-cell>
          <table:table-cell office:value-type="float" office:value="526" calcext:value-type="float">
            <text:p>52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0:04:554</text:p>
          </table:table-cell>
          <table:table-cell office:value-type="float" office:value="27.027" calcext:value-type="float">
            <text:p>27.027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0:16:583</text:p>
          </table:table-cell>
          <table:table-cell office:value-type="float" office:value="22.2841" calcext:value-type="float">
            <text:p>22.2841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0:28:593</text:p>
          </table:table-cell>
          <table:table-cell office:value-type="float" office:value="24.3902" calcext:value-type="float">
            <text:p>24.3902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337" calcext:value-type="float">
            <text:p>337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0:40:591</text:p>
          </table:table-cell>
          <table:table-cell office:value-type="float" office:value="24.5776" calcext:value-type="float">
            <text:p>24.5776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0:52:569</text:p>
          </table:table-cell>
          <table:table-cell office:value-type="float" office:value="25.3165" calcext:value-type="float">
            <text:p>25.3165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1:04:752</text:p>
          </table:table-cell>
          <table:table-cell office:value-type="float" office:value="24.961" calcext:value-type="float">
            <text:p>24.961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1:17:003</text:p>
          </table:table-cell>
          <table:table-cell office:value-type="float" office:value="29.304" calcext:value-type="float">
            <text:p>29.304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339" calcext:value-type="float">
            <text:p>339</text:p>
          </table:table-cell>
          <table:table-cell office:value-type="float" office:value="8" calcext:value-type="float">
            <text:p>8</text:p>
          </table:table-cell>
          <table:table-cell office:value-type="float" office:value="526" calcext:value-type="float">
            <text:p>52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1:28:980</text:p>
          </table:table-cell>
          <table:table-cell office:value-type="float" office:value="25.1177" calcext:value-type="float">
            <text:p>25.1177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336" calcext:value-type="float">
            <text:p>336</text:p>
          </table:table-cell>
          <table:table-cell office:value-type="float" office:value="8" calcext:value-type="float">
            <text:p>8</text:p>
          </table:table-cell>
          <table:table-cell office:value-type="float" office:value="519" calcext:value-type="float">
            <text:p>5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1:41:208</text:p>
          </table:table-cell>
          <table:table-cell office:value-type="float" office:value="23.4949" calcext:value-type="float">
            <text:p>23.4949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1:53:163</text:p>
          </table:table-cell>
          <table:table-cell office:value-type="float" office:value="25.1177" calcext:value-type="float">
            <text:p>25.117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516" calcext:value-type="float">
            <text:p>51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2:05:283</text:p>
          </table:table-cell>
          <table:table-cell office:value-type="float" office:value="29.7398" calcext:value-type="float">
            <text:p>29.7398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517" calcext:value-type="float">
            <text:p>51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2:17:424</text:p>
          </table:table-cell>
          <table:table-cell office:value-type="float" office:value="25.6822" calcext:value-type="float">
            <text:p>25.682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2:29:517</text:p>
          </table:table-cell>
          <table:table-cell office:value-type="float" office:value="28.0702" calcext:value-type="float">
            <text:p>28.0702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2:41:574</text:p>
          </table:table-cell>
          <table:table-cell office:value-type="float" office:value="28.5714" calcext:value-type="float">
            <text:p>28.5714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334" calcext:value-type="float">
            <text:p>334</text:p>
          </table:table-cell>
          <table:table-cell office:value-type="float" office:value="7" calcext:value-type="float">
            <text:p>7</text:p>
          </table:table-cell>
          <table:table-cell office:value-type="float" office:value="514" calcext:value-type="float">
            <text:p>51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2:53:773</text:p>
          </table:table-cell>
          <table:table-cell office:value-type="float" office:value="26.936" calcext:value-type="float">
            <text:p>26.936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29" calcext:value-type="float">
            <text:p>329</text:p>
          </table:table-cell>
          <table:table-cell office:value-type="float" office:value="7" calcext:value-type="float">
            <text:p>7</text:p>
          </table:table-cell>
          <table:table-cell office:value-type="float" office:value="509" calcext:value-type="float">
            <text:p>50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3:05:940</text:p>
          </table:table-cell>
          <table:table-cell office:value-type="float" office:value="23.2897" calcext:value-type="float">
            <text:p>23.2897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office:value-type="float" office:value="521" calcext:value-type="float">
            <text:p>52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3:18:038</text:p>
          </table:table-cell>
          <table:table-cell office:value-type="float" office:value="23.7741" calcext:value-type="float">
            <text:p>23.7741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3:30:179</text:p>
          </table:table-cell>
          <table:table-cell office:value-type="float" office:value="24.4648" calcext:value-type="float">
            <text:p>24.4648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3:42:259</text:p>
          </table:table-cell>
          <table:table-cell office:value-type="float" office:value="21.9479" calcext:value-type="float">
            <text:p>21.9479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348" calcext:value-type="float">
            <text:p>348</text:p>
          </table:table-cell>
          <table:table-cell office:value-type="float" office:value="7" calcext:value-type="float">
            <text:p>7</text:p>
          </table:table-cell>
          <table:table-cell office:value-type="float" office:value="525" calcext:value-type="float">
            <text:p>5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3:54:470</text:p>
          </table:table-cell>
          <table:table-cell office:value-type="float" office:value="24.7295" calcext:value-type="float">
            <text:p>24.7295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26" calcext:value-type="float">
            <text:p>26</text:p>
          </table:table-cell>
          <table:table-cell office:value-type="float" office:value="349" calcext:value-type="float">
            <text:p>349</text:p>
          </table:table-cell>
          <table:table-cell office:value-type="float" office:value="7" calcext:value-type="float">
            <text:p>7</text:p>
          </table:table-cell>
          <table:table-cell office:value-type="float" office:value="544" calcext:value-type="float">
            <text:p>54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4:06:472</text:p>
          </table:table-cell>
          <table:table-cell office:value-type="float" office:value="21.8579" calcext:value-type="float">
            <text:p>21.8579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364" calcext:value-type="float">
            <text:p>364</text:p>
          </table:table-cell>
          <table:table-cell office:value-type="float" office:value="7" calcext:value-type="float">
            <text:p>7</text:p>
          </table:table-cell>
          <table:table-cell office:value-type="float" office:value="571" calcext:value-type="float">
            <text:p>57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4:18:449</text:p>
          </table:table-cell>
          <table:table-cell office:value-type="float" office:value="23.7037" calcext:value-type="float">
            <text:p>23.7037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28" calcext:value-type="float">
            <text:p>28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 office:value-type="float" office:value="581" calcext:value-type="float">
            <text:p>58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4:30:611</text:p>
          </table:table-cell>
          <table:table-cell office:value-type="float" office:value="27.3504" calcext:value-type="float">
            <text:p>27.3504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550" calcext:value-type="float">
            <text:p>55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4:42:813</text:p>
          </table:table-cell>
          <table:table-cell office:value-type="float" office:value="26.4901" calcext:value-type="float">
            <text:p>26.490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4:54:860</text:p>
          </table:table-cell>
          <table:table-cell office:value-type="float" office:value="24.7295" calcext:value-type="float">
            <text:p>24.7295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74" calcext:value-type="float">
            <text:p>374</text:p>
          </table:table-cell>
          <table:table-cell office:value-type="float" office:value="7" calcext:value-type="float">
            <text:p>7</text:p>
          </table:table-cell>
          <table:table-cell office:value-type="float" office:value="549" calcext:value-type="float">
            <text:p>54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5:07:006</text:p>
          </table:table-cell>
          <table:table-cell office:value-type="float" office:value="25.8481" calcext:value-type="float">
            <text:p>25.848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365" calcext:value-type="float">
            <text:p>365</text:p>
          </table:table-cell>
          <table:table-cell office:value-type="float" office:value="7" calcext:value-type="float">
            <text:p>7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5:19:220</text:p>
          </table:table-cell>
          <table:table-cell office:value-type="float" office:value="33.4728" calcext:value-type="float">
            <text:p>33.4728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360" calcext:value-type="float">
            <text:p>360</text:p>
          </table:table-cell>
          <table:table-cell office:value-type="float" office:value="7" calcext:value-type="float">
            <text:p>7</text:p>
          </table:table-cell>
          <table:table-cell office:value-type="float" office:value="528" calcext:value-type="float">
            <text:p>52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5:31:341</text:p>
          </table:table-cell>
          <table:table-cell office:value-type="float" office:value="28.6225" calcext:value-type="float">
            <text:p>28.6225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5:43:646</text:p>
          </table:table-cell>
          <table:table-cell office:value-type="float" office:value="28.7253" calcext:value-type="float">
            <text:p>28.725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5:55:937</text:p>
          </table:table-cell>
          <table:table-cell office:value-type="float" office:value="26.936" calcext:value-type="float">
            <text:p>26.936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6:08:090</text:p>
          </table:table-cell>
          <table:table-cell office:value-type="float" office:value="27.6339" calcext:value-type="float">
            <text:p>27.6339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516" calcext:value-type="float">
            <text:p>51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6:20:238</text:p>
          </table:table-cell>
          <table:table-cell office:value-type="float" office:value="40.8163" calcext:value-type="float">
            <text:p>40.8163</text:p>
          </table:table-cell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326" calcext:value-type="float">
            <text:p>326</text:p>
          </table:table-cell>
          <table:table-cell office:value-type="float" office:value="7" calcext:value-type="float">
            <text:p>7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6:32:104</text:p>
          </table:table-cell>
          <table:table-cell office:value-type="float" office:value="28.2686" calcext:value-type="float">
            <text:p>28.268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7" calcext:value-type="float">
            <text:p>7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6:44:198</text:p>
          </table:table-cell>
          <table:table-cell office:value-type="float" office:value="26.3591" calcext:value-type="float">
            <text:p>26.3591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6:56:296</text:p>
          </table:table-cell>
          <table:table-cell office:value-type="float" office:value="28.169" calcext:value-type="float">
            <text:p>28.169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:47:08:303</text:p>
          </table:table-cell>
          <table:table-cell office:value-type="float" office:value="28.7253" calcext:value-type="float">
            <text:p>28.7253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&lt;null&gt;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6T21:46:28.458525423</dc:date>
    <meta:editing-duration>PT2M4S</meta:editing-duration>
    <meta:editing-cycles>1</meta:editing-cycles>
    <meta:document-statistic meta:table-count="1" meta:cell-count="1234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78.313cm" svg:height="44.117cm" xlink:href=".." xlink:type="simple" chart:class="chart:line" chart:style-name="ch1">
        <chart:legend chart:legend-position="end" svg:x="73.133cm" svg:y="17.277cm" style:legend-expansion="high" chart:style-name="ch2"/>
        <chart:plot-area chart:style-name="ch3" table:cell-range-address="logPerformance.A1:logPerformance.T617" chart:data-source-has-labels="both" svg:x="1.566cm" svg:y="0.882cm" svg:width="70.001cm" svg:height="42.353cm">
          <chartooo:coordinate-region svg:x="2.998cm" svg:y="0.882cm" svg:width="68.569cm" svg:height="40.221cm"/>
          <chart:axis chart:dimension="x" chart:name="primary-x" chart:style-name="ch4" chartooo:axis-type="auto">
            <chartooo:date-scale/>
            <chart:categories table:cell-range-address="logPerformance.A2:logPerformance.A6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gPerformance.B2:logPerformance.B617" chart:label-cell-address="logPerformance.B1:logPerformance.B1" chart:class="chart:line">
            <chart:data-point chart:repeated="616"/>
          </chart:series>
          <chart:series chart:style-name="ch7" chart:values-cell-range-address="logPerformance.C2:logPerformance.C617" chart:label-cell-address="logPerformance.C1:logPerformance.C1" chart:class="chart:line">
            <chart:data-point chart:repeated="616"/>
          </chart:series>
          <chart:series chart:style-name="ch8" chart:values-cell-range-address="logPerformance.D2:logPerformance.D617" chart:label-cell-address="logPerformance.D1:logPerformance.D1" chart:class="chart:line">
            <chart:data-point chart:repeated="616"/>
          </chart:series>
          <chart:series chart:style-name="ch9" chart:values-cell-range-address="logPerformance.E2:logPerformance.E617" chart:label-cell-address="logPerformance.E1:logPerformance.E1" chart:class="chart:line">
            <chart:data-point chart:repeated="616"/>
          </chart:series>
          <chart:series chart:style-name="ch10" chart:values-cell-range-address="logPerformance.F2:logPerformance.F617" chart:label-cell-address="logPerformance.F1:logPerformance.F1" chart:class="chart:line">
            <chart:data-point chart:repeated="616"/>
          </chart:series>
          <chart:series chart:style-name="ch11" chart:values-cell-range-address="logPerformance.G2:logPerformance.G617" chart:label-cell-address="logPerformance.G1:logPerformance.G1" chart:class="chart:line">
            <chart:data-point chart:repeated="616"/>
          </chart:series>
          <chart:series chart:style-name="ch12" chart:values-cell-range-address="logPerformance.H2:logPerformance.H617" chart:label-cell-address="logPerformance.H1:logPerformance.H1" chart:class="chart:line">
            <chart:data-point chart:repeated="616"/>
          </chart:series>
          <chart:series chart:style-name="ch13" chart:values-cell-range-address="logPerformance.I2:logPerformance.I617" chart:label-cell-address="logPerformance.I1:logPerformance.I1" chart:class="chart:line">
            <chart:data-point chart:repeated="616"/>
          </chart:series>
          <chart:series chart:style-name="ch14" chart:values-cell-range-address="logPerformance.J2:logPerformance.J617" chart:label-cell-address="logPerformance.J1:logPerformance.J1" chart:class="chart:line">
            <chart:data-point chart:repeated="616"/>
          </chart:series>
          <chart:series chart:style-name="ch15" chart:values-cell-range-address="logPerformance.K2:logPerformance.K617" chart:label-cell-address="logPerformance.K1:logPerformance.K1" chart:class="chart:line">
            <chart:data-point chart:repeated="616"/>
          </chart:series>
          <chart:series chart:style-name="ch16" chart:values-cell-range-address="logPerformance.L2:logPerformance.L617" chart:label-cell-address="logPerformance.L1:logPerformance.L1" chart:class="chart:line">
            <chart:data-point chart:repeated="616"/>
          </chart:series>
          <chart:series chart:style-name="ch17" chart:values-cell-range-address="logPerformance.M2:logPerformance.M617" chart:label-cell-address="logPerformance.M1:logPerformance.M1" chart:class="chart:line">
            <chart:data-point chart:repeated="616"/>
          </chart:series>
          <chart:series chart:style-name="ch18" chart:values-cell-range-address="logPerformance.N2:logPerformance.N617" chart:label-cell-address="logPerformance.N1:logPerformance.N1" chart:class="chart:line">
            <chart:data-point chart:repeated="616"/>
          </chart:series>
          <chart:series chart:style-name="ch19" chart:values-cell-range-address="logPerformance.O2:logPerformance.O617" chart:label-cell-address="logPerformance.O1:logPerformance.O1" chart:class="chart:line">
            <chart:data-point chart:repeated="616"/>
          </chart:series>
          <chart:series chart:style-name="ch20" chart:values-cell-range-address="logPerformance.P2:logPerformance.P617" chart:label-cell-address="logPerformance.P1:logPerformance.P1" chart:class="chart:line">
            <chart:data-point chart:repeated="616"/>
          </chart:series>
          <chart:series chart:style-name="ch9" chart:values-cell-range-address="logPerformance.Q2:logPerformance.Q617" chart:label-cell-address="logPerformance.Q1:logPerformance.Q1" chart:class="chart:line">
            <chart:data-point chart:repeated="616"/>
          </chart:series>
          <chart:series chart:style-name="ch10" chart:values-cell-range-address="logPerformance.R2:logPerformance.R617" chart:label-cell-address="logPerformance.R1:logPerformance.R1" chart:class="chart:line">
            <chart:data-point chart:repeated="616"/>
          </chart:series>
          <chart:series chart:style-name="ch11" chart:values-cell-range-address="logPerformance.S2:logPerformance.S617" chart:label-cell-address="logPerformance.S1:logPerformance.S1" chart:class="chart:line">
            <chart:data-point chart:repeated="616"/>
          </chart:series>
          <chart:series chart:style-name="ch12" chart:values-cell-range-address="logPerformance.T2:logPerformance.T617" chart:label-cell-address="logPerformance.T1:logPerformance.T1" chart:class="chart:line">
            <chart:data-point chart:repeated="61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FPS</text:p>
                <draw:g>
                  <svg:desc>logPerformance.B1:logPerformance.B1</svg:desc>
                </draw:g>
              </table:table-cell>
              <table:table-cell office:value-type="string">
                <text:p>Players</text:p>
                <draw:g>
                  <svg:desc>logPerformance.C1:logPerformance.C1</svg:desc>
                </draw:g>
              </table:table-cell>
              <table:table-cell office:value-type="string">
                <text:p>DeadUnits</text:p>
                <draw:g>
                  <svg:desc>logPerformance.D1:logPerformance.D1</svg:desc>
                </draw:g>
              </table:table-cell>
              <table:table-cell office:value-type="string">
                <text:p>AllUnits</text:p>
                <draw:g>
                  <svg:desc>logPerformance.E1:logPerformance.E1</svg:desc>
                </draw:g>
              </table:table-cell>
              <table:table-cell office:value-type="string">
                <text:p>UnitsAwareOfEnemies</text:p>
                <draw:g>
                  <svg:desc>logPerformance.F1:logPerformance.F1</svg:desc>
                </draw:g>
              </table:table-cell>
              <table:table-cell office:value-type="string">
                <text:p>AllVehicles</text:p>
                <draw:g>
                  <svg:desc>logPerformance.G1:logPerformance.G1</svg:desc>
                </draw:g>
              </table:table-cell>
              <table:table-cell office:value-type="string">
                <text:p>WreckedVehicles</text:p>
                <draw:g>
                  <svg:desc>logPerformance.H1:logPerformance.H1</svg:desc>
                </draw:g>
              </table:table-cell>
              <table:table-cell office:value-type="string">
                <text:p>Entities</text:p>
                <draw:g>
                  <svg:desc>logPerformance.I1:logPerformance.I1</svg:desc>
                </draw:g>
              </table:table-cell>
              <table:table-cell office:value-type="string">
                <text:p>GroupsRebels</text:p>
                <draw:g>
                  <svg:desc>logPerformance.J1:logPerformance.J1</svg:desc>
                </draw:g>
              </table:table-cell>
              <table:table-cell office:value-type="string">
                <text:p> GroupsInvaders</text:p>
                <draw:g>
                  <svg:desc>logPerformance.K1:logPerformance.K1</svg:desc>
                </draw:g>
              </table:table-cell>
              <table:table-cell office:value-type="string">
                <text:p>GroupsOccupants</text:p>
                <draw:g>
                  <svg:desc>logPerformance.L1:logPerformance.L1</svg:desc>
                </draw:g>
              </table:table-cell>
              <table:table-cell office:value-type="string">
                <text:p>GroupsCiv</text:p>
                <draw:g>
                  <svg:desc>logPerformance.M1:logPerformance.M1</svg:desc>
                </draw:g>
              </table:table-cell>
              <table:table-cell office:value-type="string">
                <text:p>GroupsTotal</text:p>
                <draw:g>
                  <svg:desc>logPerformance.N1:logPerformance.N1</svg:desc>
                </draw:g>
              </table:table-cell>
              <table:table-cell office:value-type="string">
                <text:p>GroupsCombatBehaviour</text:p>
                <draw:g>
                  <svg:desc>logPerformance.O1:logPerformance.O1</svg:desc>
                </draw:g>
              </table:table-cell>
              <table:table-cell office:value-type="string">
                <text:p>Faction Cash</text:p>
                <draw:g>
                  <svg:desc>logPerformance.P1:logPerformance.P1</svg:desc>
                </draw:g>
              </table:table-cell>
              <table:table-cell office:value-type="string">
                <text:p>HR</text:p>
                <draw:g>
                  <svg:desc>logPerformance.Q1:logPerformance.Q1</svg:desc>
                </draw:g>
              </table:table-cell>
              <table:table-cell office:value-type="string">
                <text:p>OccAggro</text:p>
                <draw:g>
                  <svg:desc>logPerformance.R1:logPerformance.R1</svg:desc>
                </draw:g>
              </table:table-cell>
              <table:table-cell office:value-type="string">
                <text:p>InvAggro</text:p>
                <draw:g>
                  <svg:desc>logPerformance.S1:logPerformance.S1</svg:desc>
                </draw:g>
              </table:table-cell>
              <table:table-cell office:value-type="string">
                <text:p>Warlevel</text:p>
                <draw:g>
                  <svg:desc>logPerformance.T1:logPerformance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:29:50:016</text:p>
                <draw:g>
                  <svg:desc>logPerformance.A2:logPerformance.A617</svg:desc>
                </draw:g>
              </table:table-cell>
              <table:table-cell office:value-type="float" office:value="37.7358">
                <text:p>37.7358</text:p>
                <draw:g>
                  <svg:desc>logPerformance.B2:logPerformance.B617</svg:desc>
                </draw:g>
              </table:table-cell>
              <table:table-cell office:value-type="float" office:value="3">
                <text:p>3</text:p>
                <draw:g>
                  <svg:desc>logPerformance.C2:logPerformance.C617</svg:desc>
                </draw:g>
              </table:table-cell>
              <table:table-cell office:value-type="float" office:value="22">
                <text:p>22</text:p>
                <draw:g>
                  <svg:desc>logPerformance.D2:logPerformance.D617</svg:desc>
                </draw:g>
              </table:table-cell>
              <table:table-cell office:value-type="float" office:value="43">
                <text:p>43</text:p>
                <draw:g>
                  <svg:desc>logPerformance.E2:logPerformance.E617</svg:desc>
                </draw:g>
              </table:table-cell>
              <table:table-cell office:value-type="float" office:value="0">
                <text:p>0</text:p>
                <draw:g>
                  <svg:desc>logPerformance.F2:logPerformance.F617</svg:desc>
                </draw:g>
              </table:table-cell>
              <table:table-cell office:value-type="float" office:value="219">
                <text:p>219</text:p>
                <draw:g>
                  <svg:desc>logPerformance.G2:logPerformance.G617</svg:desc>
                </draw:g>
              </table:table-cell>
              <table:table-cell office:value-type="float" office:value="4">
                <text:p>4</text:p>
                <draw:g>
                  <svg:desc>logPerformance.H2:logPerformance.H617</svg:desc>
                </draw:g>
              </table:table-cell>
              <table:table-cell office:value-type="float" office:value="283">
                <text:p>283</text:p>
                <draw:g>
                  <svg:desc>logPerformance.I2:logPerformance.I617</svg:desc>
                </draw:g>
              </table:table-cell>
              <table:table-cell office:value-type="float" office:value="8">
                <text:p>8</text:p>
                <draw:g>
                  <svg:desc>logPerformance.J2:logPerformance.J617</svg:desc>
                </draw:g>
              </table:table-cell>
              <table:table-cell office:value-type="float" office:value="0">
                <text:p>0</text:p>
                <draw:g>
                  <svg:desc>logPerformance.K2:logPerformance.K617</svg:desc>
                </draw:g>
              </table:table-cell>
              <table:table-cell office:value-type="float" office:value="0">
                <text:p>0</text:p>
                <draw:g>
                  <svg:desc>logPerformance.L2:logPerformance.L617</svg:desc>
                </draw:g>
              </table:table-cell>
              <table:table-cell office:value-type="float" office:value="1">
                <text:p>1</text:p>
                <draw:g>
                  <svg:desc>logPerformance.M2:logPerformance.M617</svg:desc>
                </draw:g>
              </table:table-cell>
              <table:table-cell office:value-type="float" office:value="9">
                <text:p>9</text:p>
                <draw:g>
                  <svg:desc>logPerformance.N2:logPerformance.N617</svg:desc>
                </draw:g>
              </table:table-cell>
              <table:table-cell office:value-type="float" office:value="0">
                <text:p>0</text:p>
                <draw:g>
                  <svg:desc>logPerformance.O2:logPerformance.O617</svg:desc>
                </draw:g>
              </table:table-cell>
              <table:table-cell office:value-type="float" office:value="NaN">
                <text:p>NaN</text:p>
                <draw:g>
                  <svg:desc>logPerformance.P2:logPerformance.P617</svg:desc>
                </draw:g>
              </table:table-cell>
              <table:table-cell office:value-type="float" office:value="NaN">
                <text:p>NaN</text:p>
                <draw:g>
                  <svg:desc>logPerformance.Q2:logPerformance.Q617</svg:desc>
                </draw:g>
              </table:table-cell>
              <table:table-cell office:value-type="float" office:value="40">
                <text:p>40</text:p>
                <draw:g>
                  <svg:desc>logPerformance.R2:logPerformance.R617</svg:desc>
                </draw:g>
              </table:table-cell>
              <table:table-cell office:value-type="float" office:value="0">
                <text:p>0</text:p>
                <draw:g>
                  <svg:desc>logPerformance.S2:logPerformance.S617</svg:desc>
                </draw:g>
              </table:table-cell>
              <table:table-cell office:value-type="float" office:value="9">
                <text:p>9</text:p>
                <draw:g>
                  <svg:desc>logPerformance.T2:logPerformance.T617</svg:desc>
                </draw:g>
              </table:table-cell>
            </table:table-row>
            <table:table-row>
              <table:table-cell office:value-type="string">
                <text:p>13:30:02:776</text:p>
              </table:table-cell>
              <table:table-cell office:value-type="float" office:value="33.195">
                <text:p>33.19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0:15:428</text:p>
              </table:table-cell>
              <table:table-cell office:value-type="float" office:value="37.296">
                <text:p>37.29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0:27:872</text:p>
              </table:table-cell>
              <table:table-cell office:value-type="float" office:value="35.9551">
                <text:p>35.955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83">
                <text:p>2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0:40:653</text:p>
              </table:table-cell>
              <table:table-cell office:value-type="float" office:value="39.2157">
                <text:p>39.215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82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0:53:151</text:p>
              </table:table-cell>
              <table:table-cell office:value-type="float" office:value="36.4465">
                <text:p>36.446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82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1:05:721</text:p>
              </table:table-cell>
              <table:table-cell office:value-type="float" office:value="37.4707">
                <text:p>37.4707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83">
                <text:p>2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1:18:454</text:p>
              </table:table-cell>
              <table:table-cell office:value-type="float" office:value="41.2371">
                <text:p>41.237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81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1:31:411</text:p>
              </table:table-cell>
              <table:table-cell office:value-type="float" office:value="34.4828">
                <text:p>34.4828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71">
                <text:p>27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1:44:231</text:p>
              </table:table-cell>
              <table:table-cell office:value-type="float" office:value="40.404">
                <text:p>40.404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1:57:114</text:p>
              </table:table-cell>
              <table:table-cell office:value-type="float" office:value="41.0256">
                <text:p>41.0256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2:09:908</text:p>
              </table:table-cell>
              <table:table-cell office:value-type="float" office:value="41.1311">
                <text:p>41.131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  <table:table-cell office:value-type="float" office:value="4">
                <text:p>4</text:p>
              </table:table-cell>
              <table:table-cell office:value-type="float" office:value="255">
                <text:p>2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2:29:878</text:p>
              </table:table-cell>
              <table:table-cell office:value-type="float" office:value="6.16333">
                <text:p>6.1633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274">
                <text:p>27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2:51:585</text:p>
              </table:table-cell>
              <table:table-cell office:value-type="float" office:value="12.3743">
                <text:p>12.374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3:12:662</text:p>
              </table:table-cell>
              <table:table-cell office:value-type="float" office:value="10.5471">
                <text:p>10.547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3:30:004</text:p>
              </table:table-cell>
              <table:table-cell office:value-type="float" office:value="14.0105">
                <text:p>14.0105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289">
                <text:p>28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3:49:782</text:p>
              </table:table-cell>
              <table:table-cell office:value-type="float" office:value="10.568">
                <text:p>10.568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1">
                <text:p>29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4:11:048</text:p>
              </table:table-cell>
              <table:table-cell office:value-type="float" office:value="13.4228">
                <text:p>13.4228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3">
                <text:p>29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4:31:802</text:p>
              </table:table-cell>
              <table:table-cell office:value-type="float" office:value="15.8888">
                <text:p>15.8888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4:52:330</text:p>
              </table:table-cell>
              <table:table-cell office:value-type="float" office:value="10.7167">
                <text:p>10.7167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5:12:715</text:p>
              </table:table-cell>
              <table:table-cell office:value-type="float" office:value="9.29692">
                <text:p>9.29692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5:34:772</text:p>
              </table:table-cell>
              <table:table-cell office:value-type="float" office:value="10.133">
                <text:p>10.13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8">
                <text:p>28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5:54:480</text:p>
              </table:table-cell>
              <table:table-cell office:value-type="float" office:value="17.9775">
                <text:p>17.9775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6:16:082</text:p>
              </table:table-cell>
              <table:table-cell office:value-type="float" office:value="10.356">
                <text:p>10.356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6:37:809</text:p>
              </table:table-cell>
              <table:table-cell office:value-type="float" office:value="13.0506">
                <text:p>13.0506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222">
                <text:p>222</text:p>
              </table:table-cell>
              <table:table-cell office:value-type="float" office:value="4">
                <text:p>4</text:p>
              </table:table-cell>
              <table:table-cell office:value-type="float" office:value="295">
                <text:p>29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6:56:128</text:p>
              </table:table-cell>
              <table:table-cell office:value-type="float" office:value="12.6382">
                <text:p>12.638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223">
                <text:p>223</text:p>
              </table:table-cell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7:13:430</text:p>
              </table:table-cell>
              <table:table-cell office:value-type="float" office:value="16.444">
                <text:p>16.44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224">
                <text:p>224</text:p>
              </table:table-cell>
              <table:table-cell office:value-type="float" office:value="4">
                <text:p>4</text:p>
              </table:table-cell>
              <table:table-cell office:value-type="float" office:value="297">
                <text:p>29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7:29:970</text:p>
              </table:table-cell>
              <table:table-cell office:value-type="float" office:value="14.3756">
                <text:p>14.3756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224">
                <text:p>224</text:p>
              </table:table-cell>
              <table:table-cell office:value-type="float" office:value="4">
                <text:p>4</text:p>
              </table:table-cell>
              <table:table-cell office:value-type="float" office:value="297">
                <text:p>29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7:48:670</text:p>
              </table:table-cell>
              <table:table-cell office:value-type="float" office:value="9.45068">
                <text:p>9.45068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298">
                <text:p>29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8:05:711</text:p>
              </table:table-cell>
              <table:table-cell office:value-type="float" office:value="8.7146">
                <text:p>8.7146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  <table:table-cell office:value-type="float" office:value="30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4">
                <text:p>4</text:p>
              </table:table-cell>
              <table:table-cell office:value-type="float" office:value="299">
                <text:p>29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8:23:978</text:p>
              </table:table-cell>
              <table:table-cell office:value-type="float" office:value="10.4644">
                <text:p>10.4644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4">
                <text:p>4</text:p>
              </table:table-cell>
              <table:table-cell office:value-type="float" office:value="299">
                <text:p>29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8:41:725</text:p>
              </table:table-cell>
              <table:table-cell office:value-type="float" office:value="10.1074">
                <text:p>10.1074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8:58:987</text:p>
              </table:table-cell>
              <table:table-cell office:value-type="float" office:value="6.44901">
                <text:p>6.44901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9:17:077</text:p>
              </table:table-cell>
              <table:table-cell office:value-type="float" office:value="16.4103">
                <text:p>16.4103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9:37:211</text:p>
              </table:table-cell>
              <table:table-cell office:value-type="float" office:value="7.15884">
                <text:p>7.15884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39:58:618</text:p>
              </table:table-cell>
              <table:table-cell office:value-type="float" office:value="13.913">
                <text:p>13.913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0:16:775</text:p>
              </table:table-cell>
              <table:table-cell office:value-type="float" office:value="9.96264">
                <text:p>9.96264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0:33:813</text:p>
              </table:table-cell>
              <table:table-cell office:value-type="float" office:value="15.3698">
                <text:p>15.3698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0:54:298</text:p>
              </table:table-cell>
              <table:table-cell office:value-type="float" office:value="7.87789">
                <text:p>7.87789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26">
                <text:p>226</text:p>
              </table:table-cell>
              <table:table-cell office:value-type="float" office:value="4">
                <text:p>4</text:p>
              </table:table-cell>
              <table:table-cell office:value-type="float" office:value="299">
                <text:p>29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1:13:554</text:p>
              </table:table-cell>
              <table:table-cell office:value-type="float" office:value="9.21659">
                <text:p>9.21659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1:33:563</text:p>
              </table:table-cell>
              <table:table-cell office:value-type="float" office:value="5.55556">
                <text:p>5.55556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7">
                <text:p>27</text:p>
              </table:table-cell>
              <table:table-cell office:value-type="float" office:value="225">
                <text:p>225</text:p>
              </table:table-cell>
              <table:table-cell office:value-type="float" office:value="4">
                <text:p>4</text:p>
              </table:table-cell>
              <table:table-cell office:value-type="float" office:value="298">
                <text:p>29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1:53:745</text:p>
              </table:table-cell>
              <table:table-cell office:value-type="float" office:value="9.20069">
                <text:p>9.20069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2:12:816</text:p>
              </table:table-cell>
              <table:table-cell office:value-type="float" office:value="7.71828">
                <text:p>7.71828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2:28:443</text:p>
              </table:table-cell>
              <table:table-cell office:value-type="float" office:value="12.1488">
                <text:p>12.1488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227">
                <text:p>227</text:p>
              </table:table-cell>
              <table:table-cell office:value-type="float" office:value="4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2:43:621</text:p>
              </table:table-cell>
              <table:table-cell office:value-type="float" office:value="5.743">
                <text:p>5.743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247">
                <text:p>247</text:p>
              </table:table-cell>
              <table:table-cell office:value-type="float" office:value="6">
                <text:p>6</text:p>
              </table:table-cell>
              <table:table-cell office:value-type="float" office:value="326">
                <text:p>32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2:57:731</text:p>
              </table:table-cell>
              <table:table-cell office:value-type="float" office:value="18.6047">
                <text:p>18.6047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3:12:242</text:p>
              </table:table-cell>
              <table:table-cell office:value-type="float" office:value="13.3001">
                <text:p>13.3001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0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3:27:843</text:p>
              </table:table-cell>
              <table:table-cell office:value-type="float" office:value="7.83546">
                <text:p>7.83546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3:40:687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3:55:300</text:p>
              </table:table-cell>
              <table:table-cell office:value-type="float" office:value="6.69176">
                <text:p>6.69176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4:08:586</text:p>
              </table:table-cell>
              <table:table-cell office:value-type="float" office:value="12.0846">
                <text:p>12.0846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4:23:115</text:p>
              </table:table-cell>
              <table:table-cell office:value-type="float" office:value="11.994">
                <text:p>11.994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4:38:477</text:p>
              </table:table-cell>
              <table:table-cell office:value-type="float" office:value="10.8401">
                <text:p>10.8401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4:54:573</text:p>
              </table:table-cell>
              <table:table-cell office:value-type="float" office:value="18.8679">
                <text:p>18.867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5:10:059</text:p>
              </table:table-cell>
              <table:table-cell office:value-type="float" office:value="10.9439">
                <text:p>10.943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5:26:604</text:p>
              </table:table-cell>
              <table:table-cell office:value-type="float" office:value="6.55738">
                <text:p>6.5573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5:47:481</text:p>
              </table:table-cell>
              <table:table-cell office:value-type="float" office:value="16.7015">
                <text:p>16.7015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7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6:08:581</text:p>
              </table:table-cell>
              <table:table-cell office:value-type="float" office:value="17.0032">
                <text:p>17.0032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6:28:488</text:p>
              </table:table-cell>
              <table:table-cell office:value-type="float" office:value="9.73828">
                <text:p>9.7382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321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6:49:714</text:p>
              </table:table-cell>
              <table:table-cell office:value-type="float" office:value="8.60215">
                <text:p>8.60215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7:10:659</text:p>
              </table:table-cell>
              <table:table-cell office:value-type="float" office:value="9.34579">
                <text:p>9.3457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7:30:568</text:p>
              </table:table-cell>
              <table:table-cell office:value-type="float" office:value="6.88172">
                <text:p>6.88172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7:51:937</text:p>
              </table:table-cell>
              <table:table-cell office:value-type="float" office:value="12.7085">
                <text:p>12.7085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8:13:179</text:p>
              </table:table-cell>
              <table:table-cell office:value-type="float" office:value="9.20069">
                <text:p>9.2006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8:30:457</text:p>
              </table:table-cell>
              <table:table-cell office:value-type="float" office:value="10.6596">
                <text:p>10.6596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41">
                <text:p>241</text:p>
              </table:table-cell>
              <table:table-cell office:value-type="float" office:value="4">
                <text:p>4</text:p>
              </table:table-cell>
              <table:table-cell office:value-type="float" office:value="317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8:46:515</text:p>
              </table:table-cell>
              <table:table-cell office:value-type="float" office:value="22.7596">
                <text:p>22.7596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9:02:389</text:p>
              </table:table-cell>
              <table:table-cell office:value-type="float" office:value="11.7907">
                <text:p>11.7907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9:17:986</text:p>
              </table:table-cell>
              <table:table-cell office:value-type="float" office:value="12.2231">
                <text:p>12.2231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9:37:131</text:p>
              </table:table-cell>
              <table:table-cell office:value-type="float" office:value="6.87876">
                <text:p>6.87876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49:57:424</text:p>
              </table:table-cell>
              <table:table-cell office:value-type="float" office:value="11.5942">
                <text:p>11.5942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39">
                <text:p>239</text:p>
              </table:table-cell>
              <table:table-cell office:value-type="float" office:value="4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0:17:339</text:p>
              </table:table-cell>
              <table:table-cell office:value-type="float" office:value="11.6533">
                <text:p>11.6533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0:31:572</text:p>
              </table:table-cell>
              <table:table-cell office:value-type="float" office:value="13.6752">
                <text:p>13.6752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0:46:771</text:p>
              </table:table-cell>
              <table:table-cell office:value-type="float" office:value="13.1904">
                <text:p>13.1904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7">
                <text:p>317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1:02:656</text:p>
              </table:table-cell>
              <table:table-cell office:value-type="float" office:value="14.1343">
                <text:p>14.1343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1:18:134</text:p>
              </table:table-cell>
              <table:table-cell office:value-type="float" office:value="20.9424">
                <text:p>20.942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1:33:431</text:p>
              </table:table-cell>
              <table:table-cell office:value-type="float" office:value="13.4794">
                <text:p>13.4794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319">
                <text:p>31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1:48:307</text:p>
              </table:table-cell>
              <table:table-cell office:value-type="float" office:value="13.8528">
                <text:p>13.852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2:04:786</text:p>
              </table:table-cell>
              <table:table-cell office:value-type="float" office:value="12.6283">
                <text:p>12.6283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2:20:539</text:p>
              </table:table-cell>
              <table:table-cell office:value-type="float" office:value="14.733">
                <text:p>14.733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43">
                <text:p>243</text:p>
              </table:table-cell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2:35:638</text:p>
              </table:table-cell>
              <table:table-cell office:value-type="float" office:value="11.1188">
                <text:p>11.118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2:51:387</text:p>
              </table:table-cell>
              <table:table-cell office:value-type="float" office:value="13.5478">
                <text:p>13.547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3:06:626</text:p>
              </table:table-cell>
              <table:table-cell office:value-type="float" office:value="14.0351">
                <text:p>14.0351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3:22:060</text:p>
              </table:table-cell>
              <table:table-cell office:value-type="float" office:value="13.8768">
                <text:p>13.876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3:37:115</text:p>
              </table:table-cell>
              <table:table-cell office:value-type="float" office:value="14.3241">
                <text:p>14.3241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3:52:739</text:p>
              </table:table-cell>
              <table:table-cell office:value-type="float" office:value="11.2202">
                <text:p>11.2202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4:07:782</text:p>
              </table:table-cell>
              <table:table-cell office:value-type="float" office:value="26.1438">
                <text:p>26.143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4">
                <text:p>31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4:22:704</text:p>
              </table:table-cell>
              <table:table-cell office:value-type="float" office:value="13.7339">
                <text:p>13.733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4:38:026</text:p>
              </table:table-cell>
              <table:table-cell office:value-type="float" office:value="14.3113">
                <text:p>14.3113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4:53:426</text:p>
              </table:table-cell>
              <table:table-cell office:value-type="float" office:value="13.9252">
                <text:p>13.9252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5:08:616</text:p>
              </table:table-cell>
              <table:table-cell office:value-type="float" office:value="13.6986">
                <text:p>13.6986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5:24:066</text:p>
              </table:table-cell>
              <table:table-cell office:value-type="float" office:value="13.5939">
                <text:p>13.593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11">
                <text:p>31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5:39:126</text:p>
              </table:table-cell>
              <table:table-cell office:value-type="float" office:value="14.9115">
                <text:p>14.9115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08">
                <text:p>30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5:54:651</text:p>
              </table:table-cell>
              <table:table-cell office:value-type="float" office:value="15.1659">
                <text:p>15.165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6:09:406</text:p>
              </table:table-cell>
              <table:table-cell office:value-type="float" office:value="14.0969">
                <text:p>14.096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6:24:405</text:p>
              </table:table-cell>
              <table:table-cell office:value-type="float" office:value="16.3599">
                <text:p>16.359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6:39:621</text:p>
              </table:table-cell>
              <table:table-cell office:value-type="float" office:value="13.8169">
                <text:p>13.816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321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6:54:457</text:p>
              </table:table-cell>
              <table:table-cell office:value-type="float" office:value="21.9479">
                <text:p>21.9479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321">
                <text:p>321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7:09:432</text:p>
              </table:table-cell>
              <table:table-cell office:value-type="float" office:value="14.0228">
                <text:p>14.0228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322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7:24:021</text:p>
              </table:table-cell>
              <table:table-cell office:value-type="float" office:value="22.792">
                <text:p>22.792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7:38:942</text:p>
              </table:table-cell>
              <table:table-cell office:value-type="float" office:value="15.7171">
                <text:p>15.7171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242">
                <text:p>242</text:p>
              </table:table-cell>
              <table:table-cell office:value-type="float" office:value="4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7:53:979</text:p>
              </table:table-cell>
              <table:table-cell office:value-type="float" office:value="13.6869">
                <text:p>13.6869</text:p>
              </table:table-cell>
              <table:table-cell office:value-type="float" office:value="4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44">
                <text:p>244</text:p>
              </table:table-cell>
              <table:table-cell office:value-type="float" office:value="4">
                <text:p>4</text:p>
              </table:table-cell>
              <table:table-cell office:value-type="float" office:value="322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8:06:866</text:p>
              </table:table-cell>
              <table:table-cell office:value-type="float" office:value="13.278">
                <text:p>13.278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246">
                <text:p>246</text:p>
              </table:table-cell>
              <table:table-cell office:value-type="float" office:value="4">
                <text:p>4</text:p>
              </table:table-cell>
              <table:table-cell office:value-type="float" office:value="325">
                <text:p>32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8:22:169</text:p>
              </table:table-cell>
              <table:table-cell office:value-type="float" office:value="21.4765">
                <text:p>21.4765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8:37:425</text:p>
              </table:table-cell>
              <table:table-cell office:value-type="float" office:value="11.3636">
                <text:p>11.3636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8:52:747</text:p>
              </table:table-cell>
              <table:table-cell office:value-type="float" office:value="20.7792">
                <text:p>20.7792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9:08:176</text:p>
              </table:table-cell>
              <table:table-cell office:value-type="float" office:value="20.9424">
                <text:p>20.9424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9:23:693</text:p>
              </table:table-cell>
              <table:table-cell office:value-type="float" office:value="14.1093">
                <text:p>14.1093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9:38:998</text:p>
              </table:table-cell>
              <table:table-cell office:value-type="float" office:value="14.6252">
                <text:p>14.6252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48">
                <text:p>248</text:p>
              </table:table-cell>
              <table:table-cell office:value-type="float" office:value="4">
                <text:p>4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:59:53:946</text:p>
              </table:table-cell>
              <table:table-cell office:value-type="float" office:value="13.9738">
                <text:p>13.9738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  <table:table-cell office:value-type="float" office:value="329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0:08:162</text:p>
              </table:table-cell>
              <table:table-cell office:value-type="float" office:value="21.3049">
                <text:p>21.3049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251">
                <text:p>251</text:p>
              </table:table-cell>
              <table:table-cell office:value-type="float" office:value="4">
                <text:p>4</text:p>
              </table:table-cell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0:21:062</text:p>
              </table:table-cell>
              <table:table-cell office:value-type="float" office:value="21.3049">
                <text:p>21.3049</text:p>
              </table:table-cell>
              <table:table-cell office:value-type="float" office:value="4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250">
                <text:p>250</text:p>
              </table:table-cell>
              <table:table-cell office:value-type="float" office:value="3">
                <text:p>3</text:p>
              </table:table-cell>
              <table:table-cell office:value-type="float" office:value="329">
                <text:p>32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0:34:344</text:p>
              </table:table-cell>
              <table:table-cell office:value-type="float" office:value="13.5478">
                <text:p>13.5478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331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0:47:417</text:p>
              </table:table-cell>
              <table:table-cell office:value-type="float" office:value="13.256">
                <text:p>13.256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331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1:02:706</text:p>
              </table:table-cell>
              <table:table-cell office:value-type="float" office:value="12.1488">
                <text:p>12.1488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251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1:17:081</text:p>
              </table:table-cell>
              <table:table-cell office:value-type="float" office:value="17.8571">
                <text:p>17.8571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251">
                <text:p>251</text:p>
              </table:table-cell>
              <table:table-cell office:value-type="float" office:value="3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1:30:531</text:p>
              </table:table-cell>
              <table:table-cell office:value-type="float" office:value="21.3904">
                <text:p>21.3904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331">
                <text:p>33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1:42:922</text:p>
              </table:table-cell>
              <table:table-cell office:value-type="float" office:value="21.7391">
                <text:p>21.7391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51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1:55:329</text:p>
              </table:table-cell>
              <table:table-cell office:value-type="float" office:value="22.13">
                <text:p>22.13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51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2:07:367</text:p>
              </table:table-cell>
              <table:table-cell office:value-type="float" office:value="21.9178">
                <text:p>21.9178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51">
                <text:p>251</text:p>
              </table:table-cell>
              <table:table-cell office:value-type="float" office:value="2">
                <text:p>2</text:p>
              </table:table-cell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2:19:613</text:p>
              </table:table-cell>
              <table:table-cell office:value-type="float" office:value="14.0474">
                <text:p>14.0474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2:31:775</text:p>
              </table:table-cell>
              <table:table-cell office:value-type="float" office:value="21.5924">
                <text:p>21.5924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2:43:848</text:p>
              </table:table-cell>
              <table:table-cell office:value-type="float" office:value="21.6509">
                <text:p>21.6509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2:56:327</text:p>
              </table:table-cell>
              <table:table-cell office:value-type="float" office:value="25.8481">
                <text:p>25.8481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3:08:801</text:p>
              </table:table-cell>
              <table:table-cell office:value-type="float" office:value="20.6452">
                <text:p>20.6452</text:p>
              </table:table-cell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249">
                <text:p>249</text:p>
              </table:table-cell>
              <table:table-cell office:value-type="float" office:value="2">
                <text:p>2</text:p>
              </table:table-cell>
              <table:table-cell office:value-type="float" office:value="327">
                <text:p>32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3:21:384</text:p>
              </table:table-cell>
              <table:table-cell office:value-type="float" office:value="19.8758">
                <text:p>19.8758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3">
                <text:p>3</text:p>
              </table:table-cell>
              <table:table-cell office:value-type="float" office:value="332">
                <text:p>33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3:34:125</text:p>
              </table:table-cell>
              <table:table-cell office:value-type="float" office:value="13.9983">
                <text:p>13.9983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  <table:table-cell office:value-type="float" office:value="254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336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3:46:476</text:p>
              </table:table-cell>
              <table:table-cell office:value-type="float" office:value="26.534">
                <text:p>26.534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254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334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3:58:519</text:p>
              </table:table-cell>
              <table:table-cell office:value-type="float" office:value="25.2366">
                <text:p>25.2366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334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4:11:500</text:p>
              </table:table-cell>
              <table:table-cell office:value-type="float" office:value="13.1687">
                <text:p>13.1687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254">
                <text:p>254</text:p>
              </table:table-cell>
              <table:table-cell office:value-type="float" office:value="3">
                <text:p>3</text:p>
              </table:table-cell>
              <table:table-cell office:value-type="float" office:value="334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4:23:541</text:p>
              </table:table-cell>
              <table:table-cell office:value-type="float" office:value="20.9424">
                <text:p>20.9424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56">
                <text:p>256</text:p>
              </table:table-cell>
              <table:table-cell office:value-type="float" office:value="3">
                <text:p>3</text:p>
              </table:table-cell>
              <table:table-cell office:value-type="float" office:value="336">
                <text:p>336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4:36:752</text:p>
              </table:table-cell>
              <table:table-cell office:value-type="float" office:value="10.2106">
                <text:p>10.2106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258">
                <text:p>258</text:p>
              </table:table-cell>
              <table:table-cell office:value-type="float" office:value="3">
                <text:p>3</text:p>
              </table:table-cell>
              <table:table-cell office:value-type="float" office:value="338">
                <text:p>338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4:49:310</text:p>
              </table:table-cell>
              <table:table-cell office:value-type="float" office:value="13.7457">
                <text:p>13.7457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57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337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5:03:213</text:p>
              </table:table-cell>
              <table:table-cell office:value-type="float" office:value="13.7457">
                <text:p>13.7457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  <table:table-cell office:value-type="float" office:value="25">
                <text:p>25</text:p>
              </table:table-cell>
              <table:table-cell office:value-type="float" office:value="257">
                <text:p>257</text:p>
              </table:table-cell>
              <table:table-cell office:value-type="float" office:value="3">
                <text:p>3</text:p>
              </table:table-cell>
              <table:table-cell office:value-type="float" office:value="337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5:17:046</text:p>
              </table:table-cell>
              <table:table-cell office:value-type="float" office:value="19.3705">
                <text:p>19.3705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67">
                <text:p>267</text:p>
              </table:table-cell>
              <table:table-cell office:value-type="float" office:value="4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5:32:290</text:p>
              </table:table-cell>
              <table:table-cell office:value-type="float" office:value="13.6054">
                <text:p>13.6054</text:p>
              </table:table-cell>
              <table:table-cell office:value-type="float" office:value="4">
                <text:p>4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264">
                <text:p>264</text:p>
              </table:table-cell>
              <table:table-cell office:value-type="float" office:value="4">
                <text:p>4</text:p>
              </table:table-cell>
              <table:table-cell office:value-type="float" office:value="350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5:47:674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65">
                <text:p>265</text:p>
              </table:table-cell>
              <table:table-cell office:value-type="float" office:value="4">
                <text:p>4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6:05:887</text:p>
              </table:table-cell>
              <table:table-cell office:value-type="float" office:value="13.2013">
                <text:p>13.201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68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354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6:20:604</text:p>
              </table:table-cell>
              <table:table-cell office:value-type="float" office:value="13.9494">
                <text:p>13.9494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68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354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6:35:883</text:p>
              </table:table-cell>
              <table:table-cell office:value-type="float" office:value="15.6098">
                <text:p>15.6098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68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354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4">
                <text:p>6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6:50:571</text:p>
              </table:table-cell>
              <table:table-cell office:value-type="float" office:value="14.1844">
                <text:p>14.1844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68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354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7:05:654</text:p>
              </table:table-cell>
              <table:table-cell office:value-type="float" office:value="14.1093">
                <text:p>14.109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68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354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7:20:714</text:p>
              </table:table-cell>
              <table:table-cell office:value-type="float" office:value="14.0351">
                <text:p>14.0351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68">
                <text:p>268</text:p>
              </table:table-cell>
              <table:table-cell office:value-type="float" office:value="4">
                <text:p>4</text:p>
              </table:table-cell>
              <table:table-cell office:value-type="float" office:value="354">
                <text:p>354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7:35:954</text:p>
              </table:table-cell>
              <table:table-cell office:value-type="float" office:value="14.8837">
                <text:p>14.8837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66">
                <text:p>266</text:p>
              </table:table-cell>
              <table:table-cell office:value-type="float" office:value="4">
                <text:p>4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7:51:045</text:p>
              </table:table-cell>
              <table:table-cell office:value-type="float" office:value="14.8148">
                <text:p>14.8148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265">
                <text:p>265</text:p>
              </table:table-cell>
              <table:table-cell office:value-type="float" office:value="3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8:05:843</text:p>
              </table:table-cell>
              <table:table-cell office:value-type="float" office:value="22.0386">
                <text:p>22.0386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267">
                <text:p>267</text:p>
              </table:table-cell>
              <table:table-cell office:value-type="float" office:value="3">
                <text:p>3</text:p>
              </table:table-cell>
              <table:table-cell office:value-type="float" office:value="352">
                <text:p>35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8:19:867</text:p>
              </table:table-cell>
              <table:table-cell office:value-type="float" office:value="18.7354">
                <text:p>18.7354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270">
                <text:p>270</text:p>
              </table:table-cell>
              <table:table-cell office:value-type="float" office:value="3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8:32:969</text:p>
              </table:table-cell>
              <table:table-cell office:value-type="float" office:value="14.4928">
                <text:p>14.4928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271">
                <text:p>271</text:p>
              </table:table-cell>
              <table:table-cell office:value-type="float" office:value="3">
                <text:p>3</text:p>
              </table:table-cell>
              <table:table-cell office:value-type="float" office:value="356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8:47:284</text:p>
              </table:table-cell>
              <table:table-cell office:value-type="float" office:value="13.6286">
                <text:p>13.6286</text:p>
              </table:table-cell>
              <table:table-cell office:value-type="float" office:value="4">
                <text:p>4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71">
                <text:p>271</text:p>
              </table:table-cell>
              <table:table-cell office:value-type="float" office:value="3">
                <text:p>3</text:p>
              </table:table-cell>
              <table:table-cell office:value-type="float" office:value="356">
                <text:p>35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9:02:706</text:p>
              </table:table-cell>
              <table:table-cell office:value-type="float" office:value="12.8824">
                <text:p>12.8824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71">
                <text:p>271</text:p>
              </table:table-cell>
              <table:table-cell office:value-type="float" office:value="4">
                <text:p>4</text:p>
              </table:table-cell>
              <table:table-cell office:value-type="float" office:value="358">
                <text:p>35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9:17:549</text:p>
              </table:table-cell>
              <table:table-cell office:value-type="float" office:value="14.0598">
                <text:p>14.0598</text:p>
              </table:table-cell>
              <table:table-cell office:value-type="float" office:value="4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273">
                <text:p>273</text:p>
              </table:table-cell>
              <table:table-cell office:value-type="float" office:value="4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9:32:418</text:p>
              </table:table-cell>
              <table:table-cell office:value-type="float" office:value="18.7793">
                <text:p>18.7793</text:p>
              </table:table-cell>
              <table:table-cell office:value-type="float" office:value="4">
                <text:p>4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274">
                <text:p>274</text:p>
              </table:table-cell>
              <table:table-cell office:value-type="float" office:value="5">
                <text:p>5</text:p>
              </table:table-cell>
              <table:table-cell office:value-type="float" office:value="365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09:46:668</text:p>
              </table:table-cell>
              <table:table-cell office:value-type="float" office:value="19.4411">
                <text:p>19.4411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6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0:01:124</text:p>
              </table:table-cell>
              <table:table-cell office:value-type="float" office:value="12.6482">
                <text:p>12.6482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4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0:15:998</text:p>
              </table:table-cell>
              <table:table-cell office:value-type="float" office:value="13.986">
                <text:p>13.986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4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0:31:204</text:p>
              </table:table-cell>
              <table:table-cell office:value-type="float" office:value="12.9345">
                <text:p>12.934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4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0:46:391</text:p>
              </table:table-cell>
              <table:table-cell office:value-type="float" office:value="13.8528">
                <text:p>13.8528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4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1:01:499</text:p>
              </table:table-cell>
              <table:table-cell office:value-type="float" office:value="13.913">
                <text:p>13.913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  <table:table-cell office:value-type="float" office:value="363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1:16:215</text:p>
              </table:table-cell>
              <table:table-cell office:value-type="float" office:value="13.7812">
                <text:p>13.7812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  <table:table-cell office:value-type="float" office:value="363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1:31:249</text:p>
              </table:table-cell>
              <table:table-cell office:value-type="float" office:value="13.901">
                <text:p>13.901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  <table:table-cell office:value-type="float" office:value="362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1:46:255</text:p>
              </table:table-cell>
              <table:table-cell office:value-type="float" office:value="14.9673">
                <text:p>14.9673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  <table:table-cell office:value-type="float" office:value="362">
                <text:p>36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2:00:697</text:p>
              </table:table-cell>
              <table:table-cell office:value-type="float" office:value="14.0228">
                <text:p>14.0228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75">
                <text:p>275</text:p>
              </table:table-cell>
              <table:table-cell office:value-type="float" office:value="5">
                <text:p>5</text:p>
              </table:table-cell>
              <table:table-cell office:value-type="float" office:value="363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2:15:868</text:p>
              </table:table-cell>
              <table:table-cell office:value-type="float" office:value="14.1844">
                <text:p>14.1844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6">
                <text:p>36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2:29:600</text:p>
              </table:table-cell>
              <table:table-cell office:value-type="float" office:value="21.5633">
                <text:p>21.5633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4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2:44:517</text:p>
              </table:table-cell>
              <table:table-cell office:value-type="float" office:value="10.296">
                <text:p>10.296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2:59:380</text:p>
              </table:table-cell>
              <table:table-cell office:value-type="float" office:value="14.5985">
                <text:p>14.5985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3:13:621</text:p>
              </table:table-cell>
              <table:table-cell office:value-type="float" office:value="20.025">
                <text:p>20.025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3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3:28:389</text:p>
              </table:table-cell>
              <table:table-cell office:value-type="float" office:value="14.2096">
                <text:p>14.2096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3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3:43:316</text:p>
              </table:table-cell>
              <table:table-cell office:value-type="float" office:value="14.4014">
                <text:p>14.4014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3">
                <text:p>36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3:58:607</text:p>
              </table:table-cell>
              <table:table-cell office:value-type="float" office:value="14.4274">
                <text:p>14.4274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5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4:13:272</text:p>
              </table:table-cell>
              <table:table-cell office:value-type="float" office:value="20.5392">
                <text:p>20.5392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5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4:28:263</text:p>
              </table:table-cell>
              <table:table-cell office:value-type="float" office:value="13.4341">
                <text:p>13.4341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5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4:43:746</text:p>
              </table:table-cell>
              <table:table-cell office:value-type="float" office:value="14.4665">
                <text:p>14.4665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5">
                <text:p>36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4:58:528</text:p>
              </table:table-cell>
              <table:table-cell office:value-type="float" office:value="13.5364">
                <text:p>13.5364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67">
                <text:p>36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5:13:789</text:p>
              </table:table-cell>
              <table:table-cell office:value-type="float" office:value="14.5059">
                <text:p>14.5059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276">
                <text:p>276</text:p>
              </table:table-cell>
              <table:table-cell office:value-type="float" office:value="5">
                <text:p>5</text:p>
              </table:table-cell>
              <table:table-cell office:value-type="float" office:value="373">
                <text:p>373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5:26:615</text:p>
              </table:table-cell>
              <table:table-cell office:value-type="float" office:value="23.9521">
                <text:p>23.9521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278">
                <text:p>278</text:p>
              </table:table-cell>
              <table:table-cell office:value-type="float" office:value="5">
                <text:p>5</text:p>
              </table:table-cell>
              <table:table-cell office:value-type="float" office:value="377">
                <text:p>37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5:38:296</text:p>
              </table:table-cell>
              <table:table-cell office:value-type="float" office:value="17.8571">
                <text:p>17.8571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279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376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5:52:666</text:p>
              </table:table-cell>
              <table:table-cell office:value-type="float" office:value="13.2341">
                <text:p>13.2341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279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376">
                <text:p>37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6:06:046</text:p>
              </table:table-cell>
              <table:table-cell office:value-type="float" office:value="17.5246">
                <text:p>17.5246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279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378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6:20:784</text:p>
              </table:table-cell>
              <table:table-cell office:value-type="float" office:value="11.8081">
                <text:p>11.8081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279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378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6:34:943</text:p>
              </table:table-cell>
              <table:table-cell office:value-type="float" office:value="13.1471">
                <text:p>13.1471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279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378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6:49:007</text:p>
              </table:table-cell>
              <table:table-cell office:value-type="float" office:value="14.1468">
                <text:p>14.1468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279">
                <text:p>279</text:p>
              </table:table-cell>
              <table:table-cell office:value-type="float" office:value="5">
                <text:p>5</text:p>
              </table:table-cell>
              <table:table-cell office:value-type="float" office:value="378">
                <text:p>37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7:03:846</text:p>
              </table:table-cell>
              <table:table-cell office:value-type="float" office:value="8.43882">
                <text:p>8.43882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7:16:934</text:p>
              </table:table-cell>
              <table:table-cell office:value-type="float" office:value="13.4228">
                <text:p>13.4228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7:29:877</text:p>
              </table:table-cell>
              <table:table-cell office:value-type="float" office:value="20.8877">
                <text:p>20.8877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7:43:881</text:p>
              </table:table-cell>
              <table:table-cell office:value-type="float" office:value="14.9813">
                <text:p>14.9813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7:58:269</text:p>
              </table:table-cell>
              <table:table-cell office:value-type="float" office:value="13.8528">
                <text:p>13.8528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8:12:516</text:p>
              </table:table-cell>
              <table:table-cell office:value-type="float" office:value="13.1904">
                <text:p>13.1904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8:27:473</text:p>
              </table:table-cell>
              <table:table-cell office:value-type="float" office:value="13.6752">
                <text:p>13.6752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8:41:723</text:p>
              </table:table-cell>
              <table:table-cell office:value-type="float" office:value="13.0081">
                <text:p>13.0081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8:57:212</text:p>
              </table:table-cell>
              <table:table-cell office:value-type="float" office:value="10.589">
                <text:p>10.589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5">
                <text:p>295</text:p>
              </table:table-cell>
              <table:table-cell office:value-type="float" office:value="6">
                <text:p>6</text:p>
              </table:table-cell>
              <table:table-cell office:value-type="float" office:value="406">
                <text:p>406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9:11:111</text:p>
              </table:table-cell>
              <table:table-cell office:value-type="float" office:value="10.7311">
                <text:p>10.7311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96">
                <text:p>296</text:p>
              </table:table-cell>
              <table:table-cell office:value-type="float" office:value="6">
                <text:p>6</text:p>
              </table:table-cell>
              <table:table-cell office:value-type="float" office:value="407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9:25:536</text:p>
              </table:table-cell>
              <table:table-cell office:value-type="float" office:value="14.3885">
                <text:p>14.3885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98">
                <text:p>298</text:p>
              </table:table-cell>
              <table:table-cell office:value-type="float" office:value="7">
                <text:p>7</text:p>
              </table:table-cell>
              <table:table-cell office:value-type="float" office:value="412">
                <text:p>41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9:40:630</text:p>
              </table:table-cell>
              <table:table-cell office:value-type="float" office:value="13.9738">
                <text:p>13.9738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298">
                <text:p>298</text:p>
              </table:table-cell>
              <table:table-cell office:value-type="float" office:value="7">
                <text:p>7</text:p>
              </table:table-cell>
              <table:table-cell office:value-type="float" office:value="409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19:55:567</text:p>
              </table:table-cell>
              <table:table-cell office:value-type="float" office:value="10.8328">
                <text:p>10.8328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298">
                <text:p>298</text:p>
              </table:table-cell>
              <table:table-cell office:value-type="float" office:value="7">
                <text:p>7</text:p>
              </table:table-cell>
              <table:table-cell office:value-type="float" office:value="409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0:10:380</text:p>
              </table:table-cell>
              <table:table-cell office:value-type="float" office:value="13.5021">
                <text:p>13.5021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298">
                <text:p>298</text:p>
              </table:table-cell>
              <table:table-cell office:value-type="float" office:value="7">
                <text:p>7</text:p>
              </table:table-cell>
              <table:table-cell office:value-type="float" office:value="409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0:25:635</text:p>
              </table:table-cell>
              <table:table-cell office:value-type="float" office:value="14.273">
                <text:p>14.273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298">
                <text:p>298</text:p>
              </table:table-cell>
              <table:table-cell office:value-type="float" office:value="7">
                <text:p>7</text:p>
              </table:table-cell>
              <table:table-cell office:value-type="float" office:value="409">
                <text:p>409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0:39:115</text:p>
              </table:table-cell>
              <table:table-cell office:value-type="float" office:value="14.0969">
                <text:p>14.0969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  <table:table-cell office:value-type="float" office:value="299">
                <text:p>299</text:p>
              </table:table-cell>
              <table:table-cell office:value-type="float" office:value="7">
                <text:p>7</text:p>
              </table:table-cell>
              <table:table-cell office:value-type="float" office:value="407">
                <text:p>407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0:52:416</text:p>
              </table:table-cell>
              <table:table-cell office:value-type="float" office:value="20.5392">
                <text:p>20.5392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393">
                <text:p>39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1:06:393</text:p>
              </table:table-cell>
              <table:table-cell office:value-type="float" office:value="24.7295">
                <text:p>24.7295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394">
                <text:p>39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1:20:262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11">
                <text:p>4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1:32:765</text:p>
              </table:table-cell>
              <table:table-cell office:value-type="float" office:value="13.3222">
                <text:p>13.3222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17">
                <text:p>417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1:46:136</text:p>
              </table:table-cell>
              <table:table-cell office:value-type="float" office:value="19.6078">
                <text:p>19.6078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19">
                <text:p>419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1:58:370</text:p>
              </table:table-cell>
              <table:table-cell office:value-type="float" office:value="16.5975">
                <text:p>16.5975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15">
                <text:p>415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2:10:661</text:p>
              </table:table-cell>
              <table:table-cell office:value-type="float" office:value="12.3172">
                <text:p>12.3172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30">
                <text:p>43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2:22:992</text:p>
              </table:table-cell>
              <table:table-cell office:value-type="float" office:value="16.8955">
                <text:p>16.8955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30">
                <text:p>43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2:34:956</text:p>
              </table:table-cell>
              <table:table-cell office:value-type="float" office:value="15.0517">
                <text:p>15.0517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39">
                <text:p>43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2:47:041</text:p>
              </table:table-cell>
              <table:table-cell office:value-type="float" office:value="16.6147">
                <text:p>16.6147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40">
                <text:p>44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2:59:049</text:p>
              </table:table-cell>
              <table:table-cell office:value-type="float" office:value="14.0351">
                <text:p>14.0351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41">
                <text:p>44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3:11:340</text:p>
              </table:table-cell>
              <table:table-cell office:value-type="float" office:value="16.6667">
                <text:p>16.6667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41">
                <text:p>44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3:23:480</text:p>
              </table:table-cell>
              <table:table-cell office:value-type="float" office:value="11.5025">
                <text:p>11.5025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42">
                <text:p>44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3:35:971</text:p>
              </table:table-cell>
              <table:table-cell office:value-type="float" office:value="10.2106">
                <text:p>10.2106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36">
                <text:p>43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3:48:289</text:p>
              </table:table-cell>
              <table:table-cell office:value-type="float" office:value="11.0041">
                <text:p>11.0041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36">
                <text:p>43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4:00:334</text:p>
              </table:table-cell>
              <table:table-cell office:value-type="float" office:value="8.47907">
                <text:p>8.47907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96">
                <text:p>96</text:p>
              </table:table-cell>
              <table:table-cell office:value-type="float" office:value="29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7">
                <text:p>7</text:p>
              </table:table-cell>
              <table:table-cell office:value-type="float" office:value="440">
                <text:p>44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4:12:145</text:p>
              </table:table-cell>
              <table:table-cell office:value-type="float" office:value="9.87045">
                <text:p>9.87045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47">
                <text:p>44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4:24:307</text:p>
              </table:table-cell>
              <table:table-cell office:value-type="float" office:value="10.0946">
                <text:p>10.0946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52">
                <text:p>45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4:36:642</text:p>
              </table:table-cell>
              <table:table-cell office:value-type="float" office:value="8.38135">
                <text:p>8.38135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52">
                <text:p>45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4:48:495</text:p>
              </table:table-cell>
              <table:table-cell office:value-type="float" office:value="11.3798">
                <text:p>11.3798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53">
                <text:p>45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5:00:643</text:p>
              </table:table-cell>
              <table:table-cell office:value-type="float" office:value="15.5491">
                <text:p>15.5491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54">
                <text:p>45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5:12:758</text:p>
              </table:table-cell>
              <table:table-cell office:value-type="float" office:value="11.2597">
                <text:p>11.2597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54">
                <text:p>45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5:24:792</text:p>
              </table:table-cell>
              <table:table-cell office:value-type="float" office:value="10.596">
                <text:p>10.596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4">
                <text:p>94</text:p>
              </table:table-cell>
              <table:table-cell office:value-type="float" office:value="23">
                <text:p>23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53">
                <text:p>45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5:37:069</text:p>
              </table:table-cell>
              <table:table-cell office:value-type="float" office:value="11.4695">
                <text:p>11.4695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06">
                <text:p>106</text:p>
              </table:table-cell>
              <table:table-cell office:value-type="float" office:value="23">
                <text:p>23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64">
                <text:p>46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5:48:993</text:p>
              </table:table-cell>
              <table:table-cell office:value-type="float" office:value="13.6635">
                <text:p>13.6635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64">
                <text:p>46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6:01:038</text:p>
              </table:table-cell>
              <table:table-cell office:value-type="float" office:value="11.9136">
                <text:p>11.9136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65">
                <text:p>465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5">
                <text:p>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6:13:141</text:p>
              </table:table-cell>
              <table:table-cell office:value-type="float" office:value="14.3627">
                <text:p>14.3627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56">
                <text:p>45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6:25:098</text:p>
              </table:table-cell>
              <table:table-cell office:value-type="float" office:value="13.5708">
                <text:p>13.5708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95">
                <text:p>95</text:p>
              </table:table-cell>
              <table:table-cell office:value-type="float" office:value="14">
                <text:p>14</text:p>
              </table:table-cell>
              <table:table-cell office:value-type="float" office:value="295">
                <text:p>295</text:p>
              </table:table-cell>
              <table:table-cell office:value-type="float" office:value="7">
                <text:p>7</text:p>
              </table:table-cell>
              <table:table-cell office:value-type="float" office:value="456">
                <text:p>45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6:37:010</text:p>
              </table:table-cell>
              <table:table-cell office:value-type="float" office:value="14.6789">
                <text:p>14.6789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293">
                <text:p>293</text:p>
              </table:table-cell>
              <table:table-cell office:value-type="float" office:value="7">
                <text:p>7</text:p>
              </table:table-cell>
              <table:table-cell office:value-type="float" office:value="454">
                <text:p>45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6:49:197</text:p>
              </table:table-cell>
              <table:table-cell office:value-type="float" office:value="15.9521">
                <text:p>15.9521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88">
                <text:p>88</text:p>
              </table:table-cell>
              <table:table-cell office:value-type="float" office:value="14">
                <text:p>14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  <table:table-cell office:value-type="float" office:value="453">
                <text:p>45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7:02:062</text:p>
              </table:table-cell>
              <table:table-cell office:value-type="float" office:value="9.34579">
                <text:p>9.34579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07">
                <text:p>107</text:p>
              </table:table-cell>
              <table:table-cell office:value-type="float" office:value="14">
                <text:p>14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  <table:table-cell office:value-type="float" office:value="470">
                <text:p>47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7:13:963</text:p>
              </table:table-cell>
              <table:table-cell office:value-type="float" office:value="10.0063">
                <text:p>10.0063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106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292">
                <text:p>292</text:p>
              </table:table-cell>
              <table:table-cell office:value-type="float" office:value="7">
                <text:p>7</text:p>
              </table:table-cell>
              <table:table-cell office:value-type="float" office:value="470">
                <text:p>47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3">
                <text:p>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7:25:850</text:p>
              </table:table-cell>
              <table:table-cell office:value-type="float" office:value="14.3113">
                <text:p>14.3113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106">
                <text:p>106</text:p>
              </table:table-cell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7">
                <text:p>7</text:p>
              </table:table-cell>
              <table:table-cell office:value-type="float" office:value="474">
                <text:p>474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7:38:497</text:p>
              </table:table-cell>
              <table:table-cell office:value-type="float" office:value="9.4173">
                <text:p>9.4173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16">
                <text:p>116</text:p>
              </table:table-cell>
              <table:table-cell office:value-type="float" office:value="23">
                <text:p>23</text:p>
              </table:table-cell>
              <table:table-cell office:value-type="float" office:value="297">
                <text:p>297</text:p>
              </table:table-cell>
              <table:table-cell office:value-type="float" office:value="7">
                <text:p>7</text:p>
              </table:table-cell>
              <table:table-cell office:value-type="float" office:value="474">
                <text:p>474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7:51:124</text:p>
              </table:table-cell>
              <table:table-cell office:value-type="float" office:value="8.37258">
                <text:p>8.37258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25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298">
                <text:p>298</text:p>
              </table:table-cell>
              <table:table-cell office:value-type="float" office:value="7">
                <text:p>7</text:p>
              </table:table-cell>
              <table:table-cell office:value-type="float" office:value="477">
                <text:p>477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8:04:649</text:p>
              </table:table-cell>
              <table:table-cell office:value-type="float" office:value="7.94045">
                <text:p>7.94045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  <table:table-cell office:value-type="float" office:value="51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7">
                <text:p>7</text:p>
              </table:table-cell>
              <table:table-cell office:value-type="float" office:value="471">
                <text:p>471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8:16:795</text:p>
              </table:table-cell>
              <table:table-cell office:value-type="float" office:value="9.39518">
                <text:p>9.39518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  <table:table-cell office:value-type="float" office:value="53">
                <text:p>53</text:p>
              </table:table-cell>
              <table:table-cell office:value-type="float" office:value="299">
                <text:p>299</text:p>
              </table:table-cell>
              <table:table-cell office:value-type="float" office:value="7">
                <text:p>7</text:p>
              </table:table-cell>
              <table:table-cell office:value-type="float" office:value="470">
                <text:p>47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8:29:234</text:p>
              </table:table-cell>
              <table:table-cell office:value-type="float" office:value="9.1638">
                <text:p>9.1638</text:p>
              </table:table-cell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140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481">
                <text:p>481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92">
                <text:p>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8:41:407</text:p>
              </table:table-cell>
              <table:table-cell office:value-type="float" office:value="8.39454">
                <text:p>8.39454</text:p>
              </table:table-cell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140">
                <text:p>140</text:p>
              </table:table-cell>
              <table:table-cell office:value-type="float" office:value="53">
                <text:p>53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482">
                <text:p>48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8:53:428</text:p>
              </table:table-cell>
              <table:table-cell office:value-type="float" office:value="10.1074">
                <text:p>10.1074</text:p>
              </table:table-cell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140">
                <text:p>140</text:p>
              </table:table-cell>
              <table:table-cell office:value-type="float" office:value="61">
                <text:p>61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487">
                <text:p>48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9:05:552</text:p>
              </table:table-cell>
              <table:table-cell office:value-type="float" office:value="9.31316">
                <text:p>9.31316</text:p>
              </table:table-cell>
              <table:table-cell office:value-type="float" office:value="4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140">
                <text:p>140</text:p>
              </table:table-cell>
              <table:table-cell office:value-type="float" office:value="61">
                <text:p>61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489">
                <text:p>489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9:17:720</text:p>
              </table:table-cell>
              <table:table-cell office:value-type="float" office:value="7.68861">
                <text:p>7.68861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36">
                <text:p>136</text:p>
              </table:table-cell>
              <table:table-cell office:value-type="float" office:value="70">
                <text:p>70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496">
                <text:p>49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9:29:936</text:p>
              </table:table-cell>
              <table:table-cell office:value-type="float" office:value="8.63465">
                <text:p>8.63465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135">
                <text:p>135</text:p>
              </table:table-cell>
              <table:table-cell office:value-type="float" office:value="77">
                <text:p>77</text:p>
              </table:table-cell>
              <table:table-cell office:value-type="float" office:value="304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497">
                <text:p>49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9:42:247</text:p>
              </table:table-cell>
              <table:table-cell office:value-type="float" office:value="10.4644">
                <text:p>10.4644</text:p>
              </table:table-cell>
              <table:table-cell office:value-type="float" office:value="4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76">
                <text:p>76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498">
                <text:p>498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6">
                <text:p>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29:53:972</text:p>
              </table:table-cell>
              <table:table-cell office:value-type="float" office:value="10.1202">
                <text:p>10.1202</text:p>
              </table:table-cell>
              <table:table-cell office:value-type="float" office:value="4">
                <text:p>4</text:p>
              </table:table-cell>
              <table:table-cell office:value-type="float" office:value="87">
                <text:p>87</text:p>
              </table:table-cell>
              <table:table-cell office:value-type="float" office:value="134">
                <text:p>134</text:p>
              </table:table-cell>
              <table:table-cell office:value-type="float" office:value="68">
                <text:p>68</text:p>
              </table:table-cell>
              <table:table-cell office:value-type="float" office:value="299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497">
                <text:p>49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0:06:324</text:p>
              </table:table-cell>
              <table:table-cell office:value-type="float" office:value="9.95644">
                <text:p>9.95644</text:p>
              </table:table-cell>
              <table:table-cell office:value-type="float" office:value="4">
                <text:p>4</text:p>
              </table:table-cell>
              <table:table-cell office:value-type="float" office:value="89">
                <text:p>89</text:p>
              </table:table-cell>
              <table:table-cell office:value-type="float" office:value="128">
                <text:p>128</text:p>
              </table:table-cell>
              <table:table-cell office:value-type="float" office:value="60">
                <text:p>60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96">
                <text:p>49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0:19:069</text:p>
              </table:table-cell>
              <table:table-cell office:value-type="float" office:value="7.7332">
                <text:p>7.7332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  <table:table-cell office:value-type="float" office:value="56">
                <text:p>56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96">
                <text:p>49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0:31:329</text:p>
              </table:table-cell>
              <table:table-cell office:value-type="float" office:value="9.55795">
                <text:p>9.5579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  <table:table-cell office:value-type="float" office:value="56">
                <text:p>56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96">
                <text:p>49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0:43:784</text:p>
              </table:table-cell>
              <table:table-cell office:value-type="float" office:value="9.21659">
                <text:p>9.21659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123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95">
                <text:p>49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0:55:853</text:p>
              </table:table-cell>
              <table:table-cell office:value-type="float" office:value="8.39895">
                <text:p>8.39895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123">
                <text:p>123</text:p>
              </table:table-cell>
              <table:table-cell office:value-type="float" office:value="66">
                <text:p>66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95">
                <text:p>495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1:07:761</text:p>
              </table:table-cell>
              <table:table-cell office:value-type="float" office:value="10.1458">
                <text:p>10.1458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121">
                <text:p>121</text:p>
              </table:table-cell>
              <table:table-cell office:value-type="float" office:value="64">
                <text:p>64</text:p>
              </table:table-cell>
              <table:table-cell office:value-type="float" office:value="300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499">
                <text:p>499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1:20:827</text:p>
              </table:table-cell>
              <table:table-cell office:value-type="float" office:value="8.17578">
                <text:p>8.17578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129">
                <text:p>129</text:p>
              </table:table-cell>
              <table:table-cell office:value-type="float" office:value="72">
                <text:p>72</text:p>
              </table:table-cell>
              <table:table-cell office:value-type="float" office:value="301">
                <text:p>301</text:p>
              </table:table-cell>
              <table:table-cell office:value-type="float" office:value="8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1:33:394</text:p>
              </table:table-cell>
              <table:table-cell office:value-type="float" office:value="9.96885">
                <text:p>9.96885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131">
                <text:p>131</text:p>
              </table:table-cell>
              <table:table-cell office:value-type="float" office:value="74">
                <text:p>74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1:45:631</text:p>
              </table:table-cell>
              <table:table-cell office:value-type="float" office:value="12.3935">
                <text:p>12.3935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71">
                <text:p>71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1:58:088</text:p>
              </table:table-cell>
              <table:table-cell office:value-type="float" office:value="8.86427">
                <text:p>8.86427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71">
                <text:p>71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2:09:525</text:p>
              </table:table-cell>
              <table:table-cell office:value-type="float" office:value="10.1074">
                <text:p>10.1074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69">
                <text:p>69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2:22:066</text:p>
              </table:table-cell>
              <table:table-cell office:value-type="float" office:value="8.96861">
                <text:p>8.96861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127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2:34:264</text:p>
              </table:table-cell>
              <table:table-cell office:value-type="float" office:value="9.20069">
                <text:p>9.20069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127">
                <text:p>127</text:p>
              </table:table-cell>
              <table:table-cell office:value-type="float" office:value="68">
                <text:p>68</text:p>
              </table:table-cell>
              <table:table-cell office:value-type="float" office:value="302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2:46:580</text:p>
              </table:table-cell>
              <table:table-cell office:value-type="float" office:value="8.59291">
                <text:p>8.59291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  <table:table-cell office:value-type="float" office:value="58">
                <text:p>58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2:58:821</text:p>
              </table:table-cell>
              <table:table-cell office:value-type="float" office:value="10.568">
                <text:p>10.568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3:11:148</text:p>
              </table:table-cell>
              <table:table-cell office:value-type="float" office:value="7.96416">
                <text:p>7.96416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118">
                <text:p>118</text:p>
              </table:table-cell>
              <table:table-cell office:value-type="float" office:value="57">
                <text:p>57</text:p>
              </table:table-cell>
              <table:table-cell office:value-type="float" office:value="301">
                <text:p>301</text:p>
              </table:table-cell>
              <table:table-cell office:value-type="float" office:value="9">
                <text:p>9</text:p>
              </table:table-cell>
              <table:table-cell office:value-type="float" office:value="500">
                <text:p>50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3:23:113</text:p>
              </table:table-cell>
              <table:table-cell office:value-type="float" office:value="10.4371">
                <text:p>10.4371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18">
                <text:p>118</text:p>
              </table:table-cell>
              <table:table-cell office:value-type="float" office:value="56">
                <text:p>56</text:p>
              </table:table-cell>
              <table:table-cell office:value-type="float" office:value="301">
                <text:p>301</text:p>
              </table:table-cell>
              <table:table-cell office:value-type="float" office:value="9">
                <text:p>9</text:p>
              </table:table-cell>
              <table:table-cell office:value-type="float" office:value="501">
                <text:p>50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3:35:519</text:p>
              </table:table-cell>
              <table:table-cell office:value-type="float" office:value="11.1188">
                <text:p>11.1188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114">
                <text:p>114</text:p>
              </table:table-cell>
              <table:table-cell office:value-type="float" office:value="52">
                <text:p>52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494">
                <text:p>49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3:46:980</text:p>
              </table:table-cell>
              <table:table-cell office:value-type="float" office:value="11.6533">
                <text:p>11.6533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15">
                <text:p>115</text:p>
              </table:table-cell>
              <table:table-cell office:value-type="float" office:value="51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496">
                <text:p>496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3:59:149</text:p>
              </table:table-cell>
              <table:table-cell office:value-type="float" office:value="10.7962">
                <text:p>10.7962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  <table:table-cell office:value-type="float" office:value="51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503">
                <text:p>503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4:11:462</text:p>
              </table:table-cell>
              <table:table-cell office:value-type="float" office:value="9.94407">
                <text:p>9.9440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49">
                <text:p>49</text:p>
              </table:table-cell>
              <table:table-cell office:value-type="float" office:value="299">
                <text:p>299</text:p>
              </table:table-cell>
              <table:table-cell office:value-type="float" office:value="9">
                <text:p>9</text:p>
              </table:table-cell>
              <table:table-cell office:value-type="float" office:value="516">
                <text:p>516</text:p>
              </table:table-cell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4:23:288</text:p>
              </table:table-cell>
              <table:table-cell office:value-type="float" office:value="9.30774">
                <text:p>9.30774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51">
                <text:p>51</text:p>
              </table:table-cell>
              <table:table-cell office:value-type="float" office:value="303">
                <text:p>303</text:p>
              </table:table-cell>
              <table:table-cell office:value-type="float" office:value="9">
                <text:p>9</text:p>
              </table:table-cell>
              <table:table-cell office:value-type="float" office:value="498">
                <text:p>498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4:35:109</text:p>
              </table:table-cell>
              <table:table-cell office:value-type="float" office:value="10.575">
                <text:p>10.575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  <table:table-cell office:value-type="float" office:value="303">
                <text:p>303</text:p>
              </table:table-cell>
              <table:table-cell office:value-type="float" office:value="9">
                <text:p>9</text:p>
              </table:table-cell>
              <table:table-cell office:value-type="float" office:value="475">
                <text:p>47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85">
                <text:p>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4:46:875</text:p>
              </table:table-cell>
              <table:table-cell office:value-type="float" office:value="8.52424">
                <text:p>8.5242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  <table:table-cell office:value-type="float" office:value="476">
                <text:p>47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4:58:881</text:p>
              </table:table-cell>
              <table:table-cell office:value-type="float" office:value="12.0482">
                <text:p>12.0482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  <table:table-cell office:value-type="float" office:value="478">
                <text:p>47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5:10:990</text:p>
              </table:table-cell>
              <table:table-cell office:value-type="float" office:value="12.0482">
                <text:p>12.0482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  <table:table-cell office:value-type="float" office:value="476">
                <text:p>47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5:23:417</text:p>
              </table:table-cell>
              <table:table-cell office:value-type="float" office:value="14.8699">
                <text:p>14.8699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56">
                <text:p>56</text:p>
              </table:table-cell>
              <table:table-cell office:value-type="float" office:value="304">
                <text:p>304</text:p>
              </table:table-cell>
              <table:table-cell office:value-type="float" office:value="9">
                <text:p>9</text:p>
              </table:table-cell>
              <table:table-cell office:value-type="float" office:value="477">
                <text:p>47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5:35:334</text:p>
              </table:table-cell>
              <table:table-cell office:value-type="float" office:value="8.05639">
                <text:p>8.05639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  <table:table-cell office:value-type="float" office:value="56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477">
                <text:p>47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5:47:116</text:p>
              </table:table-cell>
              <table:table-cell office:value-type="float" office:value="10.2433">
                <text:p>10.2433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  <table:table-cell office:value-type="float" office:value="56">
                <text:p>56</text:p>
              </table:table-cell>
              <table:table-cell office:value-type="float" office:value="300">
                <text:p>300</text:p>
              </table:table-cell>
              <table:table-cell office:value-type="float" office:value="9">
                <text:p>9</text:p>
              </table:table-cell>
              <table:table-cell office:value-type="float" office:value="477">
                <text:p>47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5:59:272</text:p>
              </table:table-cell>
              <table:table-cell office:value-type="float" office:value="10.8622">
                <text:p>10.8622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67">
                <text:p>67</text:p>
              </table:table-cell>
              <table:table-cell office:value-type="float" office:value="37">
                <text:p>37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8">
                <text:p>46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6:11:543</text:p>
              </table:table-cell>
              <table:table-cell office:value-type="float" office:value="11.6448">
                <text:p>11.6448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6:23:313</text:p>
              </table:table-cell>
              <table:table-cell office:value-type="float" office:value="11.4449">
                <text:p>11.4449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6:35:904</text:p>
              </table:table-cell>
              <table:table-cell office:value-type="float" office:value="12.0755">
                <text:p>12.0755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6:48:444</text:p>
              </table:table-cell>
              <table:table-cell office:value-type="float" office:value="10.7095">
                <text:p>10.7095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61">
                <text:p>46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7:00:752</text:p>
              </table:table-cell>
              <table:table-cell office:value-type="float" office:value="8.49257">
                <text:p>8.49257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61">
                <text:p>46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7:12:583</text:p>
              </table:table-cell>
              <table:table-cell office:value-type="float" office:value="12.1766">
                <text:p>12.1766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62">
                <text:p>62</text:p>
              </table:table-cell>
              <table:table-cell office:value-type="float" office:value="29">
                <text:p>29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3">
                <text:p>463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7:25:024</text:p>
              </table:table-cell>
              <table:table-cell office:value-type="float" office:value="11.7388">
                <text:p>11.7388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2">
                <text:p>462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7:37:352</text:p>
              </table:table-cell>
              <table:table-cell office:value-type="float" office:value="9.90712">
                <text:p>9.90712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  <table:table-cell office:value-type="float" office:value="29">
                <text:p>29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1">
                <text:p>46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7:49:344</text:p>
              </table:table-cell>
              <table:table-cell office:value-type="float" office:value="10.8181">
                <text:p>10.8181</text:p>
              </table:table-cell>
              <table:table-cell office:value-type="float" office:value="4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1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1">
                <text:p>461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8:01:840</text:p>
              </table:table-cell>
              <table:table-cell office:value-type="float" office:value="16.3767">
                <text:p>16.3767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8:13:736</text:p>
              </table:table-cell>
              <table:table-cell office:value-type="float" office:value="15.311">
                <text:p>15.311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61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8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8:26:303</text:p>
              </table:table-cell>
              <table:table-cell office:value-type="float" office:value="15.9046">
                <text:p>15.9046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8:40:002</text:p>
              </table:table-cell>
              <table:table-cell office:value-type="float" office:value="12.4031">
                <text:p>12.4031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8:52:491</text:p>
              </table:table-cell>
              <table:table-cell office:value-type="float" office:value="13.9494">
                <text:p>13.9494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9:05:134</text:p>
              </table:table-cell>
              <table:table-cell office:value-type="float" office:value="12.2137">
                <text:p>12.2137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9:17:083</text:p>
              </table:table-cell>
              <table:table-cell office:value-type="float" office:value="18.12">
                <text:p>18.12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11">
                <text:p>11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9:29:248</text:p>
              </table:table-cell>
              <table:table-cell office:value-type="float" office:value="18.0791">
                <text:p>18.0791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9:41:703</text:p>
              </table:table-cell>
              <table:table-cell office:value-type="float" office:value="16.7891">
                <text:p>16.7891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39:54:421</text:p>
              </table:table-cell>
              <table:table-cell office:value-type="float" office:value="12.5984">
                <text:p>12.5984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8">
                <text:p>458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0:06:547</text:p>
              </table:table-cell>
              <table:table-cell office:value-type="float" office:value="16.4103">
                <text:p>16.4103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0:18:899</text:p>
              </table:table-cell>
              <table:table-cell office:value-type="float" office:value="15.3698">
                <text:p>15.3698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61">
                <text:p>61</text:p>
              </table:table-cell>
              <table:table-cell office:value-type="float" office:value="13">
                <text:p>13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0:33:281</text:p>
              </table:table-cell>
              <table:table-cell office:value-type="float" office:value="15.625">
                <text:p>15.625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3">
                <text:p>13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0:45:643</text:p>
              </table:table-cell>
              <table:table-cell office:value-type="float" office:value="15.3698">
                <text:p>15.3698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298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460">
                <text:p>46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0:58:091</text:p>
              </table:table-cell>
              <table:table-cell office:value-type="float" office:value="17.1858">
                <text:p>17.1858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1:10:227</text:p>
              </table:table-cell>
              <table:table-cell office:value-type="float" office:value="14.7194">
                <text:p>14.7194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1:23:135</text:p>
              </table:table-cell>
              <table:table-cell office:value-type="float" office:value="10.1266">
                <text:p>10.1266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1:35:668</text:p>
              </table:table-cell>
              <table:table-cell office:value-type="float" office:value="15.444">
                <text:p>15.444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1:48:113</text:p>
              </table:table-cell>
              <table:table-cell office:value-type="float" office:value="15.2381">
                <text:p>15.2381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459">
                <text:p>45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2:01:172</text:p>
              </table:table-cell>
              <table:table-cell office:value-type="float" office:value="16.4609">
                <text:p>16.4609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295">
                <text:p>295</text:p>
              </table:table-cell>
              <table:table-cell office:value-type="float" office:value="8">
                <text:p>8</text:p>
              </table:table-cell>
              <table:table-cell office:value-type="float" office:value="456">
                <text:p>45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2:13:492</text:p>
              </table:table-cell>
              <table:table-cell office:value-type="float" office:value="16.9851">
                <text:p>16.9851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  <table:table-cell office:value-type="float" office:value="295">
                <text:p>295</text:p>
              </table:table-cell>
              <table:table-cell office:value-type="float" office:value="8">
                <text:p>8</text:p>
              </table:table-cell>
              <table:table-cell office:value-type="float" office:value="456">
                <text:p>45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2:26:222</text:p>
              </table:table-cell>
              <table:table-cell office:value-type="float" office:value="10.7672">
                <text:p>10.76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  <table:table-cell office:value-type="float" office:value="295">
                <text:p>295</text:p>
              </table:table-cell>
              <table:table-cell office:value-type="float" office:value="8">
                <text:p>8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2:38:590</text:p>
              </table:table-cell>
              <table:table-cell office:value-type="float" office:value="13.3445">
                <text:p>13.3445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17">
                <text:p>17</text:p>
              </table:table-cell>
              <table:table-cell office:value-type="float" office:value="294">
                <text:p>294</text:p>
              </table:table-cell>
              <table:table-cell office:value-type="float" office:value="8">
                <text:p>8</text:p>
              </table:table-cell>
              <table:table-cell office:value-type="float" office:value="456">
                <text:p>45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2:51:114</text:p>
              </table:table-cell>
              <table:table-cell office:value-type="float" office:value="15.3551">
                <text:p>15.3551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72">
                <text:p>72</text:p>
              </table:table-cell>
              <table:table-cell office:value-type="float" office:value="25">
                <text:p>25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3:03:879</text:p>
              </table:table-cell>
              <table:table-cell office:value-type="float" office:value="21.6802">
                <text:p>21.6802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24">
                <text:p>24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448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3:16:946</text:p>
              </table:table-cell>
              <table:table-cell office:value-type="float" office:value="18.3486">
                <text:p>18.3486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3:29:565</text:p>
              </table:table-cell>
              <table:table-cell office:value-type="float" office:value="18.9573">
                <text:p>18.957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3:42:942</text:p>
              </table:table-cell>
              <table:table-cell office:value-type="float" office:value="14.9393">
                <text:p>14.939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3:56:064</text:p>
              </table:table-cell>
              <table:table-cell office:value-type="float" office:value="14.0105">
                <text:p>14.0105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4:08:976</text:p>
              </table:table-cell>
              <table:table-cell office:value-type="float" office:value="17.4102">
                <text:p>17.4102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448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4:22:497</text:p>
              </table:table-cell>
              <table:table-cell office:value-type="float" office:value="14.6119">
                <text:p>14.6119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0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448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4:36:199</text:p>
              </table:table-cell>
              <table:table-cell office:value-type="float" office:value="15.3698">
                <text:p>15.3698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4:49:211</text:p>
              </table:table-cell>
              <table:table-cell office:value-type="float" office:value="26.1011">
                <text:p>26.1011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5:01:636</text:p>
              </table:table-cell>
              <table:table-cell office:value-type="float" office:value="21.3049">
                <text:p>21.3049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5:15:105</text:p>
              </table:table-cell>
              <table:table-cell office:value-type="float" office:value="19.8265">
                <text:p>19.8265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5:28:163</text:p>
              </table:table-cell>
              <table:table-cell office:value-type="float" office:value="21.3049">
                <text:p>21.3049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5:41:065</text:p>
              </table:table-cell>
              <table:table-cell office:value-type="float" office:value="15.5039">
                <text:p>15.5039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5:53:911</text:p>
              </table:table-cell>
              <table:table-cell office:value-type="float" office:value="13.7104">
                <text:p>13.7104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7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6:06:977</text:p>
              </table:table-cell>
              <table:table-cell office:value-type="float" office:value="18.7354">
                <text:p>18.7354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6:20:403</text:p>
              </table:table-cell>
              <table:table-cell office:value-type="float" office:value="19.7044">
                <text:p>19.7044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4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6:34:140</text:p>
              </table:table-cell>
              <table:table-cell office:value-type="float" office:value="16.2933">
                <text:p>16.293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4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6:47:592</text:p>
              </table:table-cell>
              <table:table-cell office:value-type="float" office:value="17.7187">
                <text:p>17.7187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4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7:01:615</text:p>
              </table:table-cell>
              <table:table-cell office:value-type="float" office:value="17.7187">
                <text:p>17.7187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4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7:14:163</text:p>
              </table:table-cell>
              <table:table-cell office:value-type="float" office:value="17.8372">
                <text:p>17.8372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64">
                <text:p>64</text:p>
              </table:table-cell>
              <table:table-cell office:value-type="float" office:value="30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7:26:647</text:p>
              </table:table-cell>
              <table:table-cell office:value-type="float" office:value="17.9171">
                <text:p>17.9171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7:40:051</text:p>
              </table:table-cell>
              <table:table-cell office:value-type="float" office:value="19.2771">
                <text:p>19.2771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5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7:53:723</text:p>
              </table:table-cell>
              <table:table-cell office:value-type="float" office:value="13.8648">
                <text:p>13.8648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8:06:762</text:p>
              </table:table-cell>
              <table:table-cell office:value-type="float" office:value="12.5294">
                <text:p>12.5294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76">
                <text:p>76</text:p>
              </table:table-cell>
              <table:table-cell office:value-type="float" office:value="30">
                <text:p>30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8:19:730</text:p>
              </table:table-cell>
              <table:table-cell office:value-type="float" office:value="13.9738">
                <text:p>13.9738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286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468">
                <text:p>468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8:33:324</text:p>
              </table:table-cell>
              <table:table-cell office:value-type="float" office:value="11.3234">
                <text:p>11.3234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28">
                <text:p>28</text:p>
              </table:table-cell>
              <table:table-cell office:value-type="float" office:value="286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474">
                <text:p>47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8:47:149</text:p>
              </table:table-cell>
              <table:table-cell office:value-type="float" office:value="11.4449">
                <text:p>11.4449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28">
                <text:p>28</text:p>
              </table:table-cell>
              <table:table-cell office:value-type="float" office:value="286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472">
                <text:p>472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9:00:840</text:p>
              </table:table-cell>
              <table:table-cell office:value-type="float" office:value="19.2539">
                <text:p>19.2539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36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471">
                <text:p>47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9:13:965</text:p>
              </table:table-cell>
              <table:table-cell office:value-type="float" office:value="22.5352">
                <text:p>22.5352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36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471">
                <text:p>47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9:26:996</text:p>
              </table:table-cell>
              <table:table-cell office:value-type="float" office:value="22.3464">
                <text:p>22.3464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36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471">
                <text:p>47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9:41:222</text:p>
              </table:table-cell>
              <table:table-cell office:value-type="float" office:value="17.8372">
                <text:p>17.8372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36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471">
                <text:p>47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49:54:252</text:p>
              </table:table-cell>
              <table:table-cell office:value-type="float" office:value="16.444">
                <text:p>16.444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107">
                <text:p>107</text:p>
              </table:table-cell>
              <table:table-cell office:value-type="float" office:value="36">
                <text:p>36</text:p>
              </table:table-cell>
              <table:table-cell office:value-type="float" office:value="286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481">
                <text:p>481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0:07:036</text:p>
              </table:table-cell>
              <table:table-cell office:value-type="float" office:value="15.8259">
                <text:p>15.8259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86">
                <text:p>86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9">
                <text:p>9</text:p>
              </table:table-cell>
              <table:table-cell office:value-type="float" office:value="471">
                <text:p>471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0:19:681</text:p>
              </table:table-cell>
              <table:table-cell office:value-type="float" office:value="20.8605">
                <text:p>20.8605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0:32:594</text:p>
              </table:table-cell>
              <table:table-cell office:value-type="float" office:value="21.8878">
                <text:p>21.8878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0:45:375</text:p>
              </table:table-cell>
              <table:table-cell office:value-type="float" office:value="23.988">
                <text:p>23.988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289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0:58:369</text:p>
              </table:table-cell>
              <table:table-cell office:value-type="float" office:value="16.0643">
                <text:p>16.0643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289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1:11:081</text:p>
              </table:table-cell>
              <table:table-cell office:value-type="float" office:value="22.0386">
                <text:p>22.038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289">
                <text:p>289</text:p>
              </table:table-cell>
              <table:table-cell office:value-type="float" office:value="9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1:23:896</text:p>
              </table:table-cell>
              <table:table-cell office:value-type="float" office:value="24.3902">
                <text:p>24.3902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  <table:table-cell office:value-type="float" office:value="286">
                <text:p>286</text:p>
              </table:table-cell>
              <table:table-cell office:value-type="float" office:value="9">
                <text:p>9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1:36:850</text:p>
              </table:table-cell>
              <table:table-cell office:value-type="float" office:value="27.1186">
                <text:p>27.1186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5">
                <text:p>44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1:49:939</text:p>
              </table:table-cell>
              <table:table-cell office:value-type="float" office:value="24.2792">
                <text:p>24.2792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5">
                <text:p>44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2:02:503</text:p>
              </table:table-cell>
              <table:table-cell office:value-type="float" office:value="25.0784">
                <text:p>25.078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2:15:149</text:p>
              </table:table-cell>
              <table:table-cell office:value-type="float" office:value="28.5205">
                <text:p>28.5205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2:28:149</text:p>
              </table:table-cell>
              <table:table-cell office:value-type="float" office:value="29.7398">
                <text:p>29.7398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2:41:252</text:p>
              </table:table-cell>
              <table:table-cell office:value-type="float" office:value="40.1003">
                <text:p>40.1003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2:53:899</text:p>
              </table:table-cell>
              <table:table-cell office:value-type="float" office:value="27.7778">
                <text:p>27.7778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3:06:537</text:p>
              </table:table-cell>
              <table:table-cell office:value-type="float" office:value="19.4647">
                <text:p>19.4647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3:19:462</text:p>
              </table:table-cell>
              <table:table-cell office:value-type="float" office:value="22.0994">
                <text:p>22.099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3:32:090</text:p>
              </table:table-cell>
              <table:table-cell office:value-type="float" office:value="18.8014">
                <text:p>18.801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3:45:020</text:p>
              </table:table-cell>
              <table:table-cell office:value-type="float" office:value="16.2272">
                <text:p>16.2272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3:57:923</text:p>
              </table:table-cell>
              <table:table-cell office:value-type="float" office:value="26.4901">
                <text:p>26.4901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20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4:10:766</text:p>
              </table:table-cell>
              <table:table-cell office:value-type="float" office:value="25.3566">
                <text:p>25.3566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4:23:750</text:p>
              </table:table-cell>
              <table:table-cell office:value-type="float" office:value="23.3918">
                <text:p>23.3918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4:37:055</text:p>
              </table:table-cell>
              <table:table-cell office:value-type="float" office:value="32.3887">
                <text:p>32.3887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4:49:957</text:p>
              </table:table-cell>
              <table:table-cell office:value-type="float" office:value="16.6493">
                <text:p>16.6493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5:03:011</text:p>
              </table:table-cell>
              <table:table-cell office:value-type="float" office:value="27.8746">
                <text:p>27.8746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5:16:027</text:p>
              </table:table-cell>
              <table:table-cell office:value-type="float" office:value="16.8955">
                <text:p>16.8955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5:28:726</text:p>
              </table:table-cell>
              <table:table-cell office:value-type="float" office:value="25.5591">
                <text:p>25.5591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5:41:628</text:p>
              </table:table-cell>
              <table:table-cell office:value-type="float" office:value="16.5289">
                <text:p>16.5289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5:55:887</text:p>
              </table:table-cell>
              <table:table-cell office:value-type="float" office:value="22.1607">
                <text:p>22.1607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6:08:288</text:p>
              </table:table-cell>
              <table:table-cell office:value-type="float" office:value="26.0163">
                <text:p>26.0163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6:21:445</text:p>
              </table:table-cell>
              <table:table-cell office:value-type="float" office:value="20.9424">
                <text:p>20.9424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6:34:199</text:p>
              </table:table-cell>
              <table:table-cell office:value-type="float" office:value="19.6802">
                <text:p>19.6802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2">
                <text:p>62</text:p>
              </table:table-cell>
              <table:table-cell office:value-type="float" office:value="8">
                <text:p>8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6:47:234</text:p>
              </table:table-cell>
              <table:table-cell office:value-type="float" office:value="27.4914">
                <text:p>27.4914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8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7:00:376</text:p>
              </table:table-cell>
              <table:table-cell office:value-type="float" office:value="27.7778">
                <text:p>27.7778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7:13:096</text:p>
              </table:table-cell>
              <table:table-cell office:value-type="float" office:value="22.8898">
                <text:p>22.8898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7:26:325</text:p>
              </table:table-cell>
              <table:table-cell office:value-type="float" office:value="23.4261">
                <text:p>23.4261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7:39:127</text:p>
              </table:table-cell>
              <table:table-cell office:value-type="float" office:value="29.304">
                <text:p>29.304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7:52:156</text:p>
              </table:table-cell>
              <table:table-cell office:value-type="float" office:value="27.0728">
                <text:p>27.0728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41">
                <text:p>441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8:04:656</text:p>
              </table:table-cell>
              <table:table-cell office:value-type="float" office:value="22.8898">
                <text:p>22.8898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3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8:16:780</text:p>
              </table:table-cell>
              <table:table-cell office:value-type="float" office:value="27.8746">
                <text:p>27.8746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3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8:29:039</text:p>
              </table:table-cell>
              <table:table-cell office:value-type="float" office:value="25.6822">
                <text:p>25.6822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8:41:412</text:p>
              </table:table-cell>
              <table:table-cell office:value-type="float" office:value="29.0909">
                <text:p>29.0909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8:53:819</text:p>
              </table:table-cell>
              <table:table-cell office:value-type="float" office:value="36.8664">
                <text:p>36.8664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06:031</text:p>
              </table:table-cell>
              <table:table-cell office:value-type="float" office:value="26.7112">
                <text:p>26.7112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18:162</text:p>
              </table:table-cell>
              <table:table-cell office:value-type="float" office:value="25.6822">
                <text:p>25.6822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30:230</text:p>
              </table:table-cell>
              <table:table-cell office:value-type="float" office:value="27.027">
                <text:p>27.027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42:277</text:p>
              </table:table-cell>
              <table:table-cell office:value-type="float" office:value="25.3566">
                <text:p>25.356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:59:54:521</text:p>
              </table:table-cell>
              <table:table-cell office:value-type="float" office:value="22.9226">
                <text:p>22.9226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0:06:861</text:p>
              </table:table-cell>
              <table:table-cell office:value-type="float" office:value="16.444">
                <text:p>16.444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1">
                <text:p>281</text:p>
              </table:table-cell>
              <table:table-cell office:value-type="float" office:value="10">
                <text:p>10</text:p>
              </table:table-cell>
              <table:table-cell office:value-type="float" office:value="432">
                <text:p>432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0:19:030</text:p>
              </table:table-cell>
              <table:table-cell office:value-type="float" office:value="22.4404">
                <text:p>22.4404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61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433">
                <text:p>433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0:31:159</text:p>
              </table:table-cell>
              <table:table-cell office:value-type="float" office:value="20.7792">
                <text:p>20.7792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286">
                <text:p>286</text:p>
              </table:table-cell>
              <table:table-cell office:value-type="float" office:value="10">
                <text:p>10</text:p>
              </table:table-cell>
              <table:table-cell office:value-type="float" office:value="437">
                <text:p>437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0:43:192</text:p>
              </table:table-cell>
              <table:table-cell office:value-type="float" office:value="23.2558">
                <text:p>23.2558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62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0:55:343</text:p>
              </table:table-cell>
              <table:table-cell office:value-type="float" office:value="28.3688">
                <text:p>28.3688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1:07:726</text:p>
              </table:table-cell>
              <table:table-cell office:value-type="float" office:value="28.8288">
                <text:p>28.8288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315">
                <text:p>315</text:p>
              </table:table-cell>
              <table:table-cell office:value-type="float" office:value="10">
                <text:p>10</text:p>
              </table:table-cell>
              <table:table-cell office:value-type="float" office:value="474">
                <text:p>47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1:19:818</text:p>
              </table:table-cell>
              <table:table-cell office:value-type="float" office:value="24.2792">
                <text:p>24.2792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319">
                <text:p>319</text:p>
              </table:table-cell>
              <table:table-cell office:value-type="float" office:value="10">
                <text:p>10</text:p>
              </table:table-cell>
              <table:table-cell office:value-type="float" office:value="484">
                <text:p>48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1:32:031</text:p>
              </table:table-cell>
              <table:table-cell office:value-type="float" office:value="17.8174">
                <text:p>17.8174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77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319">
                <text:p>319</text:p>
              </table:table-cell>
              <table:table-cell office:value-type="float" office:value="10">
                <text:p>10</text:p>
              </table:table-cell>
              <table:table-cell office:value-type="float" office:value="474">
                <text:p>474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1:44:375</text:p>
              </table:table-cell>
              <table:table-cell office:value-type="float" office:value="22.0994">
                <text:p>22.0994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281">
                <text:p>281</text:p>
              </table:table-cell>
              <table:table-cell office:value-type="float" office:value="10">
                <text:p>10</text:p>
              </table:table-cell>
              <table:table-cell office:value-type="float" office:value="447">
                <text:p>44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1:56:510</text:p>
              </table:table-cell>
              <table:table-cell office:value-type="float" office:value="25.641">
                <text:p>25.641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2:08:765</text:p>
              </table:table-cell>
              <table:table-cell office:value-type="float" office:value="25.641">
                <text:p>25.641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446">
                <text:p>44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2:20:830</text:p>
              </table:table-cell>
              <table:table-cell office:value-type="float" office:value="18.6263">
                <text:p>18.6263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447">
                <text:p>44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2:33:164</text:p>
              </table:table-cell>
              <table:table-cell office:value-type="float" office:value="37.4707">
                <text:p>37.4707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448">
                <text:p>44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2:45:076</text:p>
              </table:table-cell>
              <table:table-cell office:value-type="float" office:value="28.777">
                <text:p>28.777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448">
                <text:p>44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2:57:984</text:p>
              </table:table-cell>
              <table:table-cell office:value-type="float" office:value="23.2897">
                <text:p>23.2897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447">
                <text:p>44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3:10:009</text:p>
              </table:table-cell>
              <table:table-cell office:value-type="float" office:value="27.0728">
                <text:p>27.0728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447">
                <text:p>44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3:22:148</text:p>
              </table:table-cell>
              <table:table-cell office:value-type="float" office:value="22.8898">
                <text:p>22.8898</text:p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87">
                <text:p>87</text:p>
              </table:table-cell>
              <table:table-cell office:value-type="float" office:value="13">
                <text:p>13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447">
                <text:p>44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3:34:509</text:p>
              </table:table-cell>
              <table:table-cell office:value-type="float" office:value="17.2043">
                <text:p>17.2043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3:46:623</text:p>
              </table:table-cell>
              <table:table-cell office:value-type="float" office:value="29.4659">
                <text:p>29.4659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3:58:519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3">
                <text:p>273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4:10:618</text:p>
              </table:table-cell>
              <table:table-cell office:value-type="float" office:value="24.1327">
                <text:p>24.1327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3">
                <text:p>273</text:p>
              </table:table-cell>
              <table:table-cell office:value-type="float" office:value="10">
                <text:p>10</text:p>
              </table:table-cell>
              <table:table-cell office:value-type="float" office:value="436">
                <text:p>43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4:22:860</text:p>
              </table:table-cell>
              <table:table-cell office:value-type="float" office:value="28.4192">
                <text:p>28.4192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4:34:981</text:p>
              </table:table-cell>
              <table:table-cell office:value-type="float" office:value="29.7952">
                <text:p>29.7952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434">
                <text:p>43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4:46:970</text:p>
              </table:table-cell>
              <table:table-cell office:value-type="float" office:value="27.2109">
                <text:p>27.2109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432">
                <text:p>43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4:58:966</text:p>
              </table:table-cell>
              <table:table-cell office:value-type="float" office:value="29.4659">
                <text:p>29.4659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432">
                <text:p>43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5:11:071</text:p>
              </table:table-cell>
              <table:table-cell office:value-type="float" office:value="27.2572">
                <text:p>27.2572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63">
                <text:p>263</text:p>
              </table:table-cell>
              <table:table-cell office:value-type="float" office:value="10">
                <text:p>10</text:p>
              </table:table-cell>
              <table:table-cell office:value-type="float" office:value="417">
                <text:p>41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5:23:175</text:p>
              </table:table-cell>
              <table:table-cell office:value-type="float" office:value="19.4175">
                <text:p>19.4175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61">
                <text:p>261</text:p>
              </table:table-cell>
              <table:table-cell office:value-type="float" office:value="10">
                <text:p>10</text:p>
              </table:table-cell>
              <table:table-cell office:value-type="float" office:value="414">
                <text:p>41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5:35:299</text:p>
              </table:table-cell>
              <table:table-cell office:value-type="float" office:value="22.7596">
                <text:p>22.7596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61">
                <text:p>261</text:p>
              </table:table-cell>
              <table:table-cell office:value-type="float" office:value="10">
                <text:p>10</text:p>
              </table:table-cell>
              <table:table-cell office:value-type="float" office:value="414">
                <text:p>41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5:47:500</text:p>
              </table:table-cell>
              <table:table-cell office:value-type="float" office:value="23.0548">
                <text:p>23.0548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412">
                <text:p>41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5:59:704</text:p>
              </table:table-cell>
              <table:table-cell office:value-type="float" office:value="20.1258">
                <text:p>20.1258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59">
                <text:p>259</text:p>
              </table:table-cell>
              <table:table-cell office:value-type="float" office:value="10">
                <text:p>10</text:p>
              </table:table-cell>
              <table:table-cell office:value-type="float" office:value="410">
                <text:p>41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6:11:886</text:p>
              </table:table-cell>
              <table:table-cell office:value-type="float" office:value="30.3605">
                <text:p>30.3605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6:24:191</text:p>
              </table:table-cell>
              <table:table-cell office:value-type="float" office:value="28.8288">
                <text:p>28.8288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6:36:288</text:p>
              </table:table-cell>
              <table:table-cell office:value-type="float" office:value="21.3904">
                <text:p>21.3904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6:48:659</text:p>
              </table:table-cell>
              <table:table-cell office:value-type="float" office:value="27.7296">
                <text:p>27.7296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7:00:652</text:p>
              </table:table-cell>
              <table:table-cell office:value-type="float" office:value="23.1548">
                <text:p>23.1548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7:13:106</text:p>
              </table:table-cell>
              <table:table-cell office:value-type="float" office:value="24.6914">
                <text:p>24.6914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7:25:870</text:p>
              </table:table-cell>
              <table:table-cell office:value-type="float" office:value="19.4647">
                <text:p>19.4647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7:37:717</text:p>
              </table:table-cell>
              <table:table-cell office:value-type="float" office:value="23.5988">
                <text:p>23.5988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7:49:994</text:p>
              </table:table-cell>
              <table:table-cell office:value-type="float" office:value="26.3158">
                <text:p>26.3158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8:02:253</text:p>
              </table:table-cell>
              <table:table-cell office:value-type="float" office:value="23.845">
                <text:p>23.845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407">
                <text:p>407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8:14:558</text:p>
              </table:table-cell>
              <table:table-cell office:value-type="float" office:value="27.027">
                <text:p>27.027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8:26:661</text:p>
              </table:table-cell>
              <table:table-cell office:value-type="float" office:value="31.5582">
                <text:p>31.5582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8:38:787</text:p>
              </table:table-cell>
              <table:table-cell office:value-type="float" office:value="30.2457">
                <text:p>30.2457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8:51:342</text:p>
              </table:table-cell>
              <table:table-cell office:value-type="float" office:value="28.169">
                <text:p>28.169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9:03:562</text:p>
              </table:table-cell>
              <table:table-cell office:value-type="float" office:value="29.1971">
                <text:p>29.1971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9:15:768</text:p>
              </table:table-cell>
              <table:table-cell office:value-type="float" office:value="24.2792">
                <text:p>24.2792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398">
                <text:p>39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9:27:869</text:p>
              </table:table-cell>
              <table:table-cell office:value-type="float" office:value="29.5203">
                <text:p>29.5203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398">
                <text:p>39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9:40:100</text:p>
              </table:table-cell>
              <table:table-cell office:value-type="float" office:value="28.6225">
                <text:p>28.6225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394">
                <text:p>39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09:52:138</text:p>
              </table:table-cell>
              <table:table-cell office:value-type="float" office:value="26.6223">
                <text:p>26.6223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0:04:178</text:p>
              </table:table-cell>
              <table:table-cell office:value-type="float" office:value="24.9221">
                <text:p>24.9221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0:16:736</text:p>
              </table:table-cell>
              <table:table-cell office:value-type="float" office:value="22.0994">
                <text:p>22.0994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0:28:904</text:p>
              </table:table-cell>
              <table:table-cell office:value-type="float" office:value="22.2531">
                <text:p>22.2531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0:41:021</text:p>
              </table:table-cell>
              <table:table-cell office:value-type="float" office:value="24.9221">
                <text:p>24.9221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0:53:097</text:p>
              </table:table-cell>
              <table:table-cell office:value-type="float" office:value="24.6154">
                <text:p>24.6154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1:05:144</text:p>
              </table:table-cell>
              <table:table-cell office:value-type="float" office:value="25.4777">
                <text:p>25.4777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1:17:346</text:p>
              </table:table-cell>
              <table:table-cell office:value-type="float" office:value="25.1177">
                <text:p>25.1177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1:29:598</text:p>
              </table:table-cell>
              <table:table-cell office:value-type="float" office:value="30.0752">
                <text:p>30.0752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1:41:887</text:p>
              </table:table-cell>
              <table:table-cell office:value-type="float" office:value="27.2572">
                <text:p>27.2572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1:54:123</text:p>
              </table:table-cell>
              <table:table-cell office:value-type="float" office:value="29.0909">
                <text:p>29.0909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2:06:286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388">
                <text:p>388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2:18:692</text:p>
              </table:table-cell>
              <table:table-cell office:value-type="float" office:value="27.7296">
                <text:p>27.7296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386">
                <text:p>38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2:30:949</text:p>
              </table:table-cell>
              <table:table-cell office:value-type="float" office:value="23.3236">
                <text:p>23.3236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385">
                <text:p>385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2:43:371</text:p>
              </table:table-cell>
              <table:table-cell office:value-type="float" office:value="20.5656">
                <text:p>20.5656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387">
                <text:p>387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2:55:332</text:p>
              </table:table-cell>
              <table:table-cell office:value-type="float" office:value="23.8806">
                <text:p>23.8806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3:07:860</text:p>
              </table:table-cell>
              <table:table-cell office:value-type="float" office:value="28.169">
                <text:p>28.169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3:19:951</text:p>
              </table:table-cell>
              <table:table-cell office:value-type="float" office:value="28.5714">
                <text:p>28.571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3:31:981</text:p>
              </table:table-cell>
              <table:table-cell office:value-type="float" office:value="30.4762">
                <text:p>30.4762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3:44:130</text:p>
              </table:table-cell>
              <table:table-cell office:value-type="float" office:value="30.8285">
                <text:p>30.8285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364">
                <text:p>36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3:56:335</text:p>
              </table:table-cell>
              <table:table-cell office:value-type="float" office:value="25.8481">
                <text:p>25.8481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274">
                <text:p>274</text:p>
              </table:table-cell>
              <table:table-cell office:value-type="float" office:value="10">
                <text:p>10</text:p>
              </table:table-cell>
              <table:table-cell office:value-type="float" office:value="389">
                <text:p>38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4:08:738</text:p>
              </table:table-cell>
              <table:table-cell office:value-type="float" office:value="22.1914">
                <text:p>22.191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  <table:table-cell office:value-type="float" office:value="293">
                <text:p>293</text:p>
              </table:table-cell>
              <table:table-cell office:value-type="float" office:value="10">
                <text:p>10</text:p>
              </table:table-cell>
              <table:table-cell office:value-type="float" office:value="422">
                <text:p>422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4:21:267</text:p>
              </table:table-cell>
              <table:table-cell office:value-type="float" office:value="25.9319">
                <text:p>25.9319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293">
                <text:p>293</text:p>
              </table:table-cell>
              <table:table-cell office:value-type="float" office:value="10">
                <text:p>10</text:p>
              </table:table-cell>
              <table:table-cell office:value-type="float" office:value="439">
                <text:p>439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4:33:558</text:p>
              </table:table-cell>
              <table:table-cell office:value-type="float" office:value="19.7044">
                <text:p>19.7044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56">
                <text:p>56</text:p>
              </table:table-cell>
              <table:table-cell office:value-type="float" office:value="18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10">
                <text:p>10</text:p>
              </table:table-cell>
              <table:table-cell office:value-type="float" office:value="425">
                <text:p>425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4:46:150</text:p>
              </table:table-cell>
              <table:table-cell office:value-type="float" office:value="20.6186">
                <text:p>20.6186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  <table:table-cell office:value-type="float" office:value="303">
                <text:p>303</text:p>
              </table:table-cell>
              <table:table-cell office:value-type="float" office:value="10">
                <text:p>10</text:p>
              </table:table-cell>
              <table:table-cell office:value-type="float" office:value="430">
                <text:p>43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4:58:506</text:p>
              </table:table-cell>
              <table:table-cell office:value-type="float" office:value="22.069">
                <text:p>22.069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83">
                <text:p>83</text:p>
              </table:table-cell>
              <table:table-cell office:value-type="float" office:value="12">
                <text:p>12</text:p>
              </table:table-cell>
              <table:table-cell office:value-type="float" office:value="266">
                <text:p>266</text:p>
              </table:table-cell>
              <table:table-cell office:value-type="float" office:value="10">
                <text:p>10</text:p>
              </table:table-cell>
              <table:table-cell office:value-type="float" office:value="409">
                <text:p>409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5:10:622</text:p>
              </table:table-cell>
              <table:table-cell office:value-type="float" office:value="30.1887">
                <text:p>30.1887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14">
                <text:p>14</text:p>
              </table:table-cell>
              <table:table-cell office:value-type="float" office:value="251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5:22:891</text:p>
              </table:table-cell>
              <table:table-cell office:value-type="float" office:value="30.6513">
                <text:p>30.6513</text:p>
              </table:table-cell>
              <table:table-cell office:value-type="float" office:value="4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21">
                <text:p>21</text:p>
              </table:table-cell>
              <table:table-cell office:value-type="float" office:value="251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409">
                <text:p>409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5:35:015</text:p>
              </table:table-cell>
              <table:table-cell office:value-type="float" office:value="24.2424">
                <text:p>24.2424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2">
                <text:p>41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5:47:268</text:p>
              </table:table-cell>
              <table:table-cell office:value-type="float" office:value="28.5714">
                <text:p>28.5714</text:p>
              </table:table-cell>
              <table:table-cell office:value-type="float" office:value="4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2">
                <text:p>412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5:59:572</text:p>
              </table:table-cell>
              <table:table-cell office:value-type="float" office:value="26.9815">
                <text:p>26.981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6:11:784</text:p>
              </table:table-cell>
              <table:table-cell office:value-type="float" office:value="29.9625">
                <text:p>29.962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6:24:168</text:p>
              </table:table-cell>
              <table:table-cell office:value-type="float" office:value="28.2187">
                <text:p>28.2187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6:36:606</text:p>
              </table:table-cell>
              <table:table-cell office:value-type="float" office:value="25.641">
                <text:p>25.641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6:48:905</text:p>
              </table:table-cell>
              <table:table-cell office:value-type="float" office:value="21.8878">
                <text:p>21.8878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7:01:068</text:p>
              </table:table-cell>
              <table:table-cell office:value-type="float" office:value="25.6822">
                <text:p>25.6822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7:13:306</text:p>
              </table:table-cell>
              <table:table-cell office:value-type="float" office:value="25.3165">
                <text:p>25.316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7:25:536</text:p>
              </table:table-cell>
              <table:table-cell office:value-type="float" office:value="20.6718">
                <text:p>20.6718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7:37:795</text:p>
              </table:table-cell>
              <table:table-cell office:value-type="float" office:value="27.4443">
                <text:p>27.4443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06">
                <text:p>40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7:49:885</text:p>
              </table:table-cell>
              <table:table-cell office:value-type="float" office:value="31.3725">
                <text:p>31.372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8:02:058</text:p>
              </table:table-cell>
              <table:table-cell office:value-type="float" office:value="23.4949">
                <text:p>23.4949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8:14:203</text:p>
              </table:table-cell>
              <table:table-cell office:value-type="float" office:value="28.6738">
                <text:p>28.6738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1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8:26:521</text:p>
              </table:table-cell>
              <table:table-cell office:value-type="float" office:value="26.0163">
                <text:p>26.0163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8:38:669</text:p>
              </table:table-cell>
              <table:table-cell office:value-type="float" office:value="26.8908">
                <text:p>26.8908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8:50:504</text:p>
              </table:table-cell>
              <table:table-cell office:value-type="float" office:value="27.0728">
                <text:p>27.0728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9:02:583</text:p>
              </table:table-cell>
              <table:table-cell office:value-type="float" office:value="19.975">
                <text:p>19.97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32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9:14:608</text:p>
              </table:table-cell>
              <table:table-cell office:value-type="float" office:value="20.8333">
                <text:p>20.8333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32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417">
                <text:p>4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9:26:954</text:p>
              </table:table-cell>
              <table:table-cell office:value-type="float" office:value="21.5924">
                <text:p>21.5924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32">
                <text:p>32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417">
                <text:p>4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9:39:156</text:p>
              </table:table-cell>
              <table:table-cell office:value-type="float" office:value="26.8007">
                <text:p>26.8007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417">
                <text:p>4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19:51:449</text:p>
              </table:table-cell>
              <table:table-cell office:value-type="float" office:value="23.8095">
                <text:p>23.8095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417">
                <text:p>4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0:03:634</text:p>
              </table:table-cell>
              <table:table-cell office:value-type="float" office:value="24.3531">
                <text:p>24.3531</text:p>
              </table:table-cell>
              <table:table-cell office:value-type="float" office:value="4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417">
                <text:p>41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0:15:669</text:p>
              </table:table-cell>
              <table:table-cell office:value-type="float" office:value="22.7596">
                <text:p>22.7596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  <table:table-cell office:value-type="float" office:value="42">
                <text:p>42</text:p>
              </table:table-cell>
              <table:table-cell office:value-type="float" office:value="245">
                <text:p>245</text:p>
              </table:table-cell>
              <table:table-cell office:value-type="float" office:value="9">
                <text:p>9</text:p>
              </table:table-cell>
              <table:table-cell office:value-type="float" office:value="408">
                <text:p>40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0:27:869</text:p>
              </table:table-cell>
              <table:table-cell office:value-type="float" office:value="22.409">
                <text:p>22.409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245">
                <text:p>245</text:p>
              </table:table-cell>
              <table:table-cell office:value-type="float" office:value="9">
                <text:p>9</text:p>
              </table:table-cell>
              <table:table-cell office:value-type="float" office:value="408">
                <text:p>408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0:40:243</text:p>
              </table:table-cell>
              <table:table-cell office:value-type="float" office:value="16.7715">
                <text:p>16.7715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46">
                <text:p>46</text:p>
              </table:table-cell>
              <table:table-cell office:value-type="float" office:value="247">
                <text:p>247</text:p>
              </table:table-cell>
              <table:table-cell office:value-type="float" office:value="9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0:52:351</text:p>
              </table:table-cell>
              <table:table-cell office:value-type="float" office:value="24.7295">
                <text:p>24.7295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1:04:583</text:p>
              </table:table-cell>
              <table:table-cell office:value-type="float" office:value="20.6452">
                <text:p>20.6452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1:16:891</text:p>
              </table:table-cell>
              <table:table-cell office:value-type="float" office:value="25.7649">
                <text:p>25.7649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1:29:017</text:p>
              </table:table-cell>
              <table:table-cell office:value-type="float" office:value="23.1884">
                <text:p>23.1884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1:41:187</text:p>
              </table:table-cell>
              <table:table-cell office:value-type="float" office:value="28.2686">
                <text:p>28.2686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248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411">
                <text:p>411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1:53:020</text:p>
              </table:table-cell>
              <table:table-cell office:value-type="float" office:value="21.3049">
                <text:p>21.3049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2:05:167</text:p>
              </table:table-cell>
              <table:table-cell office:value-type="float" office:value="22.5352">
                <text:p>22.5352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52">
                <text:p>52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2:17:417</text:p>
              </table:table-cell>
              <table:table-cell office:value-type="float" office:value="19.7775">
                <text:p>19.7775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54">
                <text:p>54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2:29:518</text:p>
              </table:table-cell>
              <table:table-cell office:value-type="float" office:value="20.0753">
                <text:p>20.0753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122">
                <text:p>122</text:p>
              </table:table-cell>
              <table:table-cell office:value-type="float" office:value="60">
                <text:p>60</text:p>
              </table:table-cell>
              <table:table-cell office:value-type="float" office:value="247">
                <text:p>247</text:p>
              </table:table-cell>
              <table:table-cell office:value-type="float" office:value="8">
                <text:p>8</text:p>
              </table:table-cell>
              <table:table-cell office:value-type="float" office:value="410">
                <text:p>41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2:41:444</text:p>
              </table:table-cell>
              <table:table-cell office:value-type="float" office:value="18.4971">
                <text:p>18.4971</text:p>
              </table:table-cell>
              <table:table-cell office:value-type="float" office:value="4">
                <text:p>4</text:p>
              </table:table-cell>
              <table:table-cell office:value-type="float" office:value="55">
                <text:p>55</text:p>
              </table:table-cell>
              <table:table-cell office:value-type="float" office:value="121">
                <text:p>121</text:p>
              </table:table-cell>
              <table:table-cell office:value-type="float" office:value="77">
                <text:p>77</text:p>
              </table:table-cell>
              <table:table-cell office:value-type="float" office:value="248">
                <text:p>248</text:p>
              </table:table-cell>
              <table:table-cell office:value-type="float" office:value="8">
                <text:p>8</text:p>
              </table:table-cell>
              <table:table-cell office:value-type="float" office:value="417">
                <text:p>417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2:53:338</text:p>
              </table:table-cell>
              <table:table-cell office:value-type="float" office:value="17.9171">
                <text:p>17.9171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9">
                <text:p>9</text:p>
              </table:table-cell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3:05:930</text:p>
              </table:table-cell>
              <table:table-cell office:value-type="float" office:value="16.3099">
                <text:p>16.3099</text:p>
              </table:table-cell>
              <table:table-cell office:value-type="float" office:value="4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114">
                <text:p>114</text:p>
              </table:table-cell>
              <table:table-cell office:value-type="float" office:value="91">
                <text:p>91</text:p>
              </table:table-cell>
              <table:table-cell office:value-type="float" office:value="257">
                <text:p>257</text:p>
              </table:table-cell>
              <table:table-cell office:value-type="float" office:value="9">
                <text:p>9</text:p>
              </table:table-cell>
              <table:table-cell office:value-type="float" office:value="432">
                <text:p>43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3:17:989</text:p>
              </table:table-cell>
              <table:table-cell office:value-type="float" office:value="21.8281">
                <text:p>21.8281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13">
                <text:p>113</text:p>
              </table:table-cell>
              <table:table-cell office:value-type="float" office:value="83">
                <text:p>83</text:p>
              </table:table-cell>
              <table:table-cell office:value-type="float" office:value="257">
                <text:p>257</text:p>
              </table:table-cell>
              <table:table-cell office:value-type="float" office:value="9">
                <text:p>9</text:p>
              </table:table-cell>
              <table:table-cell office:value-type="float" office:value="432">
                <text:p>43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3:30:439</text:p>
              </table:table-cell>
              <table:table-cell office:value-type="float" office:value="20.2532">
                <text:p>20.2532</text:p>
              </table:table-cell>
              <table:table-cell office:value-type="float" office:value="4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113">
                <text:p>113</text:p>
              </table:table-cell>
              <table:table-cell office:value-type="float" office:value="80">
                <text:p>80</text:p>
              </table:table-cell>
              <table:table-cell office:value-type="float" office:value="257">
                <text:p>257</text:p>
              </table:table-cell>
              <table:table-cell office:value-type="float" office:value="9">
                <text:p>9</text:p>
              </table:table-cell>
              <table:table-cell office:value-type="float" office:value="432">
                <text:p>43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3:42:295</text:p>
              </table:table-cell>
              <table:table-cell office:value-type="float" office:value="18.8235">
                <text:p>18.8235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79">
                <text:p>79</text:p>
              </table:table-cell>
              <table:table-cell office:value-type="float" office:value="259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3:54:499</text:p>
              </table:table-cell>
              <table:table-cell office:value-type="float" office:value="21.1082">
                <text:p>21.1082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259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4:06:284</text:p>
              </table:table-cell>
              <table:table-cell office:value-type="float" office:value="21.7391">
                <text:p>21.7391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259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34">
                <text:p>434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4:18:410</text:p>
              </table:table-cell>
              <table:table-cell office:value-type="float" office:value="19.347">
                <text:p>19.347</text:p>
              </table:table-cell>
              <table:table-cell office:value-type="float" office:value="4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81">
                <text:p>81</text:p>
              </table:table-cell>
              <table:table-cell office:value-type="float" office:value="259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4:30:720</text:p>
              </table:table-cell>
              <table:table-cell office:value-type="float" office:value="21.0526">
                <text:p>21.0526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259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4:42:538</text:p>
              </table:table-cell>
              <table:table-cell office:value-type="float" office:value="19.802">
                <text:p>19.802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259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4:54:827</text:p>
              </table:table-cell>
              <table:table-cell office:value-type="float" office:value="18.018">
                <text:p>18.018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259">
                <text:p>259</text:p>
              </table:table-cell>
              <table:table-cell office:value-type="float" office:value="9">
                <text:p>9</text:p>
              </table:table-cell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5:06:888</text:p>
              </table:table-cell>
              <table:table-cell office:value-type="float" office:value="20.5392">
                <text:p>20.5392</text:p>
              </table:table-cell>
              <table:table-cell office:value-type="float" office:value="4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11">
                <text:p>111</text:p>
              </table:table-cell>
              <table:table-cell office:value-type="float" office:value="79">
                <text:p>79</text:p>
              </table:table-cell>
              <table:table-cell office:value-type="float" office:value="259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436">
                <text:p>436</text:p>
              </table:table-cell>
              <table:table-cell office:value-type="float" office:value="16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5:19:115</text:p>
              </table:table-cell>
              <table:table-cell office:value-type="float" office:value="21.164">
                <text:p>21.164</text:p>
              </table:table-cell>
              <table:table-cell office:value-type="float" office:value="4">
                <text:p>4</text:p>
              </table:table-cell>
              <table:table-cell office:value-type="float" office:value="67">
                <text:p>67</text:p>
              </table:table-cell>
              <table:table-cell office:value-type="float" office:value="109">
                <text:p>109</text:p>
              </table:table-cell>
              <table:table-cell office:value-type="float" office:value="78">
                <text:p>78</text:p>
              </table:table-cell>
              <table:table-cell office:value-type="float" office:value="259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435">
                <text:p>43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5:31:113</text:p>
              </table:table-cell>
              <table:table-cell office:value-type="float" office:value="19.2771">
                <text:p>19.2771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7">
                <text:p>7</text:p>
              </table:table-cell>
              <table:table-cell office:value-type="float" office:value="436">
                <text:p>43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5:43:137</text:p>
              </table:table-cell>
              <table:table-cell office:value-type="float" office:value="17.6018">
                <text:p>17.6018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  <table:table-cell office:value-type="float" office:value="76">
                <text:p>76</text:p>
              </table:table-cell>
              <table:table-cell office:value-type="float" office:value="260">
                <text:p>260</text:p>
              </table:table-cell>
              <table:table-cell office:value-type="float" office:value="7">
                <text:p>7</text:p>
              </table:table-cell>
              <table:table-cell office:value-type="float" office:value="436">
                <text:p>43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5:55:232</text:p>
              </table:table-cell>
              <table:table-cell office:value-type="float" office:value="15.9046">
                <text:p>15.9046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  <table:table-cell office:value-type="float" office:value="76">
                <text:p>76</text:p>
              </table:table-cell>
              <table:table-cell office:value-type="float" office:value="260">
                <text:p>260</text:p>
              </table:table-cell>
              <table:table-cell office:value-type="float" office:value="7">
                <text:p>7</text:p>
              </table:table-cell>
              <table:table-cell office:value-type="float" office:value="436">
                <text:p>43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6:07:750</text:p>
              </table:table-cell>
              <table:table-cell office:value-type="float" office:value="18.8457">
                <text:p>18.8457</text:p>
              </table:table-cell>
              <table:table-cell office:value-type="float" office:value="4">
                <text:p>4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  <table:table-cell office:value-type="float" office:value="67">
                <text:p>67</text:p>
              </table:table-cell>
              <table:table-cell office:value-type="float" office:value="260">
                <text:p>260</text:p>
              </table:table-cell>
              <table:table-cell office:value-type="float" office:value="7">
                <text:p>7</text:p>
              </table:table-cell>
              <table:table-cell office:value-type="float" office:value="436">
                <text:p>436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6:19:743</text:p>
              </table:table-cell>
              <table:table-cell office:value-type="float" office:value="15.3846">
                <text:p>15.3846</text:p>
              </table:table-cell>
              <table:table-cell office:value-type="float" office:value="4">
                <text:p>4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  <table:table-cell office:value-type="float" office:value="59">
                <text:p>59</text:p>
              </table:table-cell>
              <table:table-cell office:value-type="float" office:value="263">
                <text:p>263</text:p>
              </table:table-cell>
              <table:table-cell office:value-type="float" office:value="7">
                <text:p>7</text:p>
              </table:table-cell>
              <table:table-cell office:value-type="float" office:value="439">
                <text:p>439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6:31:792</text:p>
              </table:table-cell>
              <table:table-cell office:value-type="float" office:value="21.419">
                <text:p>21.419</text:p>
              </table:table-cell>
              <table:table-cell office:value-type="float" office:value="4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  <table:table-cell office:value-type="float" office:value="57">
                <text:p>57</text:p>
              </table:table-cell>
              <table:table-cell office:value-type="float" office:value="265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6:43:605</text:p>
              </table:table-cell>
              <table:table-cell office:value-type="float" office:value="26.0586">
                <text:p>26.0586</text:p>
              </table:table-cell>
              <table:table-cell office:value-type="float" office:value="4">
                <text:p>4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62">
                <text:p>62</text:p>
              </table:table-cell>
              <table:table-cell office:value-type="float" office:value="267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445">
                <text:p>445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6:55:574</text:p>
              </table:table-cell>
              <table:table-cell office:value-type="float" office:value="21.2483">
                <text:p>21.2483</text:p>
              </table:table-cell>
              <table:table-cell office:value-type="float" office:value="4">
                <text:p>4</text:p>
              </table:table-cell>
              <table:table-cell office:value-type="float" office:value="74">
                <text:p>74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269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7:07:60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  <table:table-cell office:value-type="float" office:value="271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7:19:584</text:p>
              </table:table-cell>
              <table:table-cell office:value-type="float" office:value="22.8898">
                <text:p>22.8898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  <table:table-cell office:value-type="float" office:value="271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7:31:640</text:p>
              </table:table-cell>
              <table:table-cell office:value-type="float" office:value="23.8806">
                <text:p>23.8806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7:43:751</text:p>
              </table:table-cell>
              <table:table-cell office:value-type="float" office:value="23.4261">
                <text:p>23.4261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48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7:55:856</text:p>
              </table:table-cell>
              <table:table-cell office:value-type="float" office:value="27.5862">
                <text:p>27.5862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48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8:07:836</text:p>
              </table:table-cell>
              <table:table-cell office:value-type="float" office:value="19.7044">
                <text:p>19.7044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48">
                <text:p>448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8:20:015</text:p>
              </table:table-cell>
              <table:table-cell office:value-type="float" office:value="28.3186">
                <text:p>28.3186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  <table:table-cell office:value-type="float" office:value="58">
                <text:p>58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8:32:138</text:p>
              </table:table-cell>
              <table:table-cell office:value-type="float" office:value="20.592">
                <text:p>20.592</text:p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96">
                <text:p>96</text:p>
              </table:table-cell>
              <table:table-cell office:value-type="float" office:value="64">
                <text:p>64</text:p>
              </table:table-cell>
              <table:table-cell office:value-type="float" office:value="270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8:44:202</text:p>
              </table:table-cell>
              <table:table-cell office:value-type="float" office:value="25.89">
                <text:p>25.89</text:p>
              </table:table-cell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95">
                <text:p>95</text:p>
              </table:table-cell>
              <table:table-cell office:value-type="float" office:value="63">
                <text:p>63</text:p>
              </table:table-cell>
              <table:table-cell office:value-type="float" office:value="272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449">
                <text:p>449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8:56:193</text:p>
              </table:table-cell>
              <table:table-cell office:value-type="float" office:value="24.5023">
                <text:p>24.5023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  <table:table-cell office:value-type="float" office:value="275">
                <text:p>275</text:p>
              </table:table-cell>
              <table:table-cell office:value-type="float" office:value="8">
                <text:p>8</text:p>
              </table:table-cell>
              <table:table-cell office:value-type="float" office:value="436">
                <text:p>436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9:08:204</text:p>
              </table:table-cell>
              <table:table-cell office:value-type="float" office:value="22.409">
                <text:p>22.409</text:p>
              </table:table-cell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  <table:table-cell office:value-type="float" office:value="75">
                <text:p>75</text:p>
              </table:table-cell>
              <table:table-cell office:value-type="float" office:value="41">
                <text:p>41</text:p>
              </table:table-cell>
              <table:table-cell office:value-type="float" office:value="275">
                <text:p>275</text:p>
              </table:table-cell>
              <table:table-cell office:value-type="float" office:value="8">
                <text:p>8</text:p>
              </table:table-cell>
              <table:table-cell office:value-type="float" office:value="435">
                <text:p>435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9:20:266</text:p>
              </table:table-cell>
              <table:table-cell office:value-type="float" office:value="27.8746">
                <text:p>27.8746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87">
                <text:p>87</text:p>
              </table:table-cell>
              <table:table-cell office:value-type="float" office:value="42">
                <text:p>42</text:p>
              </table:table-cell>
              <table:table-cell office:value-type="float" office:value="278">
                <text:p>278</text:p>
              </table:table-cell>
              <table:table-cell office:value-type="float" office:value="8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9:32:509</text:p>
              </table:table-cell>
              <table:table-cell office:value-type="float" office:value="25.1572">
                <text:p>25.1572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  <table:table-cell office:value-type="float" office:value="279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9:44:605</text:p>
              </table:table-cell>
              <table:table-cell office:value-type="float" office:value="26.1011">
                <text:p>26.1011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279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439">
                <text:p>439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29:56:754</text:p>
              </table:table-cell>
              <table:table-cell office:value-type="float" office:value="25.7235">
                <text:p>25.7235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97">
                <text:p>97</text:p>
              </table:table-cell>
              <table:table-cell office:value-type="float" office:value="40">
                <text:p>40</text:p>
              </table:table-cell>
              <table:table-cell office:value-type="float" office:value="279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439">
                <text:p>439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0:08:894</text:p>
              </table:table-cell>
              <table:table-cell office:value-type="float" office:value="26.4463">
                <text:p>26.4463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98">
                <text:p>98</text:p>
              </table:table-cell>
              <table:table-cell office:value-type="float" office:value="40">
                <text:p>40</text:p>
              </table:table-cell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440">
                <text:p>440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0:20:980</text:p>
              </table:table-cell>
              <table:table-cell office:value-type="float" office:value="23.2558">
                <text:p>23.2558</text:p>
              </table:table-cell>
              <table:table-cell office:value-type="float" office:value="4">
                <text:p>4</text:p>
              </table:table-cell>
              <table:table-cell office:value-type="float" office:value="79">
                <text:p>79</text:p>
              </table:table-cell>
              <table:table-cell office:value-type="float" office:value="104">
                <text:p>104</text:p>
              </table:table-cell>
              <table:table-cell office:value-type="float" office:value="38">
                <text:p>38</text:p>
              </table:table-cell>
              <table:table-cell office:value-type="float" office:value="280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446">
                <text:p>446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0:32:997</text:p>
              </table:table-cell>
              <table:table-cell office:value-type="float" office:value="21.164">
                <text:p>21.164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  <table:table-cell office:value-type="float" office:value="42">
                <text:p>42</text:p>
              </table:table-cell>
              <table:table-cell office:value-type="float" office:value="282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448">
                <text:p>448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0:44:839</text:p>
              </table:table-cell>
              <table:table-cell office:value-type="float" office:value="24.2792">
                <text:p>24.2792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03">
                <text:p>103</text:p>
              </table:table-cell>
              <table:table-cell office:value-type="float" office:value="42">
                <text:p>42</text:p>
              </table:table-cell>
              <table:table-cell office:value-type="float" office:value="282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448">
                <text:p>448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0:57:171</text:p>
              </table:table-cell>
              <table:table-cell office:value-type="float" office:value="25.6822">
                <text:p>25.6822</text:p>
              </table:table-cell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  <table:table-cell office:value-type="float" office:value="281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456">
                <text:p>456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1:09:136</text:p>
              </table:table-cell>
              <table:table-cell office:value-type="float" office:value="19.0703">
                <text:p>19.0703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109">
                <text:p>109</text:p>
              </table:table-cell>
              <table:table-cell office:value-type="float" office:value="52">
                <text:p>52</text:p>
              </table:table-cell>
              <table:table-cell office:value-type="float" office:value="296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497">
                <text:p>497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1:21:222</text:p>
              </table:table-cell>
              <table:table-cell office:value-type="float" office:value="17.316">
                <text:p>17.316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108">
                <text:p>108</text:p>
              </table:table-cell>
              <table:table-cell office:value-type="float" office:value="52">
                <text:p>52</text:p>
              </table:table-cell>
              <table:table-cell office:value-type="float" office:value="296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499">
                <text:p>499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1:33:179</text:p>
              </table:table-cell>
              <table:table-cell office:value-type="float" office:value="18.8902">
                <text:p>18.8902</text:p>
              </table:table-cell>
              <table:table-cell office:value-type="float" office:value="4">
                <text:p>4</text:p>
              </table:table-cell>
              <table:table-cell office:value-type="float" office:value="92">
                <text:p>92</text:p>
              </table:table-cell>
              <table:table-cell office:value-type="float" office:value="107">
                <text:p>107</text:p>
              </table:table-cell>
              <table:table-cell office:value-type="float" office:value="54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498">
                <text:p>498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1:45:025</text:p>
              </table:table-cell>
              <table:table-cell office:value-type="float" office:value="22.5035">
                <text:p>22.5035</text:p>
              </table:table-cell>
              <table:table-cell office:value-type="float" office:value="4">
                <text:p>4</text:p>
              </table:table-cell>
              <table:table-cell office:value-type="float" office:value="83">
                <text:p>83</text:p>
              </table:table-cell>
              <table:table-cell office:value-type="float" office:value="107">
                <text:p>107</text:p>
              </table:table-cell>
              <table:table-cell office:value-type="float" office:value="54">
                <text:p>54</text:p>
              </table:table-cell>
              <table:table-cell office:value-type="float" office:value="285">
                <text:p>285</text:p>
              </table:table-cell>
              <table:table-cell office:value-type="float" office:value="7">
                <text:p>7</text:p>
              </table:table-cell>
              <table:table-cell office:value-type="float" office:value="479">
                <text:p>479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1:57:137</text:p>
              </table:table-cell>
              <table:table-cell office:value-type="float" office:value="21.5633">
                <text:p>21.5633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481">
                <text:p>48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2:09:200</text:p>
              </table:table-cell>
              <table:table-cell office:value-type="float" office:value="23.9163">
                <text:p>23.9163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06">
                <text:p>106</text:p>
              </table:table-cell>
              <table:table-cell office:value-type="float" office:value="51">
                <text:p>51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481">
                <text:p>48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2:21:191</text:p>
              </table:table-cell>
              <table:table-cell office:value-type="float" office:value="21.7096">
                <text:p>21.7096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05">
                <text:p>105</text:p>
              </table:table-cell>
              <table:table-cell office:value-type="float" office:value="47">
                <text:p>47</text:p>
              </table:table-cell>
              <table:table-cell office:value-type="float" office:value="289">
                <text:p>289</text:p>
              </table:table-cell>
              <table:table-cell office:value-type="float" office:value="7">
                <text:p>7</text:p>
              </table:table-cell>
              <table:table-cell office:value-type="float" office:value="483">
                <text:p>483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2:33:641</text:p>
              </table:table-cell>
              <table:table-cell office:value-type="float" office:value="32.5866">
                <text:p>32.5866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05">
                <text:p>105</text:p>
              </table:table-cell>
              <table:table-cell office:value-type="float" office:value="47">
                <text:p>47</text:p>
              </table:table-cell>
              <table:table-cell office:value-type="float" office:value="288">
                <text:p>288</text:p>
              </table:table-cell>
              <table:table-cell office:value-type="float" office:value="7">
                <text:p>7</text:p>
              </table:table-cell>
              <table:table-cell office:value-type="float" office:value="481">
                <text:p>48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2:45:568</text:p>
              </table:table-cell>
              <table:table-cell office:value-type="float" office:value="24.024">
                <text:p>24.024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05">
                <text:p>105</text:p>
              </table:table-cell>
              <table:table-cell office:value-type="float" office:value="47">
                <text:p>47</text:p>
              </table:table-cell>
              <table:table-cell office:value-type="float" office:value="288">
                <text:p>288</text:p>
              </table:table-cell>
              <table:table-cell office:value-type="float" office:value="7">
                <text:p>7</text:p>
              </table:table-cell>
              <table:table-cell office:value-type="float" office:value="481">
                <text:p>481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2:57:809</text:p>
              </table:table-cell>
              <table:table-cell office:value-type="float" office:value="24.6533">
                <text:p>24.6533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02">
                <text:p>102</text:p>
              </table:table-cell>
              <table:table-cell office:value-type="float" office:value="47">
                <text:p>47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3:09:975</text:p>
              </table:table-cell>
              <table:table-cell office:value-type="float" office:value="22.5035">
                <text:p>22.5035</text:p>
              </table:table-cell>
              <table:table-cell office:value-type="float" office:value="4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02">
                <text:p>102</text:p>
              </table:table-cell>
              <table:table-cell office:value-type="float" office:value="47">
                <text:p>47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3:22:137</text:p>
              </table:table-cell>
              <table:table-cell office:value-type="float" office:value="16.016">
                <text:p>16.016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291">
                <text:p>291</text:p>
              </table:table-cell>
              <table:table-cell office:value-type="float" office:value="7">
                <text:p>7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3:34:221</text:p>
              </table:table-cell>
              <table:table-cell office:value-type="float" office:value="26.936">
                <text:p>26.936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  <table:table-cell office:value-type="float" office:value="483">
                <text:p>483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3:45:967</text:p>
              </table:table-cell>
              <table:table-cell office:value-type="float" office:value="22.567">
                <text:p>22.567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  <table:table-cell office:value-type="float" office:value="482">
                <text:p>482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3:58:175</text:p>
              </table:table-cell>
              <table:table-cell office:value-type="float" office:value="25.6">
                <text:p>25.6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  <table:table-cell office:value-type="float" office:value="290">
                <text:p>290</text:p>
              </table:table-cell>
              <table:table-cell office:value-type="float" office:value="6">
                <text:p>6</text:p>
              </table:table-cell>
              <table:table-cell office:value-type="float" office:value="482">
                <text:p>482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4:10:374</text:p>
              </table:table-cell>
              <table:table-cell office:value-type="float" office:value="22.8245">
                <text:p>22.8245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4:22:677</text:p>
              </table:table-cell>
              <table:table-cell office:value-type="float" office:value="20.6452">
                <text:p>20.6452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4:34:631</text:p>
              </table:table-cell>
              <table:table-cell office:value-type="float" office:value="19.3237">
                <text:p>19.3237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4:46:862</text:p>
              </table:table-cell>
              <table:table-cell office:value-type="float" office:value="22.695">
                <text:p>22.695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4:59:140</text:p>
              </table:table-cell>
              <table:table-cell office:value-type="float" office:value="22.5989">
                <text:p>22.5989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5:11:576</text:p>
              </table:table-cell>
              <table:table-cell office:value-type="float" office:value="16.4103">
                <text:p>16.4103</text:p>
              </table:table-cell>
              <table:table-cell office:value-type="float" office:value="4">
                <text:p>4</text:p>
              </table:table-cell>
              <table:table-cell office:value-type="float" office:value="86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292">
                <text:p>292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5:23:701</text:p>
              </table:table-cell>
              <table:table-cell office:value-type="float" office:value="20.5128">
                <text:p>20.5128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39">
                <text:p>39</text:p>
              </table:table-cell>
              <table:table-cell office:value-type="float" office:value="299">
                <text:p>299</text:p>
              </table:table-cell>
              <table:table-cell office:value-type="float" office:value="6">
                <text:p>6</text:p>
              </table:table-cell>
              <table:table-cell office:value-type="float" office:value="484">
                <text:p>484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5:35:969</text:p>
              </table:table-cell>
              <table:table-cell office:value-type="float" office:value="20.6718">
                <text:p>20.6718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35">
                <text:p>35</text:p>
              </table:table-cell>
              <table:table-cell office:value-type="float" office:value="305">
                <text:p>305</text:p>
              </table:table-cell>
              <table:table-cell office:value-type="float" office:value="6">
                <text:p>6</text:p>
              </table:table-cell>
              <table:table-cell office:value-type="float" office:value="489">
                <text:p>489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5:49:120</text:p>
              </table:table-cell>
              <table:table-cell office:value-type="float" office:value="10.4575">
                <text:p>10.4575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83">
                <text:p>83</text:p>
              </table:table-cell>
              <table:table-cell office:value-type="float" office:value="35">
                <text:p>35</text:p>
              </table:table-cell>
              <table:table-cell office:value-type="float" office:value="305">
                <text:p>305</text:p>
              </table:table-cell>
              <table:table-cell office:value-type="float" office:value="6">
                <text:p>6</text:p>
              </table:table-cell>
              <table:table-cell office:value-type="float" office:value="489">
                <text:p>489</text:p>
              </table:table-cell>
              <table:table-cell office:value-type="float" office:value="11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6:02:145</text:p>
              </table:table-cell>
              <table:table-cell office:value-type="float" office:value="21.978">
                <text:p>21.978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4">
                <text:p>34</text:p>
              </table:table-cell>
              <table:table-cell office:value-type="float" office:value="306">
                <text:p>306</text:p>
              </table:table-cell>
              <table:table-cell office:value-type="float" office:value="7">
                <text:p>7</text:p>
              </table:table-cell>
              <table:table-cell office:value-type="float" office:value="490">
                <text:p>49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6:16:008</text:p>
              </table:table-cell>
              <table:table-cell office:value-type="float" office:value="12.5687">
                <text:p>12.5687</text:p>
              </table:table-cell>
              <table:table-cell office:value-type="float" office:value="4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5">
                <text:p>35</text:p>
              </table:table-cell>
              <table:table-cell office:value-type="float" office:value="306">
                <text:p>306</text:p>
              </table:table-cell>
              <table:table-cell office:value-type="float" office:value="7">
                <text:p>7</text:p>
              </table:table-cell>
              <table:table-cell office:value-type="float" office:value="490">
                <text:p>490</text:p>
              </table:table-cell>
              <table:table-cell office:value-type="float" office:value="11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6:29:547</text:p>
              </table:table-cell>
              <table:table-cell office:value-type="float" office:value="18.0995">
                <text:p>18.0995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26">
                <text:p>26</text:p>
              </table:table-cell>
              <table:table-cell office:value-type="float" office:value="309">
                <text:p>309</text:p>
              </table:table-cell>
              <table:table-cell office:value-type="float" office:value="7">
                <text:p>7</text:p>
              </table:table-cell>
              <table:table-cell office:value-type="float" office:value="493">
                <text:p>493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6:43:295</text:p>
              </table:table-cell>
              <table:table-cell office:value-type="float" office:value="15.0094">
                <text:p>15.0094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88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308">
                <text:p>308</text:p>
              </table:table-cell>
              <table:table-cell office:value-type="float" office:value="7">
                <text:p>7</text:p>
              </table:table-cell>
              <table:table-cell office:value-type="float" office:value="488">
                <text:p>488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6:59:219</text:p>
              </table:table-cell>
              <table:table-cell office:value-type="float" office:value="22.6308">
                <text:p>22.6308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26">
                <text:p>26</text:p>
              </table:table-cell>
              <table:table-cell office:value-type="float" office:value="309">
                <text:p>309</text:p>
              </table:table-cell>
              <table:table-cell office:value-type="float" office:value="7">
                <text:p>7</text:p>
              </table:table-cell>
              <table:table-cell office:value-type="float" office:value="490">
                <text:p>490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7:12:718</text:p>
              </table:table-cell>
              <table:table-cell office:value-type="float" office:value="11.5607">
                <text:p>11.5607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309">
                <text:p>309</text:p>
              </table:table-cell>
              <table:table-cell office:value-type="float" office:value="7">
                <text:p>7</text:p>
              </table:table-cell>
              <table:table-cell office:value-type="float" office:value="487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7:26:131</text:p>
              </table:table-cell>
              <table:table-cell office:value-type="float" office:value="21.1921">
                <text:p>21.1921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309">
                <text:p>309</text:p>
              </table:table-cell>
              <table:table-cell office:value-type="float" office:value="7">
                <text:p>7</text:p>
              </table:table-cell>
              <table:table-cell office:value-type="float" office:value="487">
                <text:p>487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7:39:293</text:p>
              </table:table-cell>
              <table:table-cell office:value-type="float" office:value="24.5023">
                <text:p>24.5023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311">
                <text:p>311</text:p>
              </table:table-cell>
              <table:table-cell office:value-type="float" office:value="7">
                <text:p>7</text:p>
              </table:table-cell>
              <table:table-cell office:value-type="float" office:value="504">
                <text:p>504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7:51:727</text:p>
              </table:table-cell>
              <table:table-cell office:value-type="float" office:value="20.4604">
                <text:p>20.4604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328">
                <text:p>328</text:p>
              </table:table-cell>
              <table:table-cell office:value-type="float" office:value="7">
                <text:p>7</text:p>
              </table:table-cell>
              <table:table-cell office:value-type="float" office:value="518">
                <text:p>518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8:04:247</text:p>
              </table:table-cell>
              <table:table-cell office:value-type="float" office:value="22.069">
                <text:p>22.069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331">
                <text:p>331</text:p>
              </table:table-cell>
              <table:table-cell office:value-type="float" office:value="8">
                <text:p>8</text:p>
              </table:table-cell>
              <table:table-cell office:value-type="float" office:value="522">
                <text:p>522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8:16:459</text:p>
              </table:table-cell>
              <table:table-cell office:value-type="float" office:value="29.4659">
                <text:p>29.4659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76">
                <text:p>76</text:p>
              </table:table-cell>
              <table:table-cell office:value-type="float" office:value="23">
                <text:p>23</text:p>
              </table:table-cell>
              <table:table-cell office:value-type="float" office:value="332">
                <text:p>332</text:p>
              </table:table-cell>
              <table:table-cell office:value-type="float" office:value="8">
                <text:p>8</text:p>
              </table:table-cell>
              <table:table-cell office:value-type="float" office:value="522">
                <text:p>522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8:28:605</text:p>
              </table:table-cell>
              <table:table-cell office:value-type="float" office:value="28.0702">
                <text:p>28.0702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334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524">
                <text:p>524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8:40:458</text:p>
              </table:table-cell>
              <table:table-cell office:value-type="float" office:value="26.8908">
                <text:p>26.8908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  <table:table-cell office:value-type="float" office:value="334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524">
                <text:p>524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8:52:517</text:p>
              </table:table-cell>
              <table:table-cell office:value-type="float" office:value="23.9521">
                <text:p>23.9521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334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523">
                <text:p>523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9:04:462</text:p>
              </table:table-cell>
              <table:table-cell office:value-type="float" office:value="24.0602">
                <text:p>24.0602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334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522">
                <text:p>522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9:16:624</text:p>
              </table:table-cell>
              <table:table-cell office:value-type="float" office:value="22.2841">
                <text:p>22.2841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334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522">
                <text:p>52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9:28:603</text:p>
              </table:table-cell>
              <table:table-cell office:value-type="float" office:value="24.1327">
                <text:p>24.1327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334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522">
                <text:p>522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9:40:749</text:p>
              </table:table-cell>
              <table:table-cell office:value-type="float" office:value="26.8456">
                <text:p>26.8456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338">
                <text:p>338</text:p>
              </table:table-cell>
              <table:table-cell office:value-type="float" office:value="8">
                <text:p>8</text:p>
              </table:table-cell>
              <table:table-cell office:value-type="float" office:value="526">
                <text:p>526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39:52:591</text:p>
              </table:table-cell>
              <table:table-cell office:value-type="float" office:value="25.4372">
                <text:p>25.4372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338">
                <text:p>338</text:p>
              </table:table-cell>
              <table:table-cell office:value-type="float" office:value="8">
                <text:p>8</text:p>
              </table:table-cell>
              <table:table-cell office:value-type="float" office:value="526">
                <text:p>52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0:04:554</text:p>
              </table:table-cell>
              <table:table-cell office:value-type="float" office:value="27.027">
                <text:p>27.027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337">
                <text:p>337</text:p>
              </table:table-cell>
              <table:table-cell office:value-type="float" office:value="8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0:16:583</text:p>
              </table:table-cell>
              <table:table-cell office:value-type="float" office:value="22.2841">
                <text:p>22.2841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  <table:table-cell office:value-type="float" office:value="337">
                <text:p>337</text:p>
              </table:table-cell>
              <table:table-cell office:value-type="float" office:value="8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0:28:593</text:p>
              </table:table-cell>
              <table:table-cell office:value-type="float" office:value="24.3902">
                <text:p>24.3902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  <table:table-cell office:value-type="float" office:value="84">
                <text:p>84</text:p>
              </table:table-cell>
              <table:table-cell office:value-type="float" office:value="34">
                <text:p>34</text:p>
              </table:table-cell>
              <table:table-cell office:value-type="float" office:value="337">
                <text:p>337</text:p>
              </table:table-cell>
              <table:table-cell office:value-type="float" office:value="8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0:40:591</text:p>
              </table:table-cell>
              <table:table-cell office:value-type="float" office:value="24.5776">
                <text:p>24.5776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339">
                <text:p>339</text:p>
              </table:table-cell>
              <table:table-cell office:value-type="float" office:value="8">
                <text:p>8</text:p>
              </table:table-cell>
              <table:table-cell office:value-type="float" office:value="527">
                <text:p>52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0:52:569</text:p>
              </table:table-cell>
              <table:table-cell office:value-type="float" office:value="25.3165">
                <text:p>25.3165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339">
                <text:p>339</text:p>
              </table:table-cell>
              <table:table-cell office:value-type="float" office:value="8">
                <text:p>8</text:p>
              </table:table-cell>
              <table:table-cell office:value-type="float" office:value="527">
                <text:p>52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1:04:752</text:p>
              </table:table-cell>
              <table:table-cell office:value-type="float" office:value="24.961">
                <text:p>24.961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339">
                <text:p>339</text:p>
              </table:table-cell>
              <table:table-cell office:value-type="float" office:value="8">
                <text:p>8</text:p>
              </table:table-cell>
              <table:table-cell office:value-type="float" office:value="527">
                <text:p>52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1:17:003</text:p>
              </table:table-cell>
              <table:table-cell office:value-type="float" office:value="29.304">
                <text:p>29.304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83">
                <text:p>83</text:p>
              </table:table-cell>
              <table:table-cell office:value-type="float" office:value="33">
                <text:p>33</text:p>
              </table:table-cell>
              <table:table-cell office:value-type="float" office:value="339">
                <text:p>339</text:p>
              </table:table-cell>
              <table:table-cell office:value-type="float" office:value="8">
                <text:p>8</text:p>
              </table:table-cell>
              <table:table-cell office:value-type="float" office:value="526">
                <text:p>52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1:28:980</text:p>
              </table:table-cell>
              <table:table-cell office:value-type="float" office:value="25.1177">
                <text:p>25.1177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336">
                <text:p>336</text:p>
              </table:table-cell>
              <table:table-cell office:value-type="float" office:value="8">
                <text:p>8</text:p>
              </table:table-cell>
              <table:table-cell office:value-type="float" office:value="519">
                <text:p>519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1:41:208</text:p>
              </table:table-cell>
              <table:table-cell office:value-type="float" office:value="23.4949">
                <text:p>23.4949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335">
                <text:p>335</text:p>
              </table:table-cell>
              <table:table-cell office:value-type="float" office:value="8">
                <text:p>8</text:p>
              </table:table-cell>
              <table:table-cell office:value-type="float" office:value="517">
                <text:p>51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1:53:163</text:p>
              </table:table-cell>
              <table:table-cell office:value-type="float" office:value="25.1177">
                <text:p>25.1177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335">
                <text:p>335</text:p>
              </table:table-cell>
              <table:table-cell office:value-type="float" office:value="8">
                <text:p>8</text:p>
              </table:table-cell>
              <table:table-cell office:value-type="float" office:value="516">
                <text:p>516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2:05:283</text:p>
              </table:table-cell>
              <table:table-cell office:value-type="float" office:value="29.7398">
                <text:p>29.7398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81">
                <text:p>81</text:p>
              </table:table-cell>
              <table:table-cell office:value-type="float" office:value="29">
                <text:p>29</text:p>
              </table:table-cell>
              <table:table-cell office:value-type="float" office:value="335">
                <text:p>335</text:p>
              </table:table-cell>
              <table:table-cell office:value-type="float" office:value="8">
                <text:p>8</text:p>
              </table:table-cell>
              <table:table-cell office:value-type="float" office:value="517">
                <text:p>517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2:17:424</text:p>
              </table:table-cell>
              <table:table-cell office:value-type="float" office:value="25.6822">
                <text:p>25.6822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  <table:table-cell office:value-type="float" office:value="335">
                <text:p>335</text:p>
              </table:table-cell>
              <table:table-cell office:value-type="float" office:value="8">
                <text:p>8</text:p>
              </table:table-cell>
              <table:table-cell office:value-type="float" office:value="515">
                <text:p>5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2:29:517</text:p>
              </table:table-cell>
              <table:table-cell office:value-type="float" office:value="28.0702">
                <text:p>28.0702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  <table:table-cell office:value-type="float" office:value="335">
                <text:p>335</text:p>
              </table:table-cell>
              <table:table-cell office:value-type="float" office:value="8">
                <text:p>8</text:p>
              </table:table-cell>
              <table:table-cell office:value-type="float" office:value="515">
                <text:p>51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2:41:574</text:p>
              </table:table-cell>
              <table:table-cell office:value-type="float" office:value="28.5714">
                <text:p>28.5714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18">
                <text:p>18</text:p>
              </table:table-cell>
              <table:table-cell office:value-type="float" office:value="334">
                <text:p>334</text:p>
              </table:table-cell>
              <table:table-cell office:value-type="float" office:value="7">
                <text:p>7</text:p>
              </table:table-cell>
              <table:table-cell office:value-type="float" office:value="514">
                <text:p>51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2:53:773</text:p>
              </table:table-cell>
              <table:table-cell office:value-type="float" office:value="26.936">
                <text:p>26.936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329">
                <text:p>329</text:p>
              </table:table-cell>
              <table:table-cell office:value-type="float" office:value="7">
                <text:p>7</text:p>
              </table:table-cell>
              <table:table-cell office:value-type="float" office:value="509">
                <text:p>50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3:05:940</text:p>
              </table:table-cell>
              <table:table-cell office:value-type="float" office:value="23.2897">
                <text:p>23.2897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341">
                <text:p>341</text:p>
              </table:table-cell>
              <table:table-cell office:value-type="float" office:value="7">
                <text:p>7</text:p>
              </table:table-cell>
              <table:table-cell office:value-type="float" office:value="521">
                <text:p>52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3:18:038</text:p>
              </table:table-cell>
              <table:table-cell office:value-type="float" office:value="23.7741">
                <text:p>23.7741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  <table:table-cell office:value-type="float" office:value="529">
                <text:p>52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3:30:179</text:p>
              </table:table-cell>
              <table:table-cell office:value-type="float" office:value="24.4648">
                <text:p>24.4648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  <table:table-cell office:value-type="float" office:value="526">
                <text:p>52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3:42:259</text:p>
              </table:table-cell>
              <table:table-cell office:value-type="float" office:value="21.9479">
                <text:p>21.9479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  <table:table-cell office:value-type="float" office:value="348">
                <text:p>348</text:p>
              </table:table-cell>
              <table:table-cell office:value-type="float" office:value="7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3:54:470</text:p>
              </table:table-cell>
              <table:table-cell office:value-type="float" office:value="24.7295">
                <text:p>24.7295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6">
                <text:p>26</text:p>
              </table:table-cell>
              <table:table-cell office:value-type="float" office:value="349">
                <text:p>349</text:p>
              </table:table-cell>
              <table:table-cell office:value-type="float" office:value="7">
                <text:p>7</text:p>
              </table:table-cell>
              <table:table-cell office:value-type="float" office:value="544">
                <text:p>54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06:472</text:p>
              </table:table-cell>
              <table:table-cell office:value-type="float" office:value="21.8579">
                <text:p>21.8579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  <table:table-cell office:value-type="float" office:value="364">
                <text:p>364</text:p>
              </table:table-cell>
              <table:table-cell office:value-type="float" office:value="7">
                <text:p>7</text:p>
              </table:table-cell>
              <table:table-cell office:value-type="float" office:value="571">
                <text:p>57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18:449</text:p>
              </table:table-cell>
              <table:table-cell office:value-type="float" office:value="23.7037">
                <text:p>23.7037</text:p>
              </table:table-cell>
              <table:table-cell office:value-type="float" office:value="4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28">
                <text:p>28</text:p>
              </table:table-cell>
              <table:table-cell office:value-type="float" office:value="386">
                <text:p>386</text:p>
              </table:table-cell>
              <table:table-cell office:value-type="float" office:value="7">
                <text:p>7</text:p>
              </table:table-cell>
              <table:table-cell office:value-type="float" office:value="581">
                <text:p>581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30:611</text:p>
              </table:table-cell>
              <table:table-cell office:value-type="float" office:value="27.3504">
                <text:p>27.3504</text:p>
              </table:table-cell>
              <table:table-cell office:value-type="float" office:value="4">
                <text:p>4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374">
                <text:p>374</text:p>
              </table:table-cell>
              <table:table-cell office:value-type="float" office:value="7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42:813</text:p>
              </table:table-cell>
              <table:table-cell office:value-type="float" office:value="26.4901">
                <text:p>26.4901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374">
                <text:p>374</text:p>
              </table:table-cell>
              <table:table-cell office:value-type="float" office:value="7">
                <text:p>7</text:p>
              </table:table-cell>
              <table:table-cell office:value-type="float" office:value="549">
                <text:p>54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4:54:860</text:p>
              </table:table-cell>
              <table:table-cell office:value-type="float" office:value="24.7295">
                <text:p>24.7295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  <table:table-cell office:value-type="float" office:value="374">
                <text:p>374</text:p>
              </table:table-cell>
              <table:table-cell office:value-type="float" office:value="7">
                <text:p>7</text:p>
              </table:table-cell>
              <table:table-cell office:value-type="float" office:value="549">
                <text:p>54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5:07:006</text:p>
              </table:table-cell>
              <table:table-cell office:value-type="float" office:value="25.8481">
                <text:p>25.8481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365">
                <text:p>365</text:p>
              </table:table-cell>
              <table:table-cell office:value-type="float" office:value="7">
                <text:p>7</text:p>
              </table:table-cell>
              <table:table-cell office:value-type="float" office:value="539">
                <text:p>53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5:19:220</text:p>
              </table:table-cell>
              <table:table-cell office:value-type="float" office:value="33.4728">
                <text:p>33.4728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  <table:table-cell office:value-type="float" office:value="14">
                <text:p>14</text:p>
              </table:table-cell>
              <table:table-cell office:value-type="float" office:value="360">
                <text:p>360</text:p>
              </table:table-cell>
              <table:table-cell office:value-type="float" office:value="7">
                <text:p>7</text:p>
              </table:table-cell>
              <table:table-cell office:value-type="float" office:value="528">
                <text:p>52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5:31:341</text:p>
              </table:table-cell>
              <table:table-cell office:value-type="float" office:value="28.6225">
                <text:p>28.6225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  <table:table-cell office:value-type="float" office:value="328">
                <text:p>328</text:p>
              </table:table-cell>
              <table:table-cell office:value-type="float" office:value="7">
                <text:p>7</text:p>
              </table:table-cell>
              <table:table-cell office:value-type="float" office:value="495">
                <text:p>49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5:43:646</text:p>
              </table:table-cell>
              <table:table-cell office:value-type="float" office:value="28.7253">
                <text:p>28.7253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92">
                <text:p>92</text:p>
              </table:table-cell>
              <table:table-cell office:value-type="float" office:value="14">
                <text:p>14</text:p>
              </table:table-cell>
              <table:table-cell office:value-type="float" office:value="326">
                <text:p>326</text:p>
              </table:table-cell>
              <table:table-cell office:value-type="float" office:value="7">
                <text:p>7</text:p>
              </table:table-cell>
              <table:table-cell office:value-type="float" office:value="501">
                <text:p>501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5:55:937</text:p>
              </table:table-cell>
              <table:table-cell office:value-type="float" office:value="26.936">
                <text:p>26.936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326">
                <text:p>326</text:p>
              </table:table-cell>
              <table:table-cell office:value-type="float" office:value="7">
                <text:p>7</text:p>
              </table:table-cell>
              <table:table-cell office:value-type="float" office:value="516">
                <text:p>5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6:08:090</text:p>
              </table:table-cell>
              <table:table-cell office:value-type="float" office:value="27.6339">
                <text:p>27.6339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326">
                <text:p>326</text:p>
              </table:table-cell>
              <table:table-cell office:value-type="float" office:value="7">
                <text:p>7</text:p>
              </table:table-cell>
              <table:table-cell office:value-type="float" office:value="516">
                <text:p>51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6:20:238</text:p>
              </table:table-cell>
              <table:table-cell office:value-type="float" office:value="40.8163">
                <text:p>40.8163</text:p>
              </table:table-cell>
              <table:table-cell office:value-type="float" office:value="4">
                <text:p>4</text:p>
              </table:table-cell>
              <table:table-cell office:value-type="float" office:value="98">
                <text:p>98</text:p>
              </table:table-cell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326">
                <text:p>326</text:p>
              </table:table-cell>
              <table:table-cell office:value-type="float" office:value="7">
                <text:p>7</text:p>
              </table:table-cell>
              <table:table-cell office:value-type="float" office:value="517">
                <text:p>51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6:32:104</text:p>
              </table:table-cell>
              <table:table-cell office:value-type="float" office:value="28.2686">
                <text:p>28.2686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330">
                <text:p>330</text:p>
              </table:table-cell>
              <table:table-cell office:value-type="float" office:value="7">
                <text:p>7</text:p>
              </table:table-cell>
              <table:table-cell office:value-type="float" office:value="524">
                <text:p>52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6:44:198</text:p>
              </table:table-cell>
              <table:table-cell office:value-type="float" office:value="26.3591">
                <text:p>26.3591</text:p>
              </table:table-cell>
              <table:table-cell office:value-type="float" office:value="4">
                <text:p>4</text:p>
              </table:table-cell>
              <table:table-cell office:value-type="float" office:value="102">
                <text:p>102</text:p>
              </table:table-cell>
              <table:table-cell office:value-type="float" office:value="108">
                <text:p>108</text:p>
              </table:table-cell>
              <table:table-cell office:value-type="float" office:value="12">
                <text:p>12</text:p>
              </table:table-cell>
              <table:table-cell office:value-type="float" office:value="332">
                <text:p>332</text:p>
              </table:table-cell>
              <table:table-cell office:value-type="float" office:value="7">
                <text:p>7</text:p>
              </table:table-cell>
              <table:table-cell office:value-type="float" office:value="527">
                <text:p>527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6:56:296</text:p>
              </table:table-cell>
              <table:table-cell office:value-type="float" office:value="28.169">
                <text:p>28.169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15">
                <text:p>15</text:p>
              </table:table-cell>
              <table:table-cell office:value-type="float" office:value="331">
                <text:p>331</text:p>
              </table:table-cell>
              <table:table-cell office:value-type="float" office:value="6">
                <text:p>6</text:p>
              </table:table-cell>
              <table:table-cell office:value-type="float" office:value="526">
                <text:p>5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:47:08:303</text:p>
              </table:table-cell>
              <table:table-cell office:value-type="float" office:value="28.7253">
                <text:p>28.7253</text:p>
              </table:table-cell>
              <table:table-cell office:value-type="float" office:value="4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108">
                <text:p>108</text:p>
              </table:table-cell>
              <table:table-cell office:value-type="float" office:value="14">
                <text:p>14</text:p>
              </table:table-cell>
              <table:table-cell office:value-type="float" office:value="331">
                <text:p>331</text:p>
              </table:table-cell>
              <table:table-cell office:value-type="float" office:value="6">
                <text:p>6</text:p>
              </table:table-cell>
              <table:table-cell office:value-type="float" office:value="526">
                <text:p>526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